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A00000186EB9FBF2A0DC00BAA.jpg" manifest:media-type="image/jpeg"/>
  <manifest:file-entry manifest:full-path="Pictures/100000000000095C0000013EA38D410B2EA3DCE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 Pゴシック1" svg:font-family="'IPA Pゴシック'" style:font-family-generic="modern" style:font-pitch="variable"/>
    <style:font-face style:name="IPA Pゴシック" svg:font-family="'IPA Pゴシック'" style:font-adornments="標準" style:font-family-generic="modern" style:font-pitch="variable"/>
    <style:font-face style:name="ＭＳ Ｐゴシック1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ＭＳ Ｐ明朝" svg:font-family="'ＭＳ Ｐ明朝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 style:list-style-name="L6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0000ff" draw:textarea-horizontal-align="left" draw:textarea-vertical-align="middle" draw:auto-grow-height="false" fo:min-height="0.608cm" fo:min-width="0.822cm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dash" draw:stroke-dash="Dashed_20__28_var_29__20_1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>
      <style:graphic-properties draw:stroke="solid" svg:stroke-width="0.079cm" svg:stroke-color="#000000" draw:marker-start="線の終点_20_1" draw:marker-start-width="0.237cm" draw:marker-start-center="false" draw:marker-end="線の終点_20_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solid" svg:stroke-width="0.079cm" svg:stroke-color="#000000" draw:marker-start="線の終点_20_3" draw:marker-start-width="0.237cm" draw:marker-start-center="false" draw:marker-end="線の終点_20_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fcc99" draw:textarea-horizontal-align="justify" draw:textarea-vertical-align="middle" draw:auto-grow-height="false" fo:min-height="0.896cm" fo:min-width="3.025cm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ccffcc" draw:textarea-horizontal-align="justify" draw:textarea-vertical-align="middle" draw:auto-grow-height="false" fo:min-height="0.896cm" fo:min-width="9.427cm" fo:padding-top="0.13cm" fo:padding-bottom="0.13cm" fo:padding-left="0.25cm" fo:padding-right="0.25cm" fo:wrap-option="no-wrap" draw:shadow="hidden" draw:shadow-color="#808080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fff99" draw:textarea-horizontal-align="justify" draw:textarea-vertical-align="middle" draw:auto-grow-height="false" fo:min-height="0.896cm" fo:min-width="3.686cm" fo:padding-top="0.13cm" fo:padding-bottom="0.13cm" fo:padding-left="0.25cm" fo:padding-right="0.25cm" fo:wrap-option="no-wrap" draw:shadow="hidden" draw:shadow-color="#808080"/>
    </style:style>
    <style:style style:name="gr13" style:family="graphic" style:parent-style-name="objectwithoutfill">
      <style:graphic-properties draw:stroke="dash" draw:stroke-dash="Fine_20_Dashed"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fill-color="#ffcc99" draw:textarea-horizontal-align="justify" draw:textarea-vertical-align="middle" draw:auto-grow-height="false" fo:min-height="0.95cm" fo:min-width="5.5cm"/>
    </style:style>
    <style:style style:name="gr16" style:family="graphic" style:parent-style-name="standard">
      <style:graphic-properties draw:fill-color="#ffff66" draw:textarea-horizontal-align="justify" draw:textarea-vertical-align="middle" draw:auto-grow-height="false" fo:min-height="0.95cm" fo:min-width="8.5cm"/>
    </style:style>
    <style:style style:name="gr17" style:family="graphic" style:parent-style-name="standard">
      <style:graphic-properties draw:fill-color="#99ffff" draw:textarea-horizontal-align="justify" draw:textarea-vertical-align="middle" draw:auto-grow-height="false" fo:min-height="0.95cm" fo:min-width="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60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62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68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95cm"/>
    </style:style>
    <style:style style:name="gr2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true" fo:min-height="1.78cm" fo:min-width="0.677cm"/>
      <style:paragraph-properties style:writing-mode="tb-rl"/>
    </style:style>
    <style:style style:name="gr23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true" fo:min-height="1.78cm" fo:min-width="0.701cm"/>
      <style:paragraph-properties style:writing-mode="tb-rl"/>
    </style:style>
    <style:style style:name="gr24" style:family="graphic" style:parent-style-name="objectwithoutfill">
      <style:graphic-properties svg:stroke-width="0.1cm" svg:stroke-color="#ff3333" draw:marker-start="Arrow" draw:marker-start-width="0.3cm" draw:marker-end="Arrow" draw:marker-end-width="0.3cm" draw:fill="none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textarea-horizontal-align="justify" draw:textarea-vertical-align="middle" draw:auto-grow-height="false" fo:min-height="1.048cm" fo:min-width="4.872cm" fo:wrap-option="no-wrap"/>
    </style:style>
    <style:style style:name="gr26" style:family="graphic" style:parent-style-name="standard">
      <style:graphic-properties draw:textarea-horizontal-align="justify" draw:textarea-vertical-align="middle" draw:auto-grow-height="false" fo:min-height="1.048cm" fo:min-width="12.464cm" fo:wrap-option="no-wrap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4.251cm"/>
    </style:style>
    <style:style style:name="gr28" style:family="graphic" style:parent-style-name="標準_5f_1">
      <style:graphic-properties draw:fill-color="#ffcc99" draw:textarea-horizontal-align="justify" draw:textarea-vertical-align="middle" draw:auto-grow-height="false" fo:min-height="0.95cm" fo:min-width="5.5cm"/>
    </style:style>
    <style:style style:name="gr29" style:family="graphic" style:parent-style-name="標準_5f_1">
      <style:graphic-properties draw:fill-color="#ffff66" draw:textarea-horizontal-align="justify" draw:textarea-vertical-align="middle" draw:auto-grow-height="false" fo:min-height="0.95cm" fo:min-width="8.5cm"/>
    </style:style>
    <style:style style:name="gr30" style:family="graphic" style:parent-style-name="標準_5f_1">
      <style:graphic-properties draw:fill-color="#99ffff" draw:textarea-horizontal-align="justify" draw:textarea-vertical-align="middle" draw:auto-grow-height="false" fo:min-height="0.95cm" fo:min-width="4cm"/>
    </style:style>
    <style:style style:name="gr31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1.017cm" fo:min-width="3.605cm"/>
    </style:style>
    <style:style style:name="gr32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1.017cm" fo:min-width="3.626cm"/>
    </style:style>
    <style:style style:name="gr33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1.017cm" fo:min-width="3.681cm"/>
    </style:style>
    <style:style style:name="gr34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1.017cm" fo:min-width="1.695cm"/>
    </style:style>
    <style:style style:name="gr35" style:family="graphic" style:parent-style-name="標準_5f_1">
      <style:graphic-properties draw:stroke="none" svg:stroke-color="#000000" draw:fill="none" draw:fill-color="#ffffff" draw:textarea-horizontal-align="right" draw:textarea-vertical-align="top" draw:auto-grow-height="false" draw:auto-grow-width="true" fo:min-height="1.78cm" fo:min-width="0.677cm"/>
      <style:paragraph-properties style:writing-mode="tb-rl"/>
    </style:style>
    <style:style style:name="gr36" style:family="graphic" style:parent-style-name="標準_5f_1">
      <style:graphic-properties draw:stroke="none" svg:stroke-color="#000000" draw:fill="none" draw:fill-color="#ffffff" draw:textarea-horizontal-align="right" draw:textarea-vertical-align="top" draw:auto-grow-height="false" draw:auto-grow-width="true" fo:min-height="1.78cm" fo:min-width="0.701cm"/>
      <style:paragraph-properties style:writing-mode="tb-rl"/>
    </style:style>
    <style:style style:name="gr37" style:family="graphic" style:parent-style-name="standard">
      <style:graphic-properties draw:stroke="none" draw:fill="solid" draw:fill-color="#cc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38" style:family="graphic" style:parent-style-name="標準_5f_1_5f_1">
      <style:graphic-properties draw:fill-color="#ffcc99" draw:textarea-horizontal-align="justify" draw:textarea-vertical-align="middle" draw:auto-grow-height="false" fo:min-height="0.95cm" fo:min-width="5.5cm"/>
    </style:style>
    <style:style style:name="gr39" style:family="graphic" style:parent-style-name="標準_5f_1_5f_1">
      <style:graphic-properties draw:fill-color="#ffff66" draw:textarea-horizontal-align="justify" draw:textarea-vertical-align="middle" draw:auto-grow-height="false" fo:min-height="0.95cm" fo:min-width="8.5cm"/>
    </style:style>
    <style:style style:name="gr40" style:family="graphic" style:parent-style-name="標準_5f_1_5f_1">
      <style:graphic-properties draw:fill-color="#99ffff" draw:textarea-horizontal-align="justify" draw:textarea-vertical-align="middle" draw:auto-grow-height="false" fo:min-height="0.95cm" fo:min-width="4cm"/>
    </style:style>
    <style:style style:name="gr41" style:family="graphic" style:parent-style-name="標準_5f_1_5f_1">
      <style:graphic-properties draw:stroke="none" svg:stroke-color="#000000" draw:fill="none" draw:fill-color="#ffffff" draw:textarea-horizontal-align="left" draw:auto-grow-height="true" draw:auto-grow-width="true" fo:min-height="1.017cm" fo:min-width="3.605cm"/>
    </style:style>
    <style:style style:name="gr42" style:family="graphic" style:parent-style-name="標準_5f_1_5f_1">
      <style:graphic-properties draw:stroke="none" svg:stroke-color="#000000" draw:fill="none" draw:fill-color="#ffffff" draw:textarea-horizontal-align="left" draw:auto-grow-height="true" draw:auto-grow-width="true" fo:min-height="1.017cm" fo:min-width="3.626cm"/>
    </style:style>
    <style:style style:name="gr43" style:family="graphic" style:parent-style-name="標準_5f_1_5f_1">
      <style:graphic-properties draw:stroke="none" svg:stroke-color="#000000" draw:fill="none" draw:fill-color="#ffffff" draw:textarea-horizontal-align="left" draw:auto-grow-height="true" draw:auto-grow-width="true" fo:min-height="1.017cm" fo:min-width="3.681cm"/>
    </style:style>
    <style:style style:name="gr44" style:family="graphic" style:parent-style-name="標準_5f_1_5f_1">
      <style:graphic-properties draw:stroke="none" svg:stroke-color="#000000" draw:fill="none" draw:fill-color="#ffffff" draw:textarea-horizontal-align="left" draw:auto-grow-height="true" draw:auto-grow-width="true" fo:min-height="1.017cm" fo:min-width="1.695cm"/>
    </style:style>
    <style:style style:name="gr45" style:family="graphic" style:parent-style-name="標準_5f_1_5f_1">
      <style:graphic-properties draw:stroke="none" svg:stroke-color="#000000" draw:fill="none" draw:fill-color="#ffffff" draw:textarea-horizontal-align="right" draw:textarea-vertical-align="top" draw:auto-grow-height="false" draw:auto-grow-width="true" fo:min-height="1.78cm" fo:min-width="0.677cm"/>
      <style:paragraph-properties style:writing-mode="tb-rl"/>
    </style:style>
    <style:style style:name="gr46" style:family="graphic" style:parent-style-name="標準_5f_1_5f_1">
      <style:graphic-properties draw:stroke="none" svg:stroke-color="#000000" draw:fill="none" draw:fill-color="#ffffff" draw:textarea-horizontal-align="right" draw:textarea-vertical-align="top" draw:auto-grow-height="false" draw:auto-grow-width="true" fo:min-height="1.78cm" fo:min-width="0.701cm"/>
      <style:paragraph-properties style:writing-mode="tb-rl"/>
    </style:style>
    <style:style style:name="gr47" style:family="graphic" style:parent-style-name="標準_5f_2">
      <style:graphic-properties draw:stroke="none" draw:fill="solid" draw:fill-color="#cc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48" style:family="graphic" style:parent-style-name="標準_5f_1_5f_2">
      <style:graphic-properties draw:fill-color="#ffcc99" draw:textarea-horizontal-align="justify" draw:textarea-vertical-align="middle" draw:auto-grow-height="false" fo:min-height="0.95cm" fo:min-width="5.5cm"/>
    </style:style>
    <style:style style:name="gr49" style:family="graphic" style:parent-style-name="標準_5f_1_5f_2">
      <style:graphic-properties draw:fill-color="#ffff66" draw:textarea-horizontal-align="justify" draw:textarea-vertical-align="middle" draw:auto-grow-height="false" fo:min-height="0.95cm" fo:min-width="8.5cm"/>
    </style:style>
    <style:style style:name="gr50" style:family="graphic" style:parent-style-name="標準_5f_1_5f_2">
      <style:graphic-properties draw:fill-color="#99ffff" draw:textarea-horizontal-align="justify" draw:textarea-vertical-align="middle" draw:auto-grow-height="false" fo:min-height="0.95cm" fo:min-width="4cm"/>
    </style:style>
    <style:style style:name="gr51" style:family="graphic" style:parent-style-name="標準_5f_1_5f_2">
      <style:graphic-properties draw:stroke="none" svg:stroke-color="#000000" draw:fill="none" draw:fill-color="#ffffff" draw:textarea-horizontal-align="left" draw:auto-grow-height="true" draw:auto-grow-width="true" fo:min-height="1.017cm" fo:min-width="3.605cm"/>
    </style:style>
    <style:style style:name="gr52" style:family="graphic" style:parent-style-name="標準_5f_1_5f_2">
      <style:graphic-properties draw:stroke="none" svg:stroke-color="#000000" draw:fill="none" draw:fill-color="#ffffff" draw:textarea-horizontal-align="left" draw:auto-grow-height="true" draw:auto-grow-width="true" fo:min-height="1.017cm" fo:min-width="3.626cm"/>
    </style:style>
    <style:style style:name="gr53" style:family="graphic" style:parent-style-name="標準_5f_1_5f_2">
      <style:graphic-properties draw:stroke="none" svg:stroke-color="#000000" draw:fill="none" draw:fill-color="#ffffff" draw:textarea-horizontal-align="left" draw:auto-grow-height="true" draw:auto-grow-width="true" fo:min-height="1.017cm" fo:min-width="3.681cm"/>
    </style:style>
    <style:style style:name="gr54" style:family="graphic" style:parent-style-name="標準_5f_1_5f_2">
      <style:graphic-properties draw:stroke="none" svg:stroke-color="#000000" draw:fill="none" draw:fill-color="#ffffff" draw:textarea-horizontal-align="left" draw:auto-grow-height="true" draw:auto-grow-width="true" fo:min-height="1.017cm" fo:min-width="1.695cm"/>
    </style:style>
    <style:style style:name="gr55" style:family="graphic" style:parent-style-name="標準_5f_1_5f_2">
      <style:graphic-properties draw:stroke="none" svg:stroke-color="#000000" draw:fill="none" draw:fill-color="#ffffff" draw:textarea-horizontal-align="right" draw:textarea-vertical-align="top" draw:auto-grow-height="false" draw:auto-grow-width="true" fo:min-height="1.78cm" fo:min-width="0.677cm"/>
      <style:paragraph-properties style:writing-mode="tb-rl"/>
    </style:style>
    <style:style style:name="gr56" style:family="graphic" style:parent-style-name="標準_5f_1_5f_2">
      <style:graphic-properties draw:stroke="none" svg:stroke-color="#000000" draw:fill="none" draw:fill-color="#ffffff" draw:textarea-horizontal-align="right" draw:textarea-vertical-align="top" draw:auto-grow-height="false" draw:auto-grow-width="true" fo:min-height="1.78cm" fo:min-width="0.701cm"/>
      <style:paragraph-properties style:writing-mode="tb-rl"/>
    </style:style>
    <style:style style:name="gr57" style:family="graphic" style:parent-style-name="標準_5f_3">
      <style:graphic-properties draw:stroke="none" draw:fill="solid" draw:fill-color="#cc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8" style:family="graphic" style:parent-style-name="standard">
      <style:graphic-properties draw:textarea-horizontal-align="justify" draw:textarea-vertical-align="middle" draw:auto-grow-height="false" fo:min-height="1.048cm" fo:min-width="11.538cm" fo:wrap-option="no-wrap"/>
    </style:style>
    <style:style style:name="gr59" style:family="graphic" style:parent-style-name="standard">
      <style:graphic-properties draw:stroke="solid" svg:stroke-width="0.026cm" svg:stroke-color="#000000" draw:stroke-linejoin="miter" draw:fill="solid" draw:fill-color="#00cccc" draw:textarea-horizontal-align="justify" draw:textarea-vertical-align="middle" draw:auto-grow-height="false" fo:min-height="1.14cm" fo:min-width="3.934cm" fo:padding-top="0.13cm" fo:padding-bottom="0.13cm" fo:padding-left="0.25cm" fo:padding-right="0.25cm" fo:wrap-option="no-wrap" draw:shadow="hidden" draw:shadow-color="#808080"/>
    </style:style>
    <style:style style:name="gr60" style:family="graphic" style:parent-style-name="standard">
      <style:graphic-properties draw:stroke="solid" svg:stroke-width="0.026cm" svg:stroke-color="#000000" draw:stroke-linejoin="miter" draw:fill="solid" draw:fill-color="#00cccc" draw:textarea-horizontal-align="justify" draw:textarea-vertical-align="middle" draw:auto-grow-height="false" fo:min-height="1.139cm" fo:min-width="3.934cm" fo:padding-top="0.13cm" fo:padding-bottom="0.13cm" fo:padding-left="0.25cm" fo:padding-right="0.25cm" fo:wrap-option="no-wrap" draw:shadow="hidden" draw:shadow-color="#808080"/>
    </style:style>
    <style:style style:name="gr61" style:family="graphic" style:parent-style-name="standard">
      <style:graphic-properties draw:stroke="solid" svg:stroke-width="0.026cm" svg:stroke-color="#000000" draw:stroke-linejoin="miter" draw:fill="solid" draw:fill-color="#ccffff" draw:textarea-horizontal-align="left" draw:textarea-vertical-align="middle" draw:auto-grow-height="false" fo:min-height="0.79cm" fo:min-width="0.9cm" fo:padding-top="0.13cm" fo:padding-bottom="0.13cm" fo:padding-left="0.25cm" fo:padding-right="0.25cm" fo:wrap-option="no-wrap" draw:shadow="hidden" draw:shadow-color="#808080"/>
    </style:style>
    <style:style style:name="gr6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63" style:family="graphic" style:parent-style-name="standard">
      <style:graphic-properties draw:textarea-horizontal-align="justify" draw:textarea-vertical-align="middle" draw:auto-grow-height="false" fo:min-height="2.051cm" fo:min-width="3.888cm" fo:wrap-option="no-wrap"/>
    </style:style>
    <style:style style:name="gr64" style:family="graphic" style:parent-style-name="standard">
      <style:graphic-properties draw:fill-color="#999999" draw:textarea-horizontal-align="justify" draw:textarea-vertical-align="middle" draw:auto-grow-height="false" fo:min-height="0.605cm" fo:min-width="0.64cm"/>
    </style:style>
    <style:style style:name="gr65" style:family="graphic" style:parent-style-name="standard">
      <style:graphic-properties draw:fill-color="#ffcc99" draw:textarea-horizontal-align="justify" draw:textarea-vertical-align="middle" draw:auto-grow-height="false" fo:min-height="0.605cm" fo:min-width="0.64cm"/>
    </style:style>
    <style:style style:name="gr66" style:family="graphic" style:parent-style-name="standard">
      <style:graphic-properties draw:fill-color="#b3b3b3" draw:textarea-horizontal-align="justify" draw:textarea-vertical-align="middle" draw:auto-grow-height="false" fo:min-height="0.454cm" fo:min-width="1.21cm"/>
    </style:style>
    <style:style style:name="gr67" style:family="graphic" style:parent-style-name="standard">
      <style:graphic-properties draw:textarea-horizontal-align="justify" draw:textarea-vertical-align="middle" draw:auto-grow-height="false" fo:min-height="2.266cm" fo:min-width="5.167cm" fo:wrap-option="no-wrap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517cm"/>
    </style:style>
    <style:style style:name="gr69" style:family="graphic" style:parent-style-name="standard">
      <style:graphic-properties draw:textarea-horizontal-align="justify" draw:textarea-vertical-align="middle" draw:auto-grow-height="false" fo:min-height="1.45cm" fo:min-width="3.132cm" fo:wrap-option="no-wrap"/>
    </style:style>
    <style:style style:name="pr1" style:family="presentation" style:parent-style-name="OS2015standard1-title">
      <style:graphic-properties draw:stroke="none" draw:fill="none" draw:fill-color="#cccc00" draw:textarea-horizontal-align="justify" draw:textarea-vertical-align="bottom" draw:auto-grow-height="true" draw:auto-grow-width="false" fo:min-height="2.355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OS2015standard1-subtitle">
      <style:graphic-properties draw:stroke="none" draw:fill="none" draw:fill-color="#cccc00" draw:textarea-horizontal-align="justify" draw:textarea-vertical-align="top" draw:auto-grow-height="true" draw:auto-grow-width="false" fo:min-height="8.875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OS2015standard1-notes">
      <style:graphic-properties draw:stroke="none" draw:fill="none" draw:fill-color="#bbe0e3" draw:auto-grow-height="true" fo:min-height="12.414cm" draw:shadow="hidden" draw:shadow-color="#808080"/>
    </style:style>
    <style:style style:name="pr4" style:family="presentation" style:parent-style-name="OS2015-title">
      <style:graphic-properties draw:stroke="none" draw:fill="none" draw:fill-color="#cccc00" draw:textarea-horizontal-align="justify" draw:textarea-vertical-align="bottom" draw:auto-grow-height="true" draw:auto-grow-width="false" fo:min-height="2.716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OS2015-outline1">
      <style:graphic-properties draw:stroke="none" draw:fill="none" draw:fill-color="#cccc00" draw:textarea-horizontal-align="justify" draw:textarea-vertical-align="top" draw:auto-grow-height="true" draw:auto-grow-width="false" fo:min-height="10.121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OS2015-notes">
      <style:graphic-properties draw:fill-color="#ffffff" draw:auto-grow-height="true" fo:min-height="12.154cm"/>
    </style:style>
    <style:style style:name="pr7" style:family="presentation" style:parent-style-name="OS2015-outline1">
      <style:graphic-properties draw:stroke="none" draw:fill="none" draw:fill-color="#cccc00" draw:textarea-horizontal-align="justify" draw:textarea-vertical-align="top" draw:auto-grow-height="true" draw:auto-grow-width="false" fo:min-height="10.594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OS2015-outline1">
      <style:graphic-properties draw:stroke="none" draw:fill="none" draw:fill-color="#cccc00" draw:textarea-horizontal-align="justify" draw:textarea-vertical-align="top" draw:auto-grow-height="true" draw:auto-grow-width="false" fo:min-height="8.996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OS2015-outline1">
      <style:graphic-properties draw:stroke="none" draw:fill="none" draw:fill-color="#cccc00" draw:textarea-horizontal-align="justify" draw:textarea-vertical-align="top" draw:auto-grow-height="true" draw:auto-grow-width="false" fo:min-height="10.988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OS2015-outline1">
      <style:graphic-properties fo:min-height="9.006cm"/>
    </style:style>
    <style:style style:name="pr11" style:family="presentation" style:parent-style-name="OS2015-outline1">
      <style:graphic-properties draw:stroke="none" draw:fill="none" draw:fill-color="#cccc00" draw:textarea-horizontal-align="justify" draw:textarea-vertical-align="top" draw:auto-grow-height="true" draw:auto-grow-width="false" fo:min-height="10.288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OS2015-outline1">
      <style:graphic-properties draw:stroke="none" draw:fill="none" draw:fill-color="#cccc00" draw:textarea-horizontal-align="justify" draw:textarea-vertical-align="top" draw:auto-grow-height="true" draw:auto-grow-width="false" fo:min-height="9.412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OS2015-title">
      <style:graphic-properties fo:min-height="2.716cm"/>
    </style:style>
    <style:style style:name="pr14" style:family="presentation" style:parent-style-name="OS2015-notes">
      <style:graphic-properties draw:fill-color="#ffffff" fo:min-height="12.154cm"/>
    </style:style>
    <style:style style:name="pr15" style:family="presentation" style:parent-style-name="OS2015-outline1">
      <style:graphic-properties draw:stroke="none" draw:fill="none" draw:fill-color="#cccc00" draw:textarea-horizontal-align="justify" draw:textarea-vertical-align="top" draw:auto-grow-height="true" draw:auto-grow-width="false" fo:min-height="9.39cm" fo:min-width="0cm" fo:padding-top="0.13cm" fo:padding-bottom="0.13cm" fo:padding-left="0.25cm" fo:padding-right="0.25cm" fo:wrap-option="wrap" draw:shadow="hidden" draw:shadow-color="#808080"/>
    </style:style>
    <style:style style:name="pr16" style:family="presentation" style:parent-style-name="OS2015-outline1">
      <style:graphic-properties draw:stroke="none" draw:fill="none" draw:fill-color="#cccc00" draw:textarea-horizontal-align="justify" draw:textarea-vertical-align="top" draw:auto-grow-height="true" draw:auto-grow-width="false" fo:min-height="10.285cm" fo:min-width="0cm" fo:padding-top="0.13cm" fo:padding-bottom="0.13cm" fo:padding-left="0.25cm" fo:padding-right="0.25cm" fo:wrap-option="wrap" draw:shadow="hidden" draw:shadow-color="#808080"/>
    </style:style>
    <style:style style:name="pr17" style:family="presentation" style:parent-style-name="OS2015-outline1">
      <style:graphic-properties draw:stroke="none" draw:fill="none" draw:fill-color="#cccc00" draw:textarea-horizontal-align="justify" draw:textarea-vertical-align="top" draw:auto-grow-height="true" draw:auto-grow-width="false" fo:min-height="10.323cm" fo:min-width="0cm" fo:padding-top="0.13cm" fo:padding-bottom="0.13cm" fo:padding-left="0.25cm" fo:padding-right="0.25cm" fo:wrap-option="wrap" draw:shadow="hidden" draw:shadow-color="#808080"/>
    </style:style>
    <style:style style:name="pr18" style:family="presentation" style:parent-style-name="OS2015-title">
      <style:graphic-properties draw:auto-grow-height="true" fo:min-height="3.033cm"/>
    </style:style>
    <style:style style:name="pr19" style:family="presentation" style:parent-style-name="OS2015-outline1">
      <style:graphic-properties draw:auto-grow-height="true" fo:min-height="8.996cm"/>
    </style:style>
    <style:style style:name="pr20" style:family="presentation" style:parent-style-name="OS2015-title">
      <style:graphic-properties draw:auto-grow-height="true" fo:min-height="2.716cm"/>
    </style:style>
    <style:style style:name="pr21" style:family="presentation" style:parent-style-name="OS2015-outline1">
      <style:graphic-properties draw:auto-grow-height="true" fo:min-height="10.956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loext:graphic-properties draw:fill="none" draw:fill-color="#cccc00"/>
      <style:paragraph-properties fo:margin-left="0cm" fo:margin-right="0cm" fo:text-align="end" fo:text-indent="0cm" style:writing-mode="lr-tb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loext:graphic-properties draw:fill="none" draw:fill-color="#cccc00"/>
      <style:paragraph-properties fo:margin-left="0cm" fo:margin-right="0cm" fo:margin-top="0.282cm" fo:margin-bottom="0cm" fo:text-indent="0cm" style:writing-mode="lr-tb"/>
      <style:text-properties style:font-name="IPA Pゴシック1" fo:font-size="26.5pt" style:font-name-asian="IPA Pゴシック1"/>
    </style:style>
    <style:style style:name="P5" style:family="paragraph">
      <loext:graphic-properties draw:fill="none" draw:fill-color="#bbe0e3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cccc00"/>
      <style:paragraph-properties fo:margin-left="0cm" fo:margin-right="0cm" fo:text-indent="0cm" style:writing-mode="lr-tb"/>
    </style:style>
    <style:style style:name="P8" style:family="paragraph">
      <style:paragraph-properties fo:margin-left="0cm" fo:margin-right="0cm" fo:margin-top="0.264cm" fo:margin-bottom="0cm" fo:text-indent="0cm"/>
    </style:style>
    <style:style style:name="P9" style:family="paragraph">
      <style:paragraph-properties fo:margin-left="0cm" fo:margin-right="0cm" fo:margin-top="0.202cm" fo:margin-bottom="0cm" fo:text-indent="0cm"/>
    </style:style>
    <style:style style:name="P10" style:family="paragraph">
      <style:paragraph-properties fo:margin-left="0cm" fo:margin-right="0cm" fo:margin-top="0.229cm" fo:margin-bottom="0cm" fo:text-indent="0cm"/>
    </style:style>
    <style:style style:name="P11" style:family="paragraph">
      <loext:graphic-properties draw:fill="none" draw:fill-color="#cccc00"/>
      <style:paragraph-properties fo:margin-left="0cm" fo:margin-right="0cm" fo:margin-top="0.264cm" fo:margin-bottom="0cm" fo:text-indent="0cm" style:writing-mode="lr-tb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line-height="100%" fo:text-align="center" fo:text-indent="0cm"/>
    </style:style>
    <style:style style:name="P14" style:family="paragraph">
      <loext:graphic-properties draw:fill="solid" draw:fill-color="#ffcc99"/>
      <style:paragraph-properties fo:margin-left="0cm" fo:margin-right="0cm" fo:line-height="100%" fo:text-align="center" fo:text-indent="0cm" style:writing-mode="lr-tb"/>
      <style:text-properties style:font-name="IPA Pゴシック1" fo:font-size="24pt" style:font-name-asian="IPA Pゴシック1" style:font-size-asian="19.8999996185303pt" style:font-size-complex="24pt"/>
    </style:style>
    <style:style style:name="P15" style:family="paragraph">
      <style:paragraph-properties fo:margin-left="0cm" fo:margin-right="0cm" fo:line-height="100%" fo:text-indent="0cm"/>
    </style:style>
    <style:style style:name="P16" style:family="paragraph">
      <loext:graphic-properties draw:fill="none" draw:fill-color="#cccc00"/>
      <style:paragraph-properties fo:margin-left="0cm" fo:margin-right="0cm" fo:line-height="100%" fo:text-indent="0cm" style:writing-mode="lr-tb"/>
      <style:text-properties style:font-name="IPA Pゴシック1" fo:font-size="24pt" style:font-name-asian="IPA Pゴシック1" style:font-size-asian="19.8999996185303pt" style:font-size-complex="24pt"/>
    </style:style>
    <style:style style:name="P17" style:family="paragraph">
      <loext:graphic-properties draw:fill="solid" draw:fill-color="#0000ff"/>
      <style:paragraph-properties style:writing-mode="lr-tb"/>
    </style:style>
    <style:style style:name="P18" style:family="paragraph">
      <style:paragraph-properties fo:margin-left="0cm" fo:margin-right="0cm" fo:margin-top="0.246cm" fo:margin-bottom="0cm" fo:line-height="90%" fo:text-indent="0cm"/>
    </style:style>
    <style:style style:name="P19" style:family="paragraph">
      <style:paragraph-properties fo:margin-left="0cm" fo:margin-right="0cm" fo:margin-top="0.211cm" fo:margin-bottom="0cm" fo:line-height="90%" fo:text-indent="0cm"/>
    </style:style>
    <style:style style:name="P20" style:family="paragraph">
      <loext:graphic-properties draw:fill="none" draw:fill-color="#cccc00"/>
      <style:paragraph-properties fo:margin-left="0cm" fo:margin-right="0cm" fo:margin-top="0.246cm" fo:margin-bottom="0cm" fo:line-height="90%" fo:text-indent="0cm" style:writing-mode="lr-tb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24pt" style:font-name-asian="IPA Pゴシック" style:font-size-asian="24pt" style:font-size-complex="24pt"/>
    </style:style>
    <style:style style:name="P22" style:family="paragraph">
      <loext:graphic-properties draw:fill="none" draw:fill-color="#cccc00"/>
      <style:paragraph-properties fo:margin-left="0cm" fo:margin-right="0cm" fo:line-height="100%" fo:text-align="center" fo:text-indent="0cm" style:writing-mode="lr-tb"/>
      <style:text-properties fo:font-size="24pt" style:font-name-asian="IPA Pゴシック" style:font-size-asian="19.8999996185303pt" style:font-size-complex="24pt"/>
    </style:style>
    <style:style style:name="P23" style:family="paragraph">
      <loext:graphic-properties draw:fill="solid" draw:fill-color="#ffcc99"/>
      <style:paragraph-properties fo:margin-left="0cm" fo:margin-right="0cm" fo:line-height="100%" fo:text-align="center" fo:text-indent="0cm" style:writing-mode="lr-tb"/>
      <style:text-properties fo:font-size="24pt" style:font-name-asian="IPA Pゴシック" style:font-size-asian="19.8999996185303pt" style:font-size-complex="24pt"/>
    </style:style>
    <style:style style:name="P24" style:family="paragraph">
      <loext:graphic-properties draw:fill="solid" draw:fill-color="#ccffcc"/>
      <style:paragraph-properties fo:margin-left="0cm" fo:margin-right="0cm" fo:line-height="100%" fo:text-align="center" fo:text-indent="0cm" style:writing-mode="lr-tb"/>
      <style:text-properties fo:font-size="24pt" style:font-name-asian="IPA Pゴシック" style:font-size-asian="19.8999996185303pt" style:font-size-complex="24pt"/>
    </style:style>
    <style:style style:name="P25" style:family="paragraph">
      <loext:graphic-properties draw:fill="solid" draw:fill-color="#ffff99"/>
      <style:paragraph-properties fo:margin-left="0cm" fo:margin-right="0cm" fo:line-height="100%" fo:text-align="center" fo:text-indent="0cm" style:writing-mode="lr-tb"/>
      <style:text-properties fo:font-size="24pt" style:font-name-asian="IPA Pゴシック" style:font-size-asian="19.8999996185303pt" style:font-size-complex="24pt"/>
    </style:style>
    <style:style style:name="P26" style:family="paragraph">
      <loext:graphic-properties draw:fill="none" draw:fill-color="#cccc00"/>
      <style:paragraph-properties fo:margin-left="0cm" fo:margin-right="0cm" fo:line-height="100%" fo:text-indent="0cm" style:writing-mode="lr-tb"/>
      <style:text-properties fo:font-size="24pt" style:font-name-asian="IPA Pゴシック" style:font-size-asian="19.8999996185303pt" style:font-size-complex="24pt"/>
    </style:style>
    <style:style style:name="P27" style:family="paragraph">
      <loext:graphic-properties draw:fill="none"/>
    </style:style>
    <style:style style:name="P28" style:family="paragraph">
      <style:paragraph-properties fo:text-align="center"/>
    </style:style>
    <style:style style:name="P29" style:family="paragraph">
      <loext:graphic-properties draw:fill-color="#ffcc99"/>
      <style:paragraph-properties fo:text-align="center"/>
      <style:text-properties style:font-name="IPA Pゴシック1" style:font-name-asian="IPA Pゴシック1"/>
    </style:style>
    <style:style style:name="P30" style:family="paragraph">
      <loext:graphic-properties draw:fill-color="#ffff66"/>
      <style:paragraph-properties fo:text-align="center"/>
      <style:text-properties style:font-name="IPA Pゴシック1" style:font-name-asian="IPA Pゴシック1"/>
    </style:style>
    <style:style style:name="P31" style:family="paragraph">
      <loext:graphic-properties draw:fill-color="#99ffff"/>
      <style:paragraph-properties fo:text-align="center"/>
      <style:text-properties style:font-name="IPA Pゴシック1" fo:font-size="20pt" style:font-name-asian="IPA Pゴシック1" style:font-size-asian="20pt" style:font-size-complex="20pt"/>
    </style:style>
    <style:style style:name="P32" style:family="paragraph">
      <loext:graphic-properties draw:fill="none" draw:fill-color="#ffffff"/>
    </style:style>
    <style:style style:name="P33" style:family="paragraph">
      <style:paragraph-properties style:writing-mode="tb-rl"/>
      <style:text-properties fo:font-size="16pt" style:font-size-asian="16pt" style:font-size-complex="16pt"/>
    </style:style>
    <style:style style:name="P34" style:family="paragraph">
      <loext:graphic-properties draw:fill="none" draw:fill-color="#ffffff"/>
      <style:paragraph-properties style:writing-mode="tb-rl"/>
      <style:text-properties fo:font-size="16pt" style:font-size-asian="16pt" style:font-size-complex="16pt"/>
    </style:style>
    <style:style style:name="P35" style:family="paragraph">
      <loext:graphic-properties draw:fill-color="#ffcc99"/>
      <style:paragraph-properties fo:text-align="center"/>
      <style:text-properties style:font-name="IPA Pゴシック1" fo:font-size="24pt" style:font-name-asian="IPA Pゴシック1"/>
    </style:style>
    <style:style style:name="P36" style:family="paragraph">
      <loext:graphic-properties draw:fill-color="#ffff66"/>
      <style:paragraph-properties fo:text-align="center"/>
      <style:text-properties style:font-name="IPA Pゴシック1" fo:font-size="24pt" style:font-name-asian="IPA Pゴシック1"/>
    </style:style>
    <style:style style:name="P37" style:family="paragraph">
      <loext:graphic-properties draw:fill="none" draw:fill-color="#ffffff"/>
      <style:text-properties fo:font-size="24pt"/>
    </style:style>
    <style:style style:name="P38" style:family="paragraph">
      <loext:graphic-properties draw:fill="none" draw:fill-color="#ffffff"/>
      <style:text-properties style:font-size-asian="24pt"/>
    </style:style>
    <style:style style:name="P39" style:family="paragraph">
      <loext:graphic-properties draw:fill="solid" draw:fill-color="#ccffcc"/>
      <style:paragraph-properties fo:margin-left="0cm" fo:margin-right="0cm" fo:line-height="100%" fo:text-indent="0cm" style:writing-mode="lr-tb"/>
      <style:text-properties fo:font-size="24pt" style:font-name-asian="IPA Pゴシック1" style:font-size-asian="19.8999996185303pt" style:font-size-complex="24pt"/>
    </style:style>
    <style:style style:name="P40" style:family="paragraph">
      <loext:graphic-properties draw:fill-color="#ffffff"/>
      <style:text-properties style:font-size-asian="26.1000003814697pt"/>
    </style:style>
    <style:style style:name="P41" style:family="paragraph">
      <style:paragraph-properties fo:margin-left="0.952cm" fo:margin-right="0cm" fo:margin-top="0.264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2" style:family="paragraph">
      <loext:graphic-properties draw:fill="none" draw:fill-color="#cccc00"/>
      <style:paragraph-properties fo:margin-left="0cm" fo:margin-right="0cm" fo:margin-top="0.229cm" fo:margin-bottom="0cm" fo:text-indent="0cm" style:writing-mode="lr-tb"/>
    </style:style>
    <style:style style:name="P43" style:family="paragraph">
      <loext:graphic-properties draw:fill="solid" draw:fill-color="#00cccc"/>
      <style:paragraph-properties fo:margin-left="0cm" fo:margin-right="0cm" fo:line-height="100%" fo:text-align="center" fo:text-indent="0cm" style:writing-mode="lr-tb"/>
      <style:text-properties fo:font-size="19.8999996185303pt" style:font-name-asian="IPA Pゴシック" style:font-size-asian="24pt" style:font-size-complex="24pt"/>
    </style:style>
    <style:style style:name="P44" style:family="paragraph">
      <loext:graphic-properties draw:fill="solid" draw:fill-color="#ccffff"/>
      <style:paragraph-properties style:writing-mode="lr-tb"/>
      <style:text-properties fo:font-size="24pt" style:font-name-asian="IPA Pゴシック" style:font-size-asian="24pt" style:font-size-complex="24pt"/>
    </style:style>
    <style:style style:name="P45" style:family="paragraph">
      <style:paragraph-properties fo:text-align="center"/>
      <style:text-properties style:font-size-asian="19.8999996185303pt"/>
    </style:style>
    <style:style style:name="P46" style:family="paragraph">
      <style:paragraph-properties fo:margin-left="0cm" fo:margin-right="0cm" fo:margin-top="0.264cm" fo:margin-bottom="0cm" fo:line-height="90%" fo:text-indent="0cm"/>
    </style:style>
    <style:style style:name="P47" style:family="paragraph">
      <loext:graphic-properties draw:fill="none" draw:fill-color="#cccc00"/>
      <style:paragraph-properties fo:margin-left="0cm" fo:margin-right="0cm" fo:margin-top="0.264cm" fo:margin-bottom="0cm" fo:line-height="90%" fo:text-indent="0cm" style:writing-mode="lr-tb"/>
    </style:style>
    <style:style style:name="P48" style:family="paragraph">
      <loext:graphic-properties draw:fill-color="#999999"/>
      <style:paragraph-properties fo:text-align="center"/>
      <style:text-properties fo:font-size="19.8999996185303pt"/>
    </style:style>
    <style:style style:name="P49" style:family="paragraph">
      <loext:graphic-properties draw:fill-color="#ffcc99"/>
      <style:paragraph-properties fo:text-align="center"/>
      <style:text-properties fo:font-size="19.8999996185303pt"/>
    </style:style>
    <style:style style:name="P50" style:family="paragraph">
      <loext:graphic-properties draw:fill-color="#b3b3b3"/>
      <style:paragraph-properties fo:text-align="center"/>
      <style:text-properties fo:font-size="13.1999998092651pt" style:font-size-asian="16pt" style:font-size-complex="16pt"/>
    </style:style>
    <style:style style:name="P51" style:family="paragraph">
      <loext:graphic-properties draw:fill="none" draw:fill-color="#ffffff"/>
      <style:text-properties style:font-size-asian="19.8999996185303pt"/>
    </style:style>
    <style:style style:name="P52" style:family="paragraph">
      <loext:graphic-properties draw:fill-color="#ffffff"/>
      <style:text-properties style:font-size-asian="12pt"/>
    </style:style>
    <style:style style:name="T1" style:family="text">
      <style:text-properties fo:color="#330066" fo:font-size="48pt" fo:language="en" fo:country="US" style:font-size-asian="48pt" style:language-asian="ja" style:country-asian="JP" style:font-size-complex="48pt"/>
    </style:style>
    <style:style style:name="T2" style:family="text">
      <style:text-properties style:font-name="IPA Pゴシック1" fo:font-size="26.5pt" fo:language="en" fo:country="US" style:font-name-asian="IPA Pゴシック1" style:language-asian="ja" style:country-asian="JP"/>
    </style:style>
    <style:style style:name="T3" style:family="text">
      <style:text-properties fo:language="en" fo:country="US" style:language-asian="ja" style:country-asian="JP"/>
    </style:style>
    <style:style style:name="T4" style:family="text">
      <style:text-properties fo:language="en" fo:country="US" style:text-underline-style="solid" style:text-underline-width="auto" style:text-underline-color="font-color" style:language-asian="ja" style:country-asian="JP"/>
    </style:style>
    <style:style style:name="T5" style:family="text">
      <style:text-properties style:font-name="IPA Pゴシック1" fo:font-size="24pt" fo:language="en" fo:country="US" style:font-name-asian="IPA Pゴシック1" style:font-size-asian="24pt" style:language-asian="ja" style:country-asian="JP" style:font-size-complex="24pt"/>
    </style:style>
    <style:style style:name="T6" style:family="text">
      <style:text-properties fo:font-size="28pt" fo:language="en" fo:country="US" style:font-size-asian="28pt" style:language-asian="ja" style:country-asian="JP" style:font-size-complex="28pt"/>
    </style:style>
    <style:style style:name="T7" style:family="text">
      <style:text-properties fo:font-size="24pt" fo:language="en" fo:country="US" style:font-size-asian="24pt" style:language-asian="ja" style:country-asian="JP" style:font-size-complex="24pt"/>
    </style:style>
    <style:style style:name="T8" style:family="text">
      <style:text-properties style:font-name="Tahoma" fo:font-size="24pt" fo:language="en" fo:country="US" style:font-name-asian="IPA Pゴシック" style:font-size-asian="24pt" style:language-asian="ja" style:country-asian="JP" style:font-size-complex="24pt"/>
    </style:style>
    <style:style style:name="T9" style:family="text">
      <style:text-properties style:font-name="Verdana" fo:font-size="24pt" fo:language="en" fo:country="US" style:font-name-asian="IPA Pゴシック" style:font-size-asian="24pt" style:language-asian="ja" style:country-asian="JP" style:font-size-complex="24pt"/>
    </style:style>
    <style:style style:name="T10" style:family="text">
      <style:text-properties fo:font-size="35pt" fo:language="en" fo:country="US" style:font-size-asian="35pt" style:language-asian="ja" style:country-asian="JP" style:font-size-complex="35pt"/>
    </style:style>
    <style:style style:name="T11" style:family="text">
      <style:text-properties style:font-name="IPA Pゴシック1" style:font-name-asian="IPA Pゴシック1"/>
    </style:style>
    <style:style style:name="T12" style:family="text">
      <style:text-properties style:font-name="IPA Pゴシック1" fo:font-size="20pt" style:font-name-asian="IPA Pゴシック1" style:font-size-asian="20pt" style:font-size-complex="20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style:font-name="IPA Pゴシック1" fo:font-size="24pt" style:font-name-asian="IPA Pゴシック1"/>
    </style:style>
    <style:style style:name="T15" style:family="text">
      <style:text-properties fo:font-size="24pt"/>
    </style:style>
    <style:style style:name="T16" style:family="text">
      <style:text-properties style:font-size-asian="24pt"/>
    </style:style>
    <style:style style:name="T17" style:family="text">
      <style:text-properties style:font-name="Verdana" fo:font-size="24pt" fo:language="en" fo:country="US" style:font-name-asian="IPA Pゴシック1" style:font-size-asian="24pt" style:language-asian="ja" style:country-asian="JP" style:font-size-complex="24pt"/>
    </style:style>
    <style:style style:name="T18" style:family="text">
      <style:text-properties fo:font-size="26pt" fo:language="en" fo:country="US" style:font-size-asian="26pt" style:language-asian="ja" style:country-asian="JP" style:font-size-complex="26pt"/>
    </style:style>
    <style:style style:name="T19" style:family="text">
      <style:text-properties style:font-size-asian="12pt"/>
    </style:style>
    <text:list-style style:name="L1">
      <text:list-level-style-bullet text:level="1" text:bullet-char="•">
        <style:list-level-properties/>
        <style:text-properties style:font-name="Arial" fo:color="#33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330066" fo:font-size="70%"/>
      </text:list-level-style-bullet>
      <text:list-level-style-bullet text:level="2" text:bullet-char="">
        <style:list-level-properties text:space-before="0.956cm"/>
        <style:text-properties fo:font-family="Wingdings" style:font-pitch="variable" style:font-charset="x-symbol" fo:color="#669999" fo:font-size="70%"/>
      </text:list-level-style-bullet>
      <text:list-level-style-bullet text:level="3" text:bullet-char="">
        <style:list-level-properties text:space-before="1.927cm"/>
        <style:text-properties fo:font-family="Wingdings" style:font-pitch="variable" style:font-charset="x-symbol" fo:color="#cccc00" fo:font-size="70%"/>
      </text:list-level-style-bullet>
      <text:list-level-style-bullet text:level="4" text:bullet-char="">
        <style:list-level-properties text:space-before="2.747cm"/>
        <style:text-properties fo:font-family="Wingdings" style:font-pitch="variable" style:font-charset="x-symbol" fo:color="#330066" fo:font-size="75%"/>
      </text:list-level-style-bullet>
      <text:list-level-style-bullet text:level="5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6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7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8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9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10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</text:list-style>
    <text:list-style style:name="L3">
      <text:list-level-style-bullet text:level="1" text:bullet-char="">
        <style:list-level-properties text:min-label-width="0.952cm"/>
        <style:text-properties fo:font-family="Wingdings" style:font-pitch="variable" style:font-charset="x-symbol" fo:color="#330066" fo:font-size="70%"/>
      </text:list-level-style-bullet>
      <text:list-level-style-bullet text:level="2" text:bullet-char="">
        <style:list-level-properties text:space-before="0.956cm" text:min-label-width="0.966cm"/>
        <style:text-properties fo:font-family="Wingdings" style:font-pitch="variable" style:font-charset="x-symbol" fo:color="#669999" fo:font-size="70%"/>
      </text:list-level-style-bullet>
      <text:list-level-style-bullet text:level="3" text:bullet-char="">
        <style:list-level-properties text:space-before="1.927cm" text:min-label-width="0.815cm"/>
        <style:text-properties fo:font-family="Wingdings" style:font-pitch="variable" style:font-charset="x-symbol" fo:color="#cccc00" fo:font-size="70%"/>
      </text:list-level-style-bullet>
      <text:list-level-style-bullet text:level="4" text:bullet-char="">
        <style:list-level-properties text:space-before="2.747cm" text:min-label-width="0.811cm"/>
        <style:text-properties fo:font-family="Wingdings" style:font-pitch="variable" style:font-charset="x-symbol" fo:color="#330066" fo:font-size="75%"/>
      </text:list-level-style-bullet>
      <text:list-level-style-bullet text:level="5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6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7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8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9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10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</text:list-style>
    <text:list-style style:name="L4">
      <text:list-level-style-bullet text:level="1" text:bullet-char="">
        <style:list-level-properties text:space-before="3.563cm" text:min-label-width="0.877cm"/>
        <style:text-properties fo:font-family="Wingdings" style:font-pitch="variable" style:font-charset="x-symbol" fo:color="#330066" fo:font-size="80%"/>
      </text:list-level-style-bullet>
      <text:list-level-style-bullet text:level="2" text:bullet-char="">
        <style:list-level-properties text:space-before="0.956cm" text:min-label-width="0.966cm"/>
        <style:text-properties fo:font-family="Wingdings" style:font-pitch="variable" style:font-charset="x-symbol" fo:color="#669999" fo:font-size="70%"/>
      </text:list-level-style-bullet>
      <text:list-level-style-bullet text:level="3" text:bullet-char="">
        <style:list-level-properties text:space-before="1.927cm" text:min-label-width="0.815cm"/>
        <style:text-properties fo:font-family="Wingdings" style:font-pitch="variable" style:font-charset="x-symbol" fo:color="#cccc00" fo:font-size="70%"/>
      </text:list-level-style-bullet>
      <text:list-level-style-bullet text:level="4" text:bullet-char="">
        <style:list-level-properties text:space-before="2.747cm" text:min-label-width="0.811cm"/>
        <style:text-properties fo:font-family="Wingdings" style:font-pitch="variable" style:font-charset="x-symbol" fo:color="#330066" fo:font-size="75%"/>
      </text:list-level-style-bullet>
      <text:list-level-style-bullet text:level="5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6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7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8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9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10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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OS2015standard1" presentation:presentation-page-layout-name="AL1T0">
        <office:forms form:automatic-focus="false" form:apply-design-mode="false"/>
        <draw:frame presentation:style-name="pr1" draw:text-style-name="P2" draw:layer="layout" svg:width="25.2cm" svg:height="2.615cm" svg:x="1.4cm" svg:y="1.069cm" presentation:class="title">
          <draw:text-box>
            <text:p text:style-name="P1"><text:span text:style-name="T1">オペレーティングシステム</text:span></text:p>
          </draw:text-box>
        </draw:frame>
        <draw:frame presentation:style-name="pr2" draw:text-style-name="P4" draw:layer="layout" svg:width="25.199cm" svg:height="9.135cm" svg:x="1.4cm" svg:y="4.9cm" presentation:class="subtitle">
          <draw:text-box>
            <text:p text:style-name="P3"><text:span text:style-name="T2">第</text:span><text:span text:style-name="T2">4</text:span><text:span text:style-name="T2">回</text:span></text:p>
            <text:p text:style-name="P3"><text:span text:style-name="T2">プロセス管理</text:span><text:span text:style-name="T2">(2)</text:span></text:p>
            <text:p text:style-name="P3"><text:span text:style-name="T2">スケジューリング</text:span></text:p>
          </draw:text-box>
        </draw:frame>
        <presentation:notes draw:style-name="dp2">
          <draw:page-thumbnail draw:layer="layout" svg:width="13.794cm" svg:height="10.345cm" svg:x="2.54cm" svg:y="2.068cm" draw:page-number="1"/>
          <draw:frame presentation:style-name="pr3" draw:text-style-name="P5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2" draw:style-name="dp3" draw:master-page-name="OS2015" presentation:presentation-page-layout-name="AL2T1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<text:span text:style-name="T3">本日の話題</text:span></text:p>
          </draw:text-box>
        </draw:frame>
        <draw:frame presentation:style-name="pr5" draw:text-style-name="P11" draw:layer="layout" svg:width="25.2cm" svg:height="10.381cm" svg:x="1.4cm" svg:y="4.4cm" presentation:class="outline">
          <draw:text-box>
            <text:list text:style-name="L3">
              <text:list-item>
                <text:p text:style-name="P8"><text:span text:style-name="T3">プロセス・スケジューリングの概要</text:span></text:p>
                <text:list>
                  <text:list-item>
                    <text:p><text:span text:style-name="T3">スケジューリングの主体は誰か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3">プリエンプティブとノンプリエンプティブ</text:span></text:p>
                      </text:list-item>
                    </text:list>
                  </text:list-item>
                  <text:list-item>
                    <text:p text:style-name="P10"><text:span text:style-name="T3">順序をどのように決めるか</text:span></text:p>
                    <text:list>
                      <text:list-item>
                        <text:p text:style-name="P9"><text:span text:style-name="T3">先着順、最短順、優先度順、ラウンドロビン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3">実装例</text:span></text:p>
                <text:list>
                  <text:list-item>
                    <text:p><text:span text:style-name="T3">多段フィードバックキュー</text:span></text:p>
                  </text:list-item>
                  <text:list-item>
                    <text:p><text:span text:style-name="T3">Completely Fair Schedulin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794cm" svg:height="10.346cm" svg:x="2.54cm" svg:y="2.067cm" draw:page-number="2" presentation:class="page"/>
          <draw:frame presentation:style-name="pr6" draw:text-style-name="P12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3" draw:style-name="dp3" draw:master-page-name="OS2015" presentation:presentation-page-layout-name="AL2T1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<text:span text:style-name="T3">ジョブの性質</text:span></text:p>
          </draw:text-box>
        </draw:frame>
        <draw:frame presentation:style-name="pr7" draw:text-style-name="P11" draw:layer="layout" svg:width="25.2cm" svg:height="10.854cm" svg:x="1.4cm" svg:y="4.4cm" presentation:class="outline">
          <draw:text-box>
            <text:list text:style-name="L3">
              <text:list-item>
                <text:p text:style-name="P8"><text:span text:style-name="T3">計算機上で実行されるジョブの性質</text:span></text:p>
                <text:list>
                  <text:list-item>
                    <text:p><text:span text:style-name="T3">種類も量（重さ、コスト）もいろいろ</text:span></text:p>
                  </text:list-item>
                </text:list>
              </text:list-item>
              <text:list-item>
                <text:p text:style-name="P8"><text:span text:style-name="T3">対話的（</text:span><text:span text:style-name="T3">interactive</text:span><text:span text:style-name="T3">）ジョブ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ワープロ、表計算ソフト（入出力）、ブラウザ</text:span></text:p>
                  </text:list-item>
                  <text:list-item>
                    <text:p text:style-name="P10"><text:span text:style-name="T3">ほとんどの時間が「人間の入力待ち」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3">バッチ（</text:span><text:span text:style-name="T3">batch</text:span><text:span text:style-name="T3">）ジョブ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数値計算、</text:span><text:span text:style-name="T3">DB</text:span><text:span text:style-name="T3">一括処理</text:span></text:p>
                  </text:list-item>
                  <text:list-item>
                    <text:p text:style-name="P10"><text:span text:style-name="T3">入力待ちは少なく、</text:span><text:span text:style-name="T3">CPU</text:span><text:span text:style-name="T3">を多用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794cm" svg:height="10.346cm" svg:x="2.54cm" svg:y="2.067cm" draw:page-number="3" presentation:class="page"/>
          <draw:frame presentation:style-name="pr6" draw:text-style-name="P12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4" draw:style-name="dp3" draw:master-page-name="OS2015" presentation:presentation-page-layout-name="AL2T1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<text:span text:style-name="T3">スケジューリング（</text:span><text:span text:style-name="T3">scheduling</text:span><text:span text:style-name="T3">）</text:span></text:p>
          </draw:text-box>
        </draw:frame>
        <draw:frame presentation:style-name="pr8" draw:text-style-name="P11" draw:layer="layout" svg:width="25.2cm" svg:height="9.256cm" svg:x="1.4cm" svg:y="4.4cm" presentation:class="outline">
          <draw:text-box>
            <text:list text:style-name="L3">
              <text:list-item>
                <text:p text:style-name="P8"><text:span text:style-name="T3">どのプロセスを先に実行する？＝</text:span><text:span text:style-name="T4">優先順位</text:span></text:p>
              </text:list-item>
              <text:list-item>
                <text:p text:style-name="P8"><text:span text:style-name="T3">各プロセスに与える</text:span><text:span text:style-name="T3">CPU</text:span><text:span text:style-name="T3">使用権の割合は？</text:span></text:p>
              </text:list-item>
            </text:list>
          </draw:text-box>
        </draw:frame>
        <draw:custom-shape draw:style-name="gr2" draw:text-style-name="P14" draw:layer="layout" svg:width="12.262cm" svg:height="2.293cm" svg:x="7.252cm" svg:y="8.669cm">
          <text:p text:style-name="P13"><text:span text:style-name="T5">スケジューリング・ポリシー</text:span></text:p>
          <text:p text:style-name="P13"><text:span text:style-name="T5">（スケジューリング・アルゴリズム）</text:span></text:p>
          <draw:enhanced-geometry svg:viewBox="0 0 21600 21600" draw:type="mso-spt202" draw:enhanced-path="M 0 0 L 21600 0 21600 21600 0 21600 0 0 Z N"/>
        </draw:custom-shape>
        <draw:custom-shape draw:style-name="gr3" draw:text-style-name="P16" draw:layer="layout" svg:width="10.779cm" svg:height="4.325cm" svg:x="7.352cm" svg:y="11.03cm">
          <text:list text:style-name="L6">
            <text:list-item>
              <text:p text:style-name="P15"><text:span text:style-name="T5">スケジューラが管理</text:span></text:p>
            </text:list-item>
            <text:list-item>
              <text:p text:style-name="P15"><text:span text:style-name="T5">ディスパッチャが実行</text:span></text:p>
              <text:list>
                <text:list-item>
                  <text:p text:style-name="P15"><text:span text:style-name="T5">プロセスの状態書き換え</text:span></text:p>
                </text:list-item>
                <text:list-item>
                  <text:p text:style-name="P15"><text:span text:style-name="T5">キューの入れ替え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7" draw:layer="layout" svg:width="2.644cm" svg:height="0.991cm" svg:x="11.532cm" svg:y="7.49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4">
          <draw:page-thumbnail draw:style-name="gr1" draw:layer="layout" svg:width="13.794cm" svg:height="10.346cm" svg:x="2.54cm" svg:y="2.067cm" draw:page-number="4" presentation:class="page"/>
          <draw:frame presentation:style-name="pr6" draw:text-style-name="P12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5" draw:style-name="dp3" draw:master-page-name="OS2015" presentation:presentation-page-layout-name="AL2T1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<text:span text:style-name="T3">ポリシーの比較基準</text:span><text:span text:style-name="T3">(1)</text:span></text:p>
          </draw:text-box>
        </draw:frame>
        <draw:frame presentation:style-name="pr9" draw:text-style-name="P20" draw:layer="layout" svg:width="25.2cm" svg:height="11.248cm" svg:x="1.4cm" svg:y="4.4cm" presentation:class="outline">
          <draw:text-box>
            <text:list text:style-name="L3">
              <text:list-item>
                <text:p text:style-name="P18"><text:span text:style-name="T6">公平か？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7">「公平」の基準は難しい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6">単純か？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7">理論的に有利でも、処理が複雑だと遅くなることも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6">CPU</text:span><text:span text:style-name="T6">利用率</text:span></text:p>
                <text:list>
                  <text:list-item>
                    <text:p><text:span text:style-name="T7">CPU</text:span><text:span text:style-name="T7">が使われている時間の割合</text:span></text:p>
                  </text:list-item>
                  <text:list-item>
                    <text:p><text:span text:style-name="T7">率が高いほど</text:span><text:span text:style-name="T7">CPU</text:span><text:span text:style-name="T7">の遊休時間が少ない＝効率的</text:span></text:p>
                  </text:list-item>
                </text:list>
              </text:list-item>
              <text:list-item>
                <text:p text:style-name="P18"><text:span text:style-name="T6">スループット（</text:span><text:span text:style-name="T6">throughput</text:span><text:span text:style-name="T6">）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7">単位時間当たりに処理できる仕事量</text:span></text:p>
                  </text:list-item>
                  <text:list-item>
                    <text:p text:style-name="P19"><text:span text:style-name="T7">通信分野でも用いられる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794cm" svg:height="10.346cm" svg:x="2.54cm" svg:y="2.067cm" draw:page-number="5" presentation:class="page"/>
          <draw:frame presentation:style-name="pr6" draw:text-style-name="P12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6" draw:style-name="dp3" draw:master-page-name="OS2015" presentation:presentation-page-layout-name="AL2T1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<text:span text:style-name="T3">ポリシーの比較基準</text:span><text:span text:style-name="T3">(2)</text:span></text:p>
          </draw:text-box>
        </draw:frame>
        <draw:frame presentation:style-name="pr8" draw:text-style-name="P11" draw:layer="layout" svg:width="25.2cm" svg:height="9.256cm" svg:x="1.4cm" svg:y="4.4cm" presentation:class="outline">
          <draw:text-box>
            <text:list text:style-name="L3">
              <text:list-item>
                <text:p text:style-name="P8"><text:span text:style-name="T3">応答時間（</text:span><text:span text:style-name="T3">response time</text:span><text:span text:style-name="T3">）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実行要求の完了→結果の出力開始まで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3">ターンアラウンドタイム（</text:span><text:span text:style-name="T3">turnaround time</text:span><text:span text:style-name="T3">）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実行要求の開始→結果の出力完了まで</text:span></text:p>
                  </text:list-item>
                </text:list>
              </text:list-item>
            </text:list>
          </draw:text-box>
        </draw:frame>
        <draw:line draw:style-name="gr5" draw:text-style-name="P21" draw:layer="layout" svg:x1="2.075cm" svg:y1="12.182cm" svg:x2="26.647cm" svg:y2="12.18cm">
          <text:p/>
        </draw:line>
        <draw:line draw:style-name="gr6" draw:text-style-name="P21" draw:layer="layout" svg:x1="4.082cm" svg:y1="12.182cm" svg:x2="4.082cm" svg:y2="13.998cm">
          <text:p/>
        </draw:line>
        <draw:line draw:style-name="gr6" draw:text-style-name="P21" draw:layer="layout" svg:x1="21.699cm" svg:y1="12.182cm" svg:x2="21.699cm" svg:y2="13.998cm">
          <text:p/>
        </draw:line>
        <draw:line draw:style-name="gr6" draw:text-style-name="P21" draw:layer="layout" svg:x1="7.586cm" svg:y1="12.182cm" svg:x2="7.586cm" svg:y2="13.338cm">
          <text:p/>
        </draw:line>
        <draw:line draw:style-name="gr6" draw:text-style-name="P21" draw:layer="layout" svg:x1="17.513cm" svg:y1="12.182cm" svg:x2="17.513cm" svg:y2="13.338cm">
          <text:p/>
        </draw:line>
        <draw:line draw:style-name="gr7" draw:text-style-name="P21" draw:layer="layout" svg:x1="7.587cm" svg:y1="12.676cm" svg:x2="17.514cm" svg:y2="12.676cm">
          <text:p/>
        </draw:line>
        <draw:line draw:style-name="gr8" draw:text-style-name="P21" draw:layer="layout" svg:x1="4.077cm" svg:y1="13.843cm" svg:x2="21.699cm" svg:y2="13.832cm">
          <text:p/>
        </draw:line>
        <draw:custom-shape draw:style-name="gr9" draw:text-style-name="P22" draw:layer="layout" svg:width="6.327cm" svg:height="1.277cm" svg:x="9.756cm" svg:y="12.509cm">
          <text:p text:style-name="P13"><text:span text:style-name="T8">レスポンスタイム</text:span></text:p>
          <draw:enhanced-geometry svg:viewBox="0 0 21600 21600" draw:type="mso-spt202" draw:enhanced-path="M 0 0 L 21600 0 21600 21600 0 21600 0 0 Z N"/>
        </draw:custom-shape>
        <draw:custom-shape draw:style-name="gr9" draw:text-style-name="P22" draw:layer="layout" svg:width="8.334cm" svg:height="1.277cm" svg:x="9.208cm" svg:y="13.713cm">
          <text:p text:style-name="P13"><text:span text:style-name="T8">ターンアラウンドタイム</text:span></text:p>
          <draw:enhanced-geometry svg:viewBox="0 0 21600 21600" draw:type="mso-spt202" draw:enhanced-path="M 0 0 L 21600 0 21600 21600 0 21600 0 0 Z N"/>
        </draw:custom-shape>
        <draw:custom-shape draw:style-name="gr10" draw:text-style-name="P23" draw:layer="layout" svg:width="3.525cm" svg:height="1.156cm" svg:x="4.062cm" svg:y="10.858cm">
          <text:p text:style-name="P13"><text:span text:style-name="T8">要求</text:span></text:p>
          <draw:enhanced-geometry svg:viewBox="0 0 21600 21600" draw:type="rectangle" draw:enhanced-path="M 0 0 L 21600 0 21600 21600 0 21600 0 0 Z N"/>
        </draw:custom-shape>
        <draw:custom-shape draw:style-name="gr11" draw:text-style-name="P24" draw:layer="layout" svg:width="9.927cm" svg:height="1.156cm" svg:x="7.586cm" svg:y="10.858cm">
          <text:p text:style-name="P13"><text:span text:style-name="T8">プロセス実行中</text:span></text:p>
          <draw:enhanced-geometry svg:viewBox="0 0 21600 21600" draw:type="rectangle" draw:enhanced-path="M 0 0 L 21600 0 21600 21600 0 21600 0 0 Z N"/>
        </draw:custom-shape>
        <draw:custom-shape draw:style-name="gr12" draw:text-style-name="P25" draw:layer="layout" svg:width="4.186cm" svg:height="1.156cm" svg:x="17.513cm" svg:y="10.858cm">
          <text:p text:style-name="P13"><text:span text:style-name="T8">結果</text:span></text:p>
          <draw:enhanced-geometry svg:viewBox="0 0 21600 21600" draw:type="rectangle" draw:enhanced-path="M 0 0 L 21600 0 21600 21600 0 21600 0 0 Z N"/>
        </draw:custom-shape>
        <draw:custom-shape draw:style-name="gr9" draw:text-style-name="P26" draw:layer="layout" svg:width="3.127cm" svg:height="1.277cm" svg:x="23.52cm" svg:y="12.318cm">
          <text:p text:style-name="P15"><text:span text:style-name="T9">（時間）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" draw:layer="layout" svg:width="13.794cm" svg:height="10.346cm" svg:x="2.54cm" svg:y="2.067cm" draw:page-number="6" presentation:class="page"/>
          <draw:frame presentation:style-name="pr6" draw:text-style-name="P12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7" draw:style-name="dp3" draw:master-page-name="OS2015" presentation:presentation-page-layout-name="AL3T3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<text:span text:style-name="T3">様々なスケジューリングポリシー</text:span></text:p>
          </draw:text-box>
        </draw:frame>
        <draw:frame presentation:style-name="pr8" draw:text-style-name="P11" draw:layer="layout" svg:width="12.297cm" svg:height="9.256cm" svg:x="1.4cm" svg:y="4.4cm" presentation:class="outline" presentation:user-transformed="true">
          <draw:text-box>
            <text:list text:style-name="L3">
              <text:list-item>
                <text:p text:style-name="P8"><text:span text:style-name="T3">先着順</text:span></text:p>
              </text:list-item>
              <text:list-item>
                <text:p text:style-name="P8"><text:span text:style-name="T3">最短時間順</text:span></text:p>
              </text:list-item>
              <text:list-item>
                <text:p text:style-name="P8"><text:span text:style-name="T3">優先度順</text:span></text:p>
              </text:list-item>
              <text:list-item>
                <text:p text:style-name="P8"><text:span text:style-name="T3">ラウンドロビン</text:span></text:p>
              </text:list-item>
              <text:list-item>
                <text:p text:style-name="P8"><text:span text:style-name="T3">経過処理時間順</text:span></text:p>
              </text:list-item>
              <text:list-item>
                <text:p text:style-name="P8"><text:span text:style-name="T3">残余処理時間順</text:span></text:p>
              </text:list-item>
            </text:list>
          </draw:text-box>
        </draw:frame>
        <draw:frame presentation:style-name="pr10" draw:layer="layout" svg:width="12.297cm" svg:height="9.256cm" svg:x="14.313cm" svg:y="4.4cm" presentation:class="outline">
          <draw:text-box>
            <text:list text:style-name="L3">
              <text:list-item>
                <text:p text:style-name="P8"><text:span text:style-name="T3">後着順</text:span></text:p>
                <text:list>
                  <text:list-item>
                    <text:p><text:span text:style-name="T3">実際にはほとんどない</text:span></text:p>
                  </text:list-item>
                </text:list>
              </text:list-item>
              <text:list-item>
                <text:p><text:span text:style-name="T3">ランダム（抽選型）</text:span></text:p>
              </text:list-item>
              <text:list-item>
                <text:p text:style-name="P8"><text:span text:style-name="T3">複合型</text:span></text:p>
                <text:list>
                  <text:list-item>
                    <text:p><text:span text:style-name="T3">ほとんどの実装は</text:span><text:span text:style-name="T3"><text:line-break/></text:span><text:span text:style-name="T3">複数ポリシーの複合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794cm" svg:height="10.346cm" svg:x="2.54cm" svg:y="2.067cm" draw:page-number="7" presentation:class="page"/>
          <draw:frame presentation:style-name="pr6" draw:text-style-name="P12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8" draw:style-name="dp3" draw:master-page-name="OS2015" presentation:presentation-page-layout-name="AL2T1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<text:span text:style-name="T10">優先順位とディスパッチのタイミング</text:span></text:p>
          </draw:text-box>
        </draw:frame>
        <draw:frame presentation:style-name="pr11" draw:text-style-name="P11" draw:layer="layout" svg:width="25.2cm" svg:height="10.548cm" svg:x="1.4cm" svg:y="4.4cm" presentation:class="outline" presentation:user-transformed="true">
          <draw:text-box>
            <text:list text:style-name="L3">
              <text:list-item>
                <text:p text:style-name="P8"><text:span text:style-name="T3">より優先順位の高いプロセスが現れた</text:span><text:span text:style-name="T3"><text:line-break/></text:span><text:span text:style-name="T3">⇒いつディスパッチする？</text:span></text:p>
              </text:list-item>
              <text:list-item>
                <text:p text:style-name="P8"><text:span text:style-name="T3">ノンプリエンプティブ（</text:span><text:span text:style-name="T3">non-preemptive</text:span><text:span text:style-name="T3">）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実行状態のプロセスが</text:span><text:span text:style-name="T3">CPU</text:span><text:span text:style-name="T3">を手放さない限り</text:span><text:span text:style-name="T3"><text:line-break/></text:span><text:span text:style-name="T3">ディスパッチされない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3">プリエンプティブ（</text:span><text:span text:style-name="T3">preemptive</text:span><text:span text:style-name="T3">）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仕事の途中であってもディスパッチされる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3">現在は多くの</text:span><text:span text:style-name="T3">OS</text:span><text:span text:style-name="T3">がプリエンプティブ方式を採用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794cm" svg:height="10.346cm" svg:x="2.54cm" svg:y="2.067cm" draw:page-number="8" presentation:class="page"/>
          <draw:frame presentation:style-name="pr6" draw:text-style-name="P12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9" draw:style-name="dp3" draw:master-page-name="OS2015" presentation:presentation-page-layout-name="AL2T1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<text:span text:style-name="T3">先着順</text:span></text:p>
          </draw:text-box>
        </draw:frame>
        <draw:frame presentation:style-name="pr12" draw:text-style-name="P11" draw:layer="layout" svg:width="25.2cm" svg:height="9.672cm" svg:x="1.4cm" svg:y="4.4cm" presentation:class="outline" presentation:user-transformed="true">
          <draw:text-box>
            <text:list text:style-name="L3">
              <text:list-item>
                <text:p text:style-name="P8"><text:span text:style-name="T3">First-Come, First-Served: FCF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First-In, First-Out (FIFO)</text:span><text:span text:style-name="T3">とも呼ばれる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3">先に生成された（キューに並んだ）</text:span><text:span text:style-name="T3"><text:line-break/></text:span><text:span text:style-name="T3">プロセスの優先順位が高い</text:span></text:p>
              </text:list-item>
              <text:list-item>
                <text:p text:style-name="P8"><text:span text:style-name="T3">プロセスが終了するまでディスパッチなし</text:span></text:p>
                <text:list>
                  <text:list-item>
                    <text:p><text:span text:style-name="T3">例：バッチジョブ</text:span></text:p>
                  </text:list-item>
                </text:list>
              </text:list-item>
              <text:list-item>
                <text:p text:style-name="P8"><text:span text:style-name="T3">時間のかかる仕事が先に並ぶとキューが伸びる</text:span></text:p>
              </text:list-item>
            </text:list>
          </draw:text-box>
        </draw:frame>
        <presentation:notes draw:style-name="dp4">
          <draw:page-thumbnail draw:style-name="gr1" draw:layer="layout" svg:width="13.794cm" svg:height="10.346cm" svg:x="2.54cm" svg:y="2.067cm" draw:page-number="9" presentation:class="page"/>
          <draw:frame presentation:style-name="pr6" draw:text-style-name="P12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10" draw:style-name="dp3" draw:master-page-name="OS2015" presentation:presentation-page-layout-name="AL4T19">
        <office:forms form:automatic-focus="false" form:apply-design-mode="false"/>
        <draw:line draw:style-name="gr13" draw:text-style-name="P27" draw:layer="layout" svg:x1="23.4cm" svg:y1="9cm" svg:x2="23.4cm" svg:y2="13.6cm">
          <text:p/>
        </draw:line>
        <draw:frame presentation:style-name="pr13" draw:layer="layout" svg:width="25.202cm" svg:height="2.976cm" svg:x="1.398cm" svg:y="0.88cm" presentation:class="title">
          <draw:text-box>
            <text:p>先着順の例</text:p>
          </draw:text-box>
        </draw:frame>
        <draw:line draw:style-name="gr14" draw:text-style-name="P27" draw:layer="layout" svg:x1="2.6cm" svg:y1="13.6cm" svg:x2="25.4cm" svg:y2="13.6cm">
          <text:p/>
        </draw:line>
        <draw:line draw:style-name="gr13" draw:text-style-name="P27" draw:layer="layout" svg:x1="3.9cm" svg:y1="9cm" svg:x2="3.9cm" svg:y2="13.6cm">
          <text:p/>
        </draw:line>
        <draw:line draw:style-name="gr13" draw:text-style-name="P27" draw:layer="layout" svg:x1="5.4cm" svg:y1="9cm" svg:x2="5.4cm" svg:y2="13.6cm">
          <text:p/>
        </draw:line>
        <draw:line draw:style-name="gr13" draw:text-style-name="P27" draw:layer="layout" svg:x1="6.9cm" svg:y1="9cm" svg:x2="6.9cm" svg:y2="13.6cm">
          <text:p/>
        </draw:line>
        <draw:line draw:style-name="gr13" draw:text-style-name="P27" draw:layer="layout" svg:x1="8.4cm" svg:y1="9cm" svg:x2="8.4cm" svg:y2="13.6cm">
          <text:p/>
        </draw:line>
        <draw:line draw:style-name="gr13" draw:text-style-name="P27" draw:layer="layout" svg:x1="9.9cm" svg:y1="9cm" svg:x2="9.9cm" svg:y2="13.6cm">
          <text:p/>
        </draw:line>
        <draw:line draw:style-name="gr13" draw:text-style-name="P27" draw:layer="layout" svg:x1="11.4cm" svg:y1="9cm" svg:x2="11.4cm" svg:y2="13.6cm">
          <text:p/>
        </draw:line>
        <draw:line draw:style-name="gr13" draw:text-style-name="P27" draw:layer="layout" svg:x1="12.9cm" svg:y1="9cm" svg:x2="12.9cm" svg:y2="13.6cm">
          <text:p/>
        </draw:line>
        <draw:line draw:style-name="gr13" draw:text-style-name="P27" draw:layer="layout" svg:x1="21.9cm" svg:y1="9cm" svg:x2="21.9cm" svg:y2="13.6cm">
          <text:p/>
        </draw:line>
        <draw:line draw:style-name="gr13" draw:text-style-name="P27" draw:layer="layout" svg:x1="14.4cm" svg:y1="9cm" svg:x2="14.4cm" svg:y2="13.6cm">
          <text:p/>
        </draw:line>
        <draw:line draw:style-name="gr13" draw:text-style-name="P27" draw:layer="layout" svg:x1="15.915cm" svg:y1="9.021cm" svg:x2="15.915cm" svg:y2="13.621cm">
          <text:p/>
        </draw:line>
        <draw:line draw:style-name="gr13" draw:text-style-name="P27" draw:layer="layout" svg:x1="20.4cm" svg:y1="9cm" svg:x2="20.4cm" svg:y2="13.6cm">
          <text:p/>
        </draw:line>
        <draw:line draw:style-name="gr13" draw:text-style-name="P27" draw:layer="layout" svg:x1="17.4cm" svg:y1="9cm" svg:x2="17.4cm" svg:y2="13.6cm">
          <text:p/>
        </draw:line>
        <draw:line draw:style-name="gr13" draw:text-style-name="P27" draw:layer="layout" svg:x1="18.9cm" svg:y1="9cm" svg:x2="18.9cm" svg:y2="13.6cm">
          <text:p/>
        </draw:line>
        <draw:custom-shape draw:style-name="gr15" draw:text-style-name="P29" draw:layer="layout" svg:width="6cm" svg:height="1.2cm" svg:x="3cm" svg:y="5.4cm">
          <text:p text:style-name="P28"><text:span text:style-name="T11">4</text:span><text:span text:style-name="T11">単位時間</text:span></text:p>
          <draw:enhanced-geometry svg:viewBox="0 0 21600 21600" draw:type="rectangle" draw:enhanced-path="M 0 0 L 21600 0 21600 21600 0 21600 0 0 Z N"/>
        </draw:custom-shape>
        <draw:custom-shape draw:style-name="gr16" draw:text-style-name="P30" draw:layer="layout" svg:width="9cm" svg:height="1.2cm" svg:x="9.6cm" svg:y="5.4cm">
          <text:p text:style-name="P28"><text:span text:style-name="T11">6</text:span><text:span text:style-name="T11">単位時間</text:span></text:p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4.5cm" svg:height="1.2cm" svg:x="19.2cm" svg:y="5.4cm">
          <text:p text:style-name="P28"><text:span text:style-name="T12">3</text:span><text:span text:style-name="T12">単位時間</text:span></text:p>
          <draw:enhanced-geometry svg:viewBox="0 0 21600 21600" draw:type="rectangle" draw:enhanced-path="M 0 0 L 21600 0 21600 21600 0 21600 0 0 Z N"/>
        </draw:custom-shape>
        <draw:frame draw:style-name="gr18" draw:text-style-name="P32" draw:layer="layout" svg:width="4.105cm" svg:height="1.267cm" svg:x="4.2cm" svg:y="4.1cm">
          <draw:text-box>
            <text:p>プロセスA</text:p>
          </draw:text-box>
        </draw:frame>
        <draw:frame draw:style-name="gr19" draw:text-style-name="P32" draw:layer="layout" svg:width="4.126cm" svg:height="1.267cm" svg:x="12.074cm" svg:y="4.1cm">
          <draw:text-box>
            <text:p>プロセスB</text:p>
          </draw:text-box>
        </draw:frame>
        <draw:frame draw:style-name="gr20" draw:text-style-name="P32" draw:layer="layout" svg:width="4.181cm" svg:height="1.267cm" svg:x="19.419cm" svg:y="4.1cm">
          <draw:text-box>
            <text:p>プロセスC</text:p>
          </draw:text-box>
        </draw:frame>
        <draw:frame draw:style-name="gr21" draw:text-style-name="P32" draw:layer="layout" svg:width="2.195cm" svg:height="1.267cm" svg:x="22.8cm" svg:y="13.734cm">
          <draw:text-box>
            <text:p>時間</text:p>
          </draw:text-box>
        </draw:frame>
        <draw:frame draw:style-name="gr22" draw:text-style-name="P34" draw:layer="layout" svg:width="1.177cm" svg:height="2.03cm" svg:x="3.386cm" svg:y="13.6cm">
          <draw:text-box>
            <text:p text:style-name="P33"><text:span text:style-name="T13">Ａ生成</text:span></text:p>
          </draw:text-box>
        </draw:frame>
        <draw:frame draw:style-name="gr22" draw:text-style-name="P34" draw:layer="layout" svg:width="1.177cm" svg:height="2.03cm" svg:x="4.823cm" svg:y="13.6cm">
          <draw:text-box>
            <text:p text:style-name="P33"><text:span text:style-name="T13">Ｂ生成</text:span></text:p>
          </draw:text-box>
        </draw:frame>
        <draw:frame draw:style-name="gr23" draw:text-style-name="P34" draw:layer="layout" svg:width="1.201cm" svg:height="2.15cm" svg:x="6.299cm" svg:y="13.6cm">
          <draw:text-box>
            <text:p text:style-name="P33"><text:span text:style-name="T13">Ｃ生成</text:span></text:p>
          </draw:text-box>
        </draw:frame>
        <draw:line draw:style-name="gr24" draw:text-style-name="P27" draw:layer="layout" svg:x1="3.9cm" svg:y1="9.2cm" svg:x2="5.4cm" svg:y2="9.2cm">
          <text:p/>
        </draw:line>
        <draw:custom-shape draw:style-name="gr25" draw:text-style-name="P28" draw:layer="layout" svg:width="5.8cm" svg:height="1.4cm" svg:x="5.2cm" svg:y="7cm">
          <text:p text:style-name="P28">1単位時間幅</text:p>
          <draw:enhanced-geometry svg:viewBox="0 0 21600 21600" draw:text-areas="800 800 20800 20800" draw:type="round-rectangular-callout" draw:modifiers="-2394.20789519048 28707.4946466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8" draw:layer="layout" svg:width="14cm" svg:height="1.4cm" svg:x="8.4cm" svg:y="13.8cm">
          <text:p text:style-name="P28">1単位時間ごとに生成されると仮定</text:p>
          <draw:enhanced-geometry svg:viewBox="0 0 21600 21600" draw:text-areas="800 800 20800 20800" draw:type="round-rectangular-callout" draw:modifiers="-1585.94386115277 5781.584582441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7" draw:text-style-name="P32" draw:layer="layout" svg:width="14.751cm" svg:height="1.267cm" svg:x="11.849cm" svg:y="6.934cm">
          <draw:text-box>
            <text:p>（待ち状態に推移することはないと仮定）</text:p>
          </draw:text-box>
        </draw:frame>
        <presentation:notes draw:style-name="dp4">
          <draw:page-thumbnail draw:style-name="gr1" draw:layer="layout" svg:width="13.794cm" svg:height="10.346cm" svg:x="2.54cm" svg:y="2.067cm" draw:page-number="10" presentation:class="page"/>
          <draw:frame presentation:style-name="pr14" draw:text-style-name="P12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11" draw:style-name="dp3" draw:master-page-name="OS2015" presentation:presentation-page-layout-name="AL2T1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<text:span text:style-name="T3">最短時間順</text:span></text:p>
          </draw:text-box>
        </draw:frame>
        <draw:frame presentation:style-name="pr8" draw:text-style-name="P11" draw:layer="layout" svg:width="25.2cm" svg:height="9.256cm" svg:x="1.4cm" svg:y="4.4cm" presentation:class="outline" presentation:user-transformed="true">
          <draw:text-box>
            <text:list text:style-name="L3">
              <text:list-item>
                <text:p text:style-name="P8"><text:span text:style-name="T3">Shortest Job First: SJF</text:span></text:p>
              </text:list-item>
              <text:list-item>
                <text:p text:style-name="P8"><text:span text:style-name="T3">短い（早く終わる）仕事ほど優先順位が高い</text:span></text:p>
              </text:list-item>
              <text:list-item>
                <text:p text:style-name="P8"><text:span text:style-name="T3">平均待ち時間が（理論上）最短になる</text:span></text:p>
              </text:list-item>
              <text:list-item>
                <text:p text:style-name="P8"><text:span text:style-name="T3">実際にはまず利用できない（なぜ？）</text:span></text:p>
              </text:list-item>
            </text:list>
          </draw:text-box>
        </draw:frame>
        <presentation:notes draw:style-name="dp4">
          <draw:page-thumbnail draw:style-name="gr1" draw:layer="layout" svg:width="13.794cm" svg:height="10.346cm" svg:x="2.54cm" svg:y="2.067cm" draw:page-number="11" presentation:class="page"/>
          <draw:frame presentation:style-name="pr6" draw:text-style-name="P12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12" draw:style-name="dp3" draw:master-page-name="OS2015" presentation:presentation-page-layout-name="AL4T19">
        <office:forms form:automatic-focus="false" form:apply-design-mode="false"/>
        <draw:line draw:style-name="gr13" draw:text-style-name="P27" draw:layer="layout" svg:x1="23.4cm" svg:y1="9cm" svg:x2="23.4cm" svg:y2="13.6cm">
          <text:p/>
        </draw:line>
        <draw:frame presentation:style-name="pr13" draw:layer="layout" svg:width="25.202cm" svg:height="2.976cm" svg:x="1.398cm" svg:y="0.88cm" presentation:class="title">
          <draw:text-box>
            <text:p>最短時間順（プリエンプティブ）の例</text:p>
          </draw:text-box>
        </draw:frame>
        <draw:line draw:style-name="gr14" draw:text-style-name="P27" draw:layer="layout" svg:x1="2.6cm" svg:y1="13.6cm" svg:x2="25.4cm" svg:y2="13.6cm">
          <text:p/>
        </draw:line>
        <draw:line draw:style-name="gr13" draw:text-style-name="P27" draw:layer="layout" svg:x1="3.9cm" svg:y1="9cm" svg:x2="3.9cm" svg:y2="13.6cm">
          <text:p/>
        </draw:line>
        <draw:line draw:style-name="gr13" draw:text-style-name="P27" draw:layer="layout" svg:x1="5.4cm" svg:y1="9cm" svg:x2="5.4cm" svg:y2="13.6cm">
          <text:p/>
        </draw:line>
        <draw:line draw:style-name="gr13" draw:text-style-name="P27" draw:layer="layout" svg:x1="6.9cm" svg:y1="9cm" svg:x2="6.9cm" svg:y2="13.6cm">
          <text:p/>
        </draw:line>
        <draw:line draw:style-name="gr13" draw:text-style-name="P27" draw:layer="layout" svg:x1="8.4cm" svg:y1="9cm" svg:x2="8.4cm" svg:y2="13.6cm">
          <text:p/>
        </draw:line>
        <draw:line draw:style-name="gr13" draw:text-style-name="P27" draw:layer="layout" svg:x1="9.9cm" svg:y1="9cm" svg:x2="9.9cm" svg:y2="13.6cm">
          <text:p/>
        </draw:line>
        <draw:line draw:style-name="gr13" draw:text-style-name="P27" draw:layer="layout" svg:x1="11.4cm" svg:y1="9cm" svg:x2="11.4cm" svg:y2="13.6cm">
          <text:p/>
        </draw:line>
        <draw:line draw:style-name="gr13" draw:text-style-name="P27" draw:layer="layout" svg:x1="12.9cm" svg:y1="9cm" svg:x2="12.9cm" svg:y2="13.6cm">
          <text:p/>
        </draw:line>
        <draw:line draw:style-name="gr13" draw:text-style-name="P27" draw:layer="layout" svg:x1="21.9cm" svg:y1="9cm" svg:x2="21.9cm" svg:y2="13.6cm">
          <text:p/>
        </draw:line>
        <draw:line draw:style-name="gr13" draw:text-style-name="P27" draw:layer="layout" svg:x1="14.4cm" svg:y1="9cm" svg:x2="14.4cm" svg:y2="13.6cm">
          <text:p/>
        </draw:line>
        <draw:line draw:style-name="gr13" draw:text-style-name="P27" draw:layer="layout" svg:x1="15.915cm" svg:y1="9.021cm" svg:x2="15.915cm" svg:y2="13.621cm">
          <text:p/>
        </draw:line>
        <draw:line draw:style-name="gr13" draw:text-style-name="P27" draw:layer="layout" svg:x1="20.4cm" svg:y1="9cm" svg:x2="20.4cm" svg:y2="13.6cm">
          <text:p/>
        </draw:line>
        <draw:line draw:style-name="gr13" draw:text-style-name="P27" draw:layer="layout" svg:x1="17.4cm" svg:y1="9cm" svg:x2="17.4cm" svg:y2="13.6cm">
          <text:p/>
        </draw:line>
        <draw:line draw:style-name="gr13" draw:text-style-name="P27" draw:layer="layout" svg:x1="18.9cm" svg:y1="9cm" svg:x2="18.9cm" svg:y2="13.6cm">
          <text:p/>
        </draw:line>
        <draw:custom-shape draw:style-name="gr28" draw:text-style-name="P35" draw:layer="layout" svg:width="6cm" svg:height="1.2cm" svg:x="3cm" svg:y="5.4cm">
          <text:p text:style-name="P28"><text:span text:style-name="T14">4</text:span><text:span text:style-name="T14">単位時間</text:span></text:p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9cm" svg:height="1.2cm" svg:x="9.6cm" svg:y="5.4cm">
          <text:p text:style-name="P28"><text:span text:style-name="T14">6</text:span><text:span text:style-name="T14">単位時間</text:span></text:p>
          <draw:enhanced-geometry svg:viewBox="0 0 21600 21600" draw:type="rectangle" draw:enhanced-path="M 0 0 L 21600 0 21600 21600 0 21600 0 0 Z N"/>
        </draw:custom-shape>
        <draw:custom-shape draw:style-name="gr30" draw:text-style-name="P31" draw:layer="layout" svg:width="4.5cm" svg:height="1.2cm" svg:x="19.2cm" svg:y="5.4cm">
          <text:p text:style-name="P28"><text:span text:style-name="T12">3</text:span><text:span text:style-name="T12">単位時間</text:span></text:p>
          <draw:enhanced-geometry svg:viewBox="0 0 21600 21600" draw:type="rectangle" draw:enhanced-path="M 0 0 L 21600 0 21600 21600 0 21600 0 0 Z N"/>
        </draw:custom-shape>
        <draw:frame draw:style-name="gr31" draw:text-style-name="P37" draw:layer="layout" svg:width="4.105cm" svg:height="1.267cm" svg:x="4.2cm" svg:y="4.1cm">
          <draw:text-box>
            <text:p><text:span text:style-name="T15">プロセス</text:span><text:span text:style-name="T15">A</text:span></text:p>
          </draw:text-box>
        </draw:frame>
        <draw:frame draw:style-name="gr32" draw:text-style-name="P37" draw:layer="layout" svg:width="4.126cm" svg:height="1.267cm" svg:x="12.074cm" svg:y="4.1cm">
          <draw:text-box>
            <text:p><text:span text:style-name="T15">プロセス</text:span><text:span text:style-name="T15">B</text:span></text:p>
          </draw:text-box>
        </draw:frame>
        <draw:frame draw:style-name="gr33" draw:text-style-name="P37" draw:layer="layout" svg:width="4.181cm" svg:height="1.267cm" svg:x="19.419cm" svg:y="4.1cm">
          <draw:text-box>
            <text:p><text:span text:style-name="T15">プロセス</text:span><text:span text:style-name="T15">C</text:span></text:p>
          </draw:text-box>
        </draw:frame>
        <draw:frame draw:style-name="gr34" draw:text-style-name="P38" draw:layer="layout" svg:width="2.195cm" svg:height="1.267cm" svg:x="22.8cm" svg:y="13.734cm">
          <draw:text-box>
            <text:p><text:span text:style-name="T16">時間</text:span></text:p>
          </draw:text-box>
        </draw:frame>
        <draw:frame draw:style-name="gr35" draw:text-style-name="P34" draw:layer="layout" svg:width="1.177cm" svg:height="2.03cm" svg:x="3.386cm" svg:y="13.6cm">
          <draw:text-box>
            <text:p text:style-name="P33"><text:span text:style-name="T13">Ａ生成</text:span></text:p>
          </draw:text-box>
        </draw:frame>
        <draw:frame draw:style-name="gr35" draw:text-style-name="P34" draw:layer="layout" svg:width="1.177cm" svg:height="2.03cm" svg:x="4.823cm" svg:y="13.6cm">
          <draw:text-box>
            <text:p text:style-name="P33"><text:span text:style-name="T13">Ｂ生成</text:span></text:p>
          </draw:text-box>
        </draw:frame>
        <draw:frame draw:style-name="gr36" draw:text-style-name="P34" draw:layer="layout" svg:width="1.201cm" svg:height="2.15cm" svg:x="6.299cm" svg:y="13.6cm">
          <draw:text-box>
            <text:p text:style-name="P33"><text:span text:style-name="T13">Ｃ生成</text:span></text:p>
          </draw:text-box>
        </draw:frame>
        <draw:custom-shape draw:style-name="gr37" draw:text-style-name="P39" draw:layer="layout" svg:width="12.508cm" svg:height="1.277cm" svg:x="10.092cm" svg:y="13.923cm">
          <text:p text:style-name="P15"><text:span text:style-name="T17">もしノンプリエンプティブだったら？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" draw:layer="layout" svg:width="13.794cm" svg:height="10.346cm" svg:x="2.54cm" svg:y="2.067cm" draw:page-number="12" presentation:class="page"/>
          <draw:frame presentation:style-name="pr14" draw:text-style-name="P40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13" draw:style-name="dp3" draw:master-page-name="OS2015" presentation:presentation-page-layout-name="AL2T1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<text:span text:style-name="T3">優先度順</text:span></text:p>
          </draw:text-box>
        </draw:frame>
        <draw:frame presentation:style-name="pr8" draw:text-style-name="P11" draw:layer="layout" svg:width="25.2cm" svg:height="9.256cm" svg:x="1.4cm" svg:y="4.4cm" presentation:class="outline" presentation:user-transformed="true">
          <draw:text-box>
            <text:list text:style-name="L3">
              <text:list-item>
                <text:p text:style-name="P8"><text:span text:style-name="T3">（</text:span><text:span text:style-name="T3">fixed) priority scheduling</text:span></text:p>
              </text:list-item>
              <text:list-item>
                <text:p text:style-name="P8"><text:span text:style-name="T3">あらかじめ優先度を割り当てる</text:span></text:p>
              </text:list-item>
              <text:list-item>
                <text:p text:style-name="P8"><text:span text:style-name="T3">優先度＝優先順位</text:span></text:p>
              </text:list-item>
              <text:list-item>
                <text:p text:style-name="P8"><text:span text:style-name="T3">重要なプロセスを優先的に実行できる</text:span></text:p>
              </text:list-item>
              <text:list-item>
                <text:p text:style-name="P8"><text:span text:style-name="T3">他のポリシーと併用</text:span></text:p>
                <text:list>
                  <text:list-item>
                    <text:p><text:span text:style-name="T3">fixed</text:span><text:span text:style-name="T3">（固定）でない場合もある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794cm" svg:height="10.346cm" svg:x="2.54cm" svg:y="2.067cm" draw:page-number="13" presentation:class="page"/>
          <draw:frame presentation:style-name="pr6" draw:text-style-name="P12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14" draw:style-name="dp3" draw:master-page-name="OS2015" presentation:presentation-page-layout-name="AL4T19">
        <office:forms form:automatic-focus="false" form:apply-design-mode="false"/>
        <draw:line draw:style-name="gr13" draw:text-style-name="P27" draw:layer="layout" svg:x1="23.4cm" svg:y1="9cm" svg:x2="23.4cm" svg:y2="13.6cm">
          <text:p/>
        </draw:line>
        <draw:frame presentation:style-name="pr13" draw:layer="layout" svg:width="25.202cm" svg:height="2.976cm" svg:x="1.398cm" svg:y="0.88cm" presentation:class="title">
          <draw:text-box>
            <text:p>優先度順（プリエンプティブ）の例</text:p>
          </draw:text-box>
        </draw:frame>
        <draw:line draw:style-name="gr14" draw:text-style-name="P27" draw:layer="layout" svg:x1="2.6cm" svg:y1="13.6cm" svg:x2="25.4cm" svg:y2="13.6cm">
          <text:p/>
        </draw:line>
        <draw:line draw:style-name="gr13" draw:text-style-name="P27" draw:layer="layout" svg:x1="3.9cm" svg:y1="9cm" svg:x2="3.9cm" svg:y2="13.6cm">
          <text:p/>
        </draw:line>
        <draw:line draw:style-name="gr13" draw:text-style-name="P27" draw:layer="layout" svg:x1="5.4cm" svg:y1="9cm" svg:x2="5.4cm" svg:y2="13.6cm">
          <text:p/>
        </draw:line>
        <draw:line draw:style-name="gr13" draw:text-style-name="P27" draw:layer="layout" svg:x1="6.9cm" svg:y1="9cm" svg:x2="6.9cm" svg:y2="13.6cm">
          <text:p/>
        </draw:line>
        <draw:line draw:style-name="gr13" draw:text-style-name="P27" draw:layer="layout" svg:x1="8.4cm" svg:y1="9cm" svg:x2="8.4cm" svg:y2="13.6cm">
          <text:p/>
        </draw:line>
        <draw:line draw:style-name="gr13" draw:text-style-name="P27" draw:layer="layout" svg:x1="9.9cm" svg:y1="9cm" svg:x2="9.9cm" svg:y2="13.6cm">
          <text:p/>
        </draw:line>
        <draw:line draw:style-name="gr13" draw:text-style-name="P27" draw:layer="layout" svg:x1="11.4cm" svg:y1="9cm" svg:x2="11.4cm" svg:y2="13.6cm">
          <text:p/>
        </draw:line>
        <draw:line draw:style-name="gr13" draw:text-style-name="P27" draw:layer="layout" svg:x1="12.9cm" svg:y1="9cm" svg:x2="12.9cm" svg:y2="13.6cm">
          <text:p/>
        </draw:line>
        <draw:line draw:style-name="gr13" draw:text-style-name="P27" draw:layer="layout" svg:x1="21.9cm" svg:y1="9cm" svg:x2="21.9cm" svg:y2="13.6cm">
          <text:p/>
        </draw:line>
        <draw:line draw:style-name="gr13" draw:text-style-name="P27" draw:layer="layout" svg:x1="14.4cm" svg:y1="9cm" svg:x2="14.4cm" svg:y2="13.6cm">
          <text:p/>
        </draw:line>
        <draw:line draw:style-name="gr13" draw:text-style-name="P27" draw:layer="layout" svg:x1="15.915cm" svg:y1="9.021cm" svg:x2="15.915cm" svg:y2="13.621cm">
          <text:p/>
        </draw:line>
        <draw:line draw:style-name="gr13" draw:text-style-name="P27" draw:layer="layout" svg:x1="20.4cm" svg:y1="9cm" svg:x2="20.4cm" svg:y2="13.6cm">
          <text:p/>
        </draw:line>
        <draw:line draw:style-name="gr13" draw:text-style-name="P27" draw:layer="layout" svg:x1="17.4cm" svg:y1="9cm" svg:x2="17.4cm" svg:y2="13.6cm">
          <text:p/>
        </draw:line>
        <draw:line draw:style-name="gr13" draw:text-style-name="P27" draw:layer="layout" svg:x1="18.9cm" svg:y1="9cm" svg:x2="18.9cm" svg:y2="13.6cm">
          <text:p/>
        </draw:line>
        <draw:custom-shape draw:style-name="gr38" draw:text-style-name="P35" draw:layer="layout" svg:width="6cm" svg:height="1.2cm" svg:x="3cm" svg:y="5.4cm">
          <text:p text:style-name="P28"><text:span text:style-name="T14">優先度</text:span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36" draw:layer="layout" svg:width="9cm" svg:height="1.2cm" svg:x="9.6cm" svg:y="5.4cm">
          <text:p text:style-name="P28"><text:span text:style-name="T14">優先度</text:span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40" draw:text-style-name="P31" draw:layer="layout" svg:width="4.5cm" svg:height="1.2cm" svg:x="19.2cm" svg:y="5.4cm">
          <text:p text:style-name="P28"><text:span text:style-name="T12">優先度</text:span><text:span text:style-name="T12">1</text:span></text:p>
          <draw:enhanced-geometry svg:viewBox="0 0 21600 21600" draw:type="rectangle" draw:enhanced-path="M 0 0 L 21600 0 21600 21600 0 21600 0 0 Z N"/>
        </draw:custom-shape>
        <draw:frame draw:style-name="gr41" draw:text-style-name="P37" draw:layer="layout" svg:width="4.105cm" svg:height="1.267cm" svg:x="4.2cm" svg:y="4.1cm">
          <draw:text-box>
            <text:p><text:span text:style-name="T15">プロセス</text:span><text:span text:style-name="T15">A</text:span></text:p>
          </draw:text-box>
        </draw:frame>
        <draw:frame draw:style-name="gr42" draw:text-style-name="P37" draw:layer="layout" svg:width="4.126cm" svg:height="1.267cm" svg:x="12.074cm" svg:y="4.1cm">
          <draw:text-box>
            <text:p><text:span text:style-name="T15">プロセス</text:span><text:span text:style-name="T15">B</text:span></text:p>
          </draw:text-box>
        </draw:frame>
        <draw:frame draw:style-name="gr43" draw:text-style-name="P37" draw:layer="layout" svg:width="4.181cm" svg:height="1.267cm" svg:x="19.419cm" svg:y="4.1cm">
          <draw:text-box>
            <text:p><text:span text:style-name="T15">プロセス</text:span><text:span text:style-name="T15">C</text:span></text:p>
          </draw:text-box>
        </draw:frame>
        <draw:frame draw:style-name="gr44" draw:text-style-name="P38" draw:layer="layout" svg:width="2.195cm" svg:height="1.267cm" svg:x="22.8cm" svg:y="13.734cm">
          <draw:text-box>
            <text:p><text:span text:style-name="T16">時間</text:span></text:p>
          </draw:text-box>
        </draw:frame>
        <draw:frame draw:style-name="gr45" draw:text-style-name="P34" draw:layer="layout" svg:width="1.177cm" svg:height="2.03cm" svg:x="3.386cm" svg:y="13.6cm">
          <draw:text-box>
            <text:p text:style-name="P33"><text:span text:style-name="T13">Ａ生成</text:span></text:p>
          </draw:text-box>
        </draw:frame>
        <draw:frame draw:style-name="gr45" draw:text-style-name="P34" draw:layer="layout" svg:width="1.177cm" svg:height="2.03cm" svg:x="4.823cm" svg:y="13.6cm">
          <draw:text-box>
            <text:p text:style-name="P33"><text:span text:style-name="T13">Ｂ生成</text:span></text:p>
          </draw:text-box>
        </draw:frame>
        <draw:frame draw:style-name="gr46" draw:text-style-name="P34" draw:layer="layout" svg:width="1.201cm" svg:height="2.15cm" svg:x="6.299cm" svg:y="13.6cm">
          <draw:text-box>
            <text:p text:style-name="P33"><text:span text:style-name="T13">Ｃ生成</text:span></text:p>
          </draw:text-box>
        </draw:frame>
        <draw:custom-shape draw:style-name="gr47" draw:text-style-name="P39" draw:layer="layout" svg:width="12.508cm" svg:height="1.277cm" svg:x="10.292cm" svg:y="14cm">
          <text:p text:style-name="P15"><text:span text:style-name="T17">もしノンプリエンプティブだったら？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" draw:layer="layout" svg:width="13.794cm" svg:height="10.346cm" svg:x="2.54cm" svg:y="2.067cm" draw:page-number="14" presentation:class="page"/>
          <draw:frame presentation:style-name="pr14" draw:text-style-name="P40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15" draw:style-name="dp3" draw:master-page-name="OS2015" presentation:presentation-page-layout-name="AL2T1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<text:span text:style-name="T3">ラウンドロビン（</text:span><text:span text:style-name="T3">round robin</text:span><text:span text:style-name="T3">）</text:span></text:p>
          </draw:text-box>
        </draw:frame>
        <draw:frame presentation:style-name="pr15" draw:text-style-name="P11" draw:layer="layout" svg:width="25.2cm" svg:height="9.65cm" svg:x="1.4cm" svg:y="4.4cm" presentation:class="outline" presentation:user-transformed="true">
          <draw:text-box>
            <text:list text:style-name="L3">
              <text:list-item>
                <text:p text:style-name="P8"><text:span text:style-name="T3">「総当たり戦」「円卓会議」「輪状の嘆願書」</text:span></text:p>
              </text:list-item>
              <text:list-item>
                <text:p text:style-name="P8"><text:span text:style-name="T3">優先順位は無い</text:span></text:p>
              </text:list-item>
              <text:list-item>
                <text:p text:style-name="P8"><text:span text:style-name="T3">一定時間ごとにプロセスを切り替える</text:span></text:p>
              </text:list-item>
            </text:list>
            <text:p text:style-name="P41"><text:span text:style-name="T3"><text:tab/></text:span><text:span text:style-name="T3">＝タイムスライス（</text:span><text:span text:style-name="T3">time slice</text:span><text:span text:style-name="T3">）</text:span></text:p>
            <text:list text:style-name="L4">
              <text:list-item>
                <text:list>
                  <text:list-item>
                    <text:p text:style-name="P10"><text:span text:style-name="T3">タイムスライスを長くすると事実上</text:span><text:span text:style-name="T3">FCFS</text:span></text:p>
                  </text:list-item>
                  <text:list-item>
                    <text:p text:style-name="P10"><text:span text:style-name="T3">短くとると最短順に近づく</text:span></text:p>
                    <text:list>
                      <text:list-item>
                        <text:p><text:span text:style-name="T3">プロセス切り替えのオーバーヘッドが増加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794cm" svg:height="10.346cm" svg:x="2.54cm" svg:y="2.067cm" draw:page-number="15" presentation:class="page"/>
          <draw:frame presentation:style-name="pr6" draw:text-style-name="P12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16" draw:style-name="dp3" draw:master-page-name="OS2015" presentation:presentation-page-layout-name="AL4T19">
        <office:forms form:automatic-focus="false" form:apply-design-mode="false"/>
        <draw:line draw:style-name="gr13" draw:text-style-name="P27" draw:layer="layout" svg:x1="23.4cm" svg:y1="9cm" svg:x2="23.4cm" svg:y2="13.6cm">
          <text:p/>
        </draw:line>
        <draw:frame presentation:style-name="pr13" draw:layer="layout" svg:width="25.202cm" svg:height="2.976cm" svg:x="1.398cm" svg:y="0.88cm" presentation:class="title">
          <draw:text-box>
            <text:p>ラウンドロビンの例</text:p>
          </draw:text-box>
        </draw:frame>
        <draw:line draw:style-name="gr14" draw:text-style-name="P27" draw:layer="layout" svg:x1="2.6cm" svg:y1="13.6cm" svg:x2="25.4cm" svg:y2="13.6cm">
          <text:p/>
        </draw:line>
        <draw:line draw:style-name="gr13" draw:text-style-name="P27" draw:layer="layout" svg:x1="3.9cm" svg:y1="9cm" svg:x2="3.9cm" svg:y2="13.6cm">
          <text:p/>
        </draw:line>
        <draw:line draw:style-name="gr13" draw:text-style-name="P27" draw:layer="layout" svg:x1="5.4cm" svg:y1="9cm" svg:x2="5.4cm" svg:y2="13.6cm">
          <text:p/>
        </draw:line>
        <draw:line draw:style-name="gr13" draw:text-style-name="P27" draw:layer="layout" svg:x1="6.9cm" svg:y1="9cm" svg:x2="6.9cm" svg:y2="13.6cm">
          <text:p/>
        </draw:line>
        <draw:line draw:style-name="gr13" draw:text-style-name="P27" draw:layer="layout" svg:x1="8.4cm" svg:y1="9cm" svg:x2="8.4cm" svg:y2="13.6cm">
          <text:p/>
        </draw:line>
        <draw:line draw:style-name="gr13" draw:text-style-name="P27" draw:layer="layout" svg:x1="9.9cm" svg:y1="9cm" svg:x2="9.9cm" svg:y2="13.6cm">
          <text:p/>
        </draw:line>
        <draw:line draw:style-name="gr13" draw:text-style-name="P27" draw:layer="layout" svg:x1="11.4cm" svg:y1="9cm" svg:x2="11.4cm" svg:y2="13.6cm">
          <text:p/>
        </draw:line>
        <draw:line draw:style-name="gr13" draw:text-style-name="P27" draw:layer="layout" svg:x1="12.9cm" svg:y1="9cm" svg:x2="12.9cm" svg:y2="13.6cm">
          <text:p/>
        </draw:line>
        <draw:line draw:style-name="gr13" draw:text-style-name="P27" draw:layer="layout" svg:x1="21.9cm" svg:y1="9cm" svg:x2="21.9cm" svg:y2="13.6cm">
          <text:p/>
        </draw:line>
        <draw:line draw:style-name="gr13" draw:text-style-name="P27" draw:layer="layout" svg:x1="14.4cm" svg:y1="9cm" svg:x2="14.4cm" svg:y2="13.6cm">
          <text:p/>
        </draw:line>
        <draw:line draw:style-name="gr13" draw:text-style-name="P27" draw:layer="layout" svg:x1="15.915cm" svg:y1="9.021cm" svg:x2="15.915cm" svg:y2="13.621cm">
          <text:p/>
        </draw:line>
        <draw:line draw:style-name="gr13" draw:text-style-name="P27" draw:layer="layout" svg:x1="20.4cm" svg:y1="9cm" svg:x2="20.4cm" svg:y2="13.6cm">
          <text:p/>
        </draw:line>
        <draw:line draw:style-name="gr13" draw:text-style-name="P27" draw:layer="layout" svg:x1="17.4cm" svg:y1="9cm" svg:x2="17.4cm" svg:y2="13.6cm">
          <text:p/>
        </draw:line>
        <draw:line draw:style-name="gr13" draw:text-style-name="P27" draw:layer="layout" svg:x1="18.9cm" svg:y1="9cm" svg:x2="18.9cm" svg:y2="13.6cm">
          <text:p/>
        </draw:line>
        <draw:custom-shape draw:style-name="gr48" draw:text-style-name="P35" draw:layer="layout" svg:width="6cm" svg:height="1.2cm" svg:x="3cm" svg:y="5.4cm">
          <text:p text:style-name="P28"><text:span text:style-name="T14">4</text:span><text:span text:style-name="T14">単位時間</text:span></text:p>
          <draw:enhanced-geometry svg:viewBox="0 0 21600 21600" draw:type="rectangle" draw:enhanced-path="M 0 0 L 21600 0 21600 21600 0 21600 0 0 Z N"/>
        </draw:custom-shape>
        <draw:custom-shape draw:style-name="gr49" draw:text-style-name="P36" draw:layer="layout" svg:width="9cm" svg:height="1.2cm" svg:x="9.6cm" svg:y="5.4cm">
          <text:p text:style-name="P28"><text:span text:style-name="T14">6</text:span><text:span text:style-name="T14">単位時間</text:span></text:p>
          <draw:enhanced-geometry svg:viewBox="0 0 21600 21600" draw:type="rectangle" draw:enhanced-path="M 0 0 L 21600 0 21600 21600 0 21600 0 0 Z N"/>
        </draw:custom-shape>
        <draw:custom-shape draw:style-name="gr50" draw:text-style-name="P31" draw:layer="layout" svg:width="4.5cm" svg:height="1.2cm" svg:x="19.2cm" svg:y="5.4cm">
          <text:p text:style-name="P28"><text:span text:style-name="T12">3</text:span><text:span text:style-name="T12">単位時間</text:span></text:p>
          <draw:enhanced-geometry svg:viewBox="0 0 21600 21600" draw:type="rectangle" draw:enhanced-path="M 0 0 L 21600 0 21600 21600 0 21600 0 0 Z N"/>
        </draw:custom-shape>
        <draw:frame draw:style-name="gr51" draw:text-style-name="P37" draw:layer="layout" svg:width="4.105cm" svg:height="1.267cm" svg:x="4.2cm" svg:y="4.1cm">
          <draw:text-box>
            <text:p><text:span text:style-name="T15">プロセス</text:span><text:span text:style-name="T15">A</text:span></text:p>
          </draw:text-box>
        </draw:frame>
        <draw:frame draw:style-name="gr52" draw:text-style-name="P37" draw:layer="layout" svg:width="4.126cm" svg:height="1.267cm" svg:x="12.074cm" svg:y="4.1cm">
          <draw:text-box>
            <text:p><text:span text:style-name="T15">プロセス</text:span><text:span text:style-name="T15">B</text:span></text:p>
          </draw:text-box>
        </draw:frame>
        <draw:frame draw:style-name="gr53" draw:text-style-name="P37" draw:layer="layout" svg:width="4.181cm" svg:height="1.267cm" svg:x="19.419cm" svg:y="4.1cm">
          <draw:text-box>
            <text:p><text:span text:style-name="T15">プロセス</text:span><text:span text:style-name="T15">C</text:span></text:p>
          </draw:text-box>
        </draw:frame>
        <draw:frame draw:style-name="gr54" draw:text-style-name="P38" draw:layer="layout" svg:width="2.195cm" svg:height="1.267cm" svg:x="22.8cm" svg:y="13.734cm">
          <draw:text-box>
            <text:p><text:span text:style-name="T16">時間</text:span></text:p>
          </draw:text-box>
        </draw:frame>
        <draw:frame draw:style-name="gr55" draw:text-style-name="P34" draw:layer="layout" svg:width="1.177cm" svg:height="2.03cm" svg:x="3.386cm" svg:y="13.6cm">
          <draw:text-box>
            <text:p text:style-name="P33"><text:span text:style-name="T13">Ａ生成</text:span></text:p>
          </draw:text-box>
        </draw:frame>
        <draw:frame draw:style-name="gr55" draw:text-style-name="P34" draw:layer="layout" svg:width="1.177cm" svg:height="2.03cm" svg:x="4.823cm" svg:y="13.6cm">
          <draw:text-box>
            <text:p text:style-name="P33"><text:span text:style-name="T13">Ｂ生成</text:span></text:p>
          </draw:text-box>
        </draw:frame>
        <draw:frame draw:style-name="gr56" draw:text-style-name="P34" draw:layer="layout" svg:width="1.201cm" svg:height="2.15cm" svg:x="6.299cm" svg:y="13.6cm">
          <draw:text-box>
            <text:p text:style-name="P33"><text:span text:style-name="T13">Ｃ生成</text:span></text:p>
          </draw:text-box>
        </draw:frame>
        <draw:custom-shape draw:style-name="gr57" draw:text-style-name="P39" draw:layer="layout" svg:width="13.681cm" svg:height="1.277cm" svg:x="9cm" svg:y="13.923cm">
          <text:p text:style-name="P15"><text:span text:style-name="T17">タイムスライス＝</text:span><text:span text:style-name="T17">1</text:span><text:span text:style-name="T17">単位時間だったら？</text:span></text:p>
          <draw:enhanced-geometry svg:viewBox="0 0 21600 21600" draw:type="mso-spt202" draw:enhanced-path="M 0 0 L 21600 0 21600 21600 0 21600 0 0 Z N"/>
        </draw:custom-shape>
        <draw:line draw:style-name="gr24" draw:text-style-name="P27" draw:layer="layout" svg:x1="3.901cm" svg:y1="9.2cm" svg:x2="6.9cm" svg:y2="9.2cm">
          <text:p/>
        </draw:line>
        <draw:custom-shape draw:style-name="gr58" draw:text-style-name="P28" draw:layer="layout" svg:width="13cm" svg:height="1.4cm" svg:x="4.2cm" svg:y="7.075cm">
          <text:p text:style-name="P28">タイムスライス＝2単位時間の場合</text:p>
          <draw:enhanced-geometry svg:viewBox="0 0 21600 21600" draw:text-areas="800 800 20800 20800" draw:type="round-rectangular-callout" draw:modifiers="594.78501653719 28707.4946466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1" draw:layer="layout" svg:width="13.794cm" svg:height="10.346cm" svg:x="2.54cm" svg:y="2.067cm" draw:page-number="16" presentation:class="page"/>
          <draw:frame presentation:style-name="pr14" draw:text-style-name="P40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17" draw:style-name="dp3" draw:master-page-name="OS2015" presentation:presentation-page-layout-name="AL2T1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<text:span text:style-name="T3">その他のポリシー</text:span></text:p>
          </draw:text-box>
        </draw:frame>
        <draw:frame presentation:style-name="pr16" draw:text-style-name="P11" draw:layer="layout" svg:width="25.2cm" svg:height="10.545cm" svg:x="1.4cm" svg:y="4.4cm" presentation:class="outline" presentation:user-transformed="true">
          <draw:text-box>
            <text:list text:style-name="L3">
              <text:list-item>
                <text:p text:style-name="P8"><text:span text:style-name="T3">経過処理時間順</text:span></text:p>
                <text:list>
                  <text:list-item>
                    <text:p><text:span text:style-name="T3">Shortest Elapsed Time First: SETF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プロセスごとに</text:span><text:span text:style-name="T3">CPU</text:span><text:span text:style-name="T3">の利用時間を累積＝経過時間</text:span><text:span text:style-name="T3"><text:line-break/></text:span><text:span text:style-name="T3">⇒経過時間の短いものを優先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3">残余処理時間順</text:span></text:p>
                <text:list>
                  <text:list-item>
                    <text:p><text:span text:style-name="T3">Shortest Remaining Time First: SRTF</text:span></text:p>
                  </text:list-item>
                </text:list>
              </text:list-item>
              <text:list-item>
                <text:p text:style-name="P8"><text:span text:style-name="T3">後着順</text:span></text:p>
                <text:list>
                  <text:list-item>
                    <text:p><text:span text:style-name="T3">Last-Come, First-Served: LCF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794cm" svg:height="10.346cm" svg:x="2.54cm" svg:y="2.067cm" draw:page-number="17" presentation:class="page"/>
          <draw:frame presentation:style-name="pr6" draw:text-style-name="P12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18" draw:style-name="dp3" draw:master-page-name="OS2015" presentation:presentation-page-layout-name="AL2T1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<text:span text:style-name="T3">CPU</text:span><text:span text:style-name="T3">待ち時間とスケジューリング</text:span></text:p>
          </draw:text-box>
        </draw:frame>
        <draw:frame presentation:style-name="pr17" draw:text-style-name="P11" draw:layer="layout" svg:width="25.2cm" svg:height="10.583cm" svg:x="1.4cm" svg:y="4.4cm" presentation:class="outline" presentation:user-transformed="true">
          <draw:text-box>
            <text:list text:style-name="L3">
              <text:list-item>
                <text:p text:style-name="P8"><text:span text:style-name="T3">CPU</text:span><text:span text:style-name="T3">待ち時間＝実行可能状態にいる時間</text:span></text:p>
              </text:list-item>
              <text:list-item>
                <text:p text:style-name="P8"><text:span text:style-name="T3">低い優先度のプロセスは永遠に待つ必要？</text:span><text:span text:style-name="T3"><text:line-break/></text:span><text:span text:style-name="T3">（</text:span><text:span text:style-name="T3">resource starvation</text:span><text:span text:style-name="T3">）</text:span><text:span text:style-name="T3"><text:line-break/></text:span><text:span text:style-name="T3">⇒「資源の公平な管理」に著しく反する</text:span></text:p>
                <text:list>
                  <text:list-item>
                    <text:p><text:span text:style-name="T3">CPU</text:span><text:span text:style-name="T3">待ち時間に比例して優先度を上げる</text:span></text:p>
                  </text:list-item>
                  <text:list-item>
                    <text:p><text:span text:style-name="T3">CPU</text:span><text:span text:style-name="T3">利用時間に比例して優先度を下げる（</text:span><text:span text:style-name="T3">SETF</text:span><text:span text:style-name="T3">）</text:span></text:p>
                  </text:list-item>
                </text:list>
              </text:list-item>
              <text:list-item>
                <text:p text:style-name="P8"><text:span text:style-name="T3">実際はほとんどのプロセスに長い待ち状態が</text:span><text:span text:style-name="T3"><text:line-break/></text:span><text:span text:style-name="T3">あるので永遠に待つ事態はまず起こらない</text:span></text:p>
              </text:list-item>
            </text:list>
          </draw:text-box>
        </draw:frame>
        <presentation:notes draw:style-name="dp4">
          <draw:page-thumbnail draw:style-name="gr1" draw:layer="layout" svg:width="13.794cm" svg:height="10.346cm" svg:x="2.54cm" svg:y="2.067cm" draw:page-number="18" presentation:class="page"/>
          <draw:frame presentation:style-name="pr6" draw:text-style-name="P12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19" draw:style-name="dp3" draw:master-page-name="OS2015" presentation:presentation-page-layout-name="AL2T1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<text:span text:style-name="T3">実装例：多段フィードバックキュー</text:span></text:p>
          </draw:text-box>
        </draw:frame>
        <draw:frame presentation:style-name="pr8" draw:text-style-name="P42" draw:layer="layout" svg:width="25.2cm" svg:height="9.256cm" svg:x="1.4cm" svg:y="4.4cm" presentation:class="outline">
          <draw:text-box>
            <text:list text:style-name="L3">
              <text:list-item>
                <text:p text:style-name="P10"><text:span text:style-name="T18">Multilevel Feedback Queue</text:span></text:p>
              </text:list-item>
              <text:list-item>
                <text:p text:style-name="P10"><text:span text:style-name="T18">優先度別のプロセスキュー</text:span></text:p>
              </text:list-item>
              <text:list-item>
                <text:p text:style-name="P10"><text:span text:style-name="T18">nice</text:span><text:span text:style-name="T18">値で基本となる優先度を設定</text:span></text:p>
              </text:list-item>
              <text:list-item>
                <text:p text:style-name="P10"><text:span text:style-name="T18">各キューをラウンドロビンまたは先着順で処理</text:span></text:p>
              </text:list-item>
              <text:list-item>
                <text:p text:style-name="P10"><text:span text:style-name="T18">CPU</text:span><text:span text:style-name="T18">利用時間と待ち時間で優先度を上下</text:span></text:p>
              </text:list-item>
            </text:list>
          </draw:text-box>
        </draw:frame>
        <draw:custom-shape draw:style-name="gr59" draw:text-style-name="P43" draw:layer="layout" svg:width="4.434cm" svg:height="1.4cm" svg:x="3.911cm" svg:y="10.61cm">
          <text:p text:style-name="P13"><text:span text:style-name="T8">優先度</text:span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60" draw:text-style-name="P43" draw:layer="layout" svg:width="4.434cm" svg:height="1.399cm" svg:x="3.911cm" svg:y="12.011cm">
          <text:p text:style-name="P13"><text:span text:style-name="T8">優先度</text:span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60" draw:text-style-name="P43" draw:layer="layout" svg:width="4.434cm" svg:height="1.399cm" svg:x="3.911cm" svg:y="13.411cm">
          <text:p text:style-name="P13"><text:span text:style-name="T8">優先度</text:span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61" draw:text-style-name="P44" draw:layer="layout" svg:width="1.4cm" svg:height="1.05cm" svg:x="9.744cm" svg:y="10.61cm">
          <text:p/>
          <draw:enhanced-geometry svg:viewBox="0 0 21600 21600" draw:type="rectangle" draw:enhanced-path="M 0 0 L 21600 0 21600 21600 0 21600 0 0 Z N"/>
        </draw:custom-shape>
        <draw:line draw:style-name="gr62" draw:text-style-name="P21" draw:layer="layout" svg:x1="8.345cm" svg:y1="11.135cm" svg:x2="9.745cm" svg:y2="11.135cm">
          <text:p/>
        </draw:line>
        <draw:custom-shape draw:style-name="gr61" draw:text-style-name="P44" draw:layer="layout" svg:width="1.4cm" svg:height="1.05cm" svg:x="12.544cm" svg:y="10.61cm">
          <text:p/>
          <draw:enhanced-geometry svg:viewBox="0 0 21600 21600" draw:type="rectangle" draw:enhanced-path="M 0 0 L 21600 0 21600 21600 0 21600 0 0 Z N"/>
        </draw:custom-shape>
        <draw:line draw:style-name="gr62" draw:text-style-name="P21" draw:layer="layout" svg:x1="11.145cm" svg:y1="11.135cm" svg:x2="12.545cm" svg:y2="11.135cm">
          <text:p/>
        </draw:line>
        <draw:custom-shape draw:style-name="gr61" draw:text-style-name="P44" draw:layer="layout" svg:width="1.4cm" svg:height="1.05cm" svg:x="15.344cm" svg:y="10.61cm">
          <text:p/>
          <draw:enhanced-geometry svg:viewBox="0 0 21600 21600" draw:type="rectangle" draw:enhanced-path="M 0 0 L 21600 0 21600 21600 0 21600 0 0 Z N"/>
        </draw:custom-shape>
        <draw:line draw:style-name="gr62" draw:text-style-name="P21" draw:layer="layout" svg:x1="13.945cm" svg:y1="11.135cm" svg:x2="15.345cm" svg:y2="11.135cm">
          <text:p/>
        </draw:line>
        <draw:custom-shape draw:style-name="gr61" draw:text-style-name="P44" draw:layer="layout" svg:width="1.4cm" svg:height="1.05cm" svg:x="18.144cm" svg:y="10.61cm">
          <text:p/>
          <draw:enhanced-geometry svg:viewBox="0 0 21600 21600" draw:type="rectangle" draw:enhanced-path="M 0 0 L 21600 0 21600 21600 0 21600 0 0 Z N"/>
        </draw:custom-shape>
        <draw:line draw:style-name="gr62" draw:text-style-name="P21" draw:layer="layout" svg:x1="16.745cm" svg:y1="11.135cm" svg:x2="18.145cm" svg:y2="11.135cm">
          <text:p/>
        </draw:line>
        <draw:custom-shape draw:style-name="gr61" draw:text-style-name="P44" draw:layer="layout" svg:width="1.4cm" svg:height="1.05cm" svg:x="9.744cm" svg:y="13.586cm">
          <text:p/>
          <draw:enhanced-geometry svg:viewBox="0 0 21600 21600" draw:type="rectangle" draw:enhanced-path="M 0 0 L 21600 0 21600 21600 0 21600 0 0 Z N"/>
        </draw:custom-shape>
        <draw:line draw:style-name="gr62" draw:text-style-name="P21" draw:layer="layout" svg:x1="8.345cm" svg:y1="14.111cm" svg:x2="9.745cm" svg:y2="14.111cm">
          <text:p/>
        </draw:line>
        <draw:custom-shape draw:style-name="gr61" draw:text-style-name="P44" draw:layer="layout" svg:width="1.4cm" svg:height="1.05cm" svg:x="12.544cm" svg:y="13.586cm">
          <text:p/>
          <draw:enhanced-geometry svg:viewBox="0 0 21600 21600" draw:type="rectangle" draw:enhanced-path="M 0 0 L 21600 0 21600 21600 0 21600 0 0 Z N"/>
        </draw:custom-shape>
        <draw:line draw:style-name="gr62" draw:text-style-name="P21" draw:layer="layout" svg:x1="11.145cm" svg:y1="14.111cm" svg:x2="12.545cm" svg:y2="14.111cm">
          <text:p/>
        </draw:line>
        <draw:custom-shape draw:style-name="gr61" draw:text-style-name="P44" draw:layer="layout" svg:width="1.4cm" svg:height="1.05cm" svg:x="9.744cm" svg:y="12.097cm">
          <text:p/>
          <draw:enhanced-geometry svg:viewBox="0 0 21600 21600" draw:type="rectangle" draw:enhanced-path="M 0 0 L 21600 0 21600 21600 0 21600 0 0 Z N"/>
        </draw:custom-shape>
        <draw:line draw:style-name="gr62" draw:text-style-name="P21" draw:layer="layout" svg:x1="8.345cm" svg:y1="12.622cm" svg:x2="9.745cm" svg:y2="12.622cm">
          <text:p/>
        </draw:line>
        <draw:custom-shape draw:style-name="gr63" draw:text-style-name="P45" draw:layer="layout" svg:width="4.738cm" svg:height="2.485cm" svg:x="22cm" svg:y="9cm">
          <text:p text:style-name="P28"><text:span text:style-name="T16">一番上が</text:span></text:p>
          <text:p text:style-name="P28"><text:span text:style-name="T16">最優先</text:span></text:p>
          <draw:enhanced-geometry svg:viewBox="0 0 21600 21600" draw:text-areas="800 800 20800 20800" draw:type="round-rectangular-callout" draw:modifiers="-11941.7598649504 20253.25824617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1" draw:layer="layout" svg:width="13.794cm" svg:height="10.346cm" svg:x="2.54cm" svg:y="2.067cm" draw:page-number="19" presentation:class="page"/>
          <draw:frame presentation:style-name="pr6" draw:text-style-name="P12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20" draw:style-name="dp3" draw:master-page-name="OS2015" presentation:presentation-page-layout-name="AL2T1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<text:span text:style-name="T3">多段フィードバックキューの事例</text:span></text:p>
          </draw:text-box>
        </draw:frame>
        <draw:frame presentation:style-name="pr8" draw:text-style-name="P47" draw:layer="layout" svg:width="25.2cm" svg:height="9.256cm" svg:x="1.4cm" svg:y="4.4cm" presentation:class="outline" presentation:user-transformed="true">
          <draw:text-box>
            <text:list text:style-name="L3">
              <text:list-item>
                <text:p text:style-name="P46"><text:span text:style-name="T3">Windows: </text:span><text:span text:style-name="T3">優先度</text:span><text:span text:style-name="T3">32</text:span><text:span text:style-name="T3">段階</text:span></text:p>
                <text:list>
                  <text:list-item>
                    <text:p><text:span text:style-name="T3">16</text:span><text:span text:style-name="T3">～</text:span><text:span text:style-name="T3">31</text:span><text:span text:style-name="T3">が高リアルタイム性</text:span></text:p>
                  </text:list-item>
                  <text:list-item>
                    <text:p><text:span text:style-name="T3">ユーザは</text:span><text:span text:style-name="T3">6</text:span><text:span text:style-name="T3">レベルを指定可能</text:span></text:p>
                  </text:list-item>
                </text:list>
              </text:list-item>
              <text:list-item>
                <text:p><text:span text:style-name="T3">Unix</text:span><text:span text:style-name="T3">系</text:span><text:span text:style-name="T3">: 100</text:span><text:span text:style-name="T3">～</text:span><text:span text:style-name="T3">200</text:span><text:span text:style-name="T3">段階</text:span></text:p>
                <text:list>
                  <text:list-item>
                    <text:p><text:span text:style-name="T3">nice/renice</text:span><text:span text:style-name="T3">コマンドで</text:span><text:span text:style-name="T3">40</text:span><text:span text:style-name="T3">レベルの指定が可能</text:span></text:p>
                    <text:list>
                      <text:list-item>
                        <text:p><text:span text:style-name="T3">標準より高い優先度は管理者のみ可能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794cm" svg:height="10.346cm" svg:x="2.54cm" svg:y="2.067cm" draw:page-number="20" presentation:class="page"/>
          <draw:frame presentation:style-name="pr6" draw:text-style-name="P12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21" draw:style-name="dp3" draw:master-page-name="OS2015" presentation:presentation-page-layout-name="AL2T1">
        <office:forms form:automatic-focus="false" form:apply-design-mode="false"/>
        <draw:frame presentation:style-name="pr18" draw:layer="layout" svg:width="25.202cm" svg:height="3.293cm" svg:x="1.398cm" svg:y="0.563cm" presentation:class="title">
          <draw:text-box>
            <text:p>CFS<text:line-break/>(Completely Fair Scheduling)</text:p>
          </draw:text-box>
        </draw:frame>
        <draw:frame presentation:style-name="pr19" draw:layer="layout" svg:width="25.2cm" svg:height="9.256cm" svg:x="1.4cm" svg:y="4.4cm" presentation:class="outline">
          <draw:text-box>
            <text:list text:style-name="L3">
              <text:list-item>
                <text:p>Linuxカーネル2.6.23以降</text:p>
              </text:list-item>
              <text:list-item>
                <text:p>仮想経過処理時間（昇順）のみで決定</text:p>
                <text:list>
                  <text:list-item>
                    <text:p>優先度は仮想時間の増加量として利用</text:p>
                  </text:list-item>
                </text:list>
              </text:list-item>
            </text:list>
          </draw:text-box>
        </draw:frame>
        <draw:custom-shape draw:style-name="gr64" draw:text-style-name="P48" xml:id="id1" draw:id="id1" draw:layer="layout" svg:width="1.61cm" svg:height="1.207cm" svg:x="14.001cm" svg:y="8.365cm">
          <text:p text:style-name="P28"><text:span text:style-name="T15">3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9" xml:id="id2" draw:id="id2" draw:layer="layout" svg:width="1.61cm" svg:height="1.207cm" svg:x="8.938cm" svg:y="9.723cm">
          <text:p text:style-name="P28"><text:span text:style-name="T15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9" xml:id="id3" draw:id="id3" draw:layer="layout" svg:width="1.61cm" svg:height="1.207cm" svg:x="19.301cm" svg:y="9.521cm">
          <text:p text:style-name="P28"><text:span text:style-name="T15">4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7" draw:layer="layout" draw:type="line" svg:x1="14.001cm" svg:y1="8.969cm" svg:x2="10.313cm" svg:y2="9.899cm" draw:start-shape="id1" draw:start-glue-point="6" draw:end-shape="id2" draw:end-glue-point="11" svg:d="M14001 8969l-3688 930" svg:viewBox="0 0 3689 931">
          <text:p/>
        </draw:connector>
        <draw:connector draw:style-name="gr14" draw:text-style-name="P27" draw:layer="layout" draw:type="line" svg:x1="15.611cm" svg:y1="8.969cm" svg:x2="19.536cm" svg:y2="9.697cm" draw:start-shape="id1" draw:start-glue-point="10" draw:end-shape="id3" draw:end-glue-point="5" svg:d="M15611 8969l3925 728" svg:viewBox="0 0 3926 729">
          <text:p/>
        </draw:connector>
        <draw:connector draw:style-name="gr14" draw:text-style-name="P27" draw:layer="layout" draw:type="line" svg:x1="8.938cm" svg:y1="10.327cm" svg:x2="7.229cm" svg:y2="11.433cm" draw:start-shape="id2" draw:start-glue-point="6" draw:end-shape="id4" draw:end-glue-point="11" svg:d="M8938 10327l-1709 1106" svg:viewBox="0 0 1710 1107">
          <text:p/>
        </draw:connector>
        <draw:custom-shape draw:style-name="gr64" draw:text-style-name="P48" xml:id="id4" draw:id="id4" draw:layer="layout" svg:width="1.61cm" svg:height="1.207cm" svg:x="5.854cm" svg:y="11.257cm">
          <text:p text:style-name="P28"><text:span text:style-name="T15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8" xml:id="id5" draw:id="id5" draw:layer="layout" svg:width="1.61cm" svg:height="1.207cm" svg:x="11.99cm" svg:y="11.206cm">
          <text:p text:style-name="P28"><text:span text:style-name="T15">2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7" draw:layer="layout" draw:type="line" svg:x1="10.548cm" svg:y1="10.327cm" svg:x2="12.225cm" svg:y2="11.382cm" draw:start-shape="id2" draw:start-glue-point="10" draw:end-shape="id5" draw:end-glue-point="5" svg:d="M10548 10327l1677 1055" svg:viewBox="0 0 1678 1056">
          <text:p/>
        </draw:connector>
        <draw:connector draw:style-name="gr14" draw:text-style-name="P27" draw:layer="layout" draw:type="line" svg:x1="19.301cm" svg:y1="10.125cm" svg:x2="17.656cm" svg:y2="11.458cm" draw:start-shape="id3" draw:start-glue-point="6" draw:end-shape="id6" draw:end-glue-point="11" svg:d="M19301 10125l-1645 1333" svg:viewBox="0 0 1646 1334">
          <text:p/>
        </draw:connector>
        <draw:custom-shape draw:style-name="gr64" draw:text-style-name="P48" xml:id="id6" draw:id="id6" draw:layer="layout" svg:width="1.61cm" svg:height="1.207cm" svg:x="16.281cm" svg:y="11.282cm">
          <text:p text:style-name="P28"><text:span text:style-name="T15">3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8" xml:id="id7" draw:id="id7" draw:layer="layout" svg:width="1.61cm" svg:height="1.207cm" svg:x="22.316cm" svg:y="11.281cm">
          <text:p text:style-name="P28"><text:span text:style-name="T15">5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7" draw:layer="layout" draw:type="line" svg:x1="20.911cm" svg:y1="10.125cm" svg:x2="22.551cm" svg:y2="11.457cm" draw:start-shape="id3" draw:start-glue-point="10" draw:end-shape="id7" draw:end-glue-point="5" svg:d="M20911 10125l1640 1332" svg:viewBox="0 0 1641 1333">
          <text:p/>
        </draw:connector>
        <draw:custom-shape draw:style-name="gr65" draw:text-style-name="P49" xml:id="id8" draw:id="id8" draw:layer="layout" svg:width="1.61cm" svg:height="1.207cm" svg:x="4.012cm" svg:y="12.816cm">
          <text:p text:style-name="P28"><text:span text:style-name="T15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9" xml:id="id9" draw:id="id9" draw:layer="layout" svg:width="1.61cm" svg:height="1.207cm" svg:x="18.328cm" svg:y="12.816cm">
          <text:p text:style-name="P28"><text:span text:style-name="T15">4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7" draw:layer="layout" draw:type="line" svg:x1="6.089cm" svg:y1="12.288cm" svg:x2="5.387cm" svg:y2="12.992cm" draw:start-shape="id4" draw:start-glue-point="7" draw:end-shape="id8" draw:end-glue-point="11" svg:d="M6089 12288l-702 704" svg:viewBox="0 0 703 705">
          <text:p/>
        </draw:connector>
        <draw:connector draw:style-name="gr14" draw:text-style-name="P27" draw:layer="layout" draw:type="line" svg:x1="17.656cm" svg:y1="12.313cm" svg:x2="18.563cm" svg:y2="12.992cm" draw:start-shape="id6" draw:start-glue-point="9" draw:end-shape="id9" draw:end-glue-point="5" svg:d="M17656 12313l907 679" svg:viewBox="0 0 908 680">
          <text:p/>
        </draw:connector>
        <draw:connector draw:style-name="gr14" draw:text-style-name="P27" draw:layer="layout" draw:type="line" svg:x1="7.229cm" svg:y1="12.288cm" svg:x2="7.881cm" svg:y2="12.99cm" draw:start-shape="id4" draw:start-glue-point="9" draw:end-shape="id10" draw:end-glue-point="0" svg:d="M7229 12288l652 702" svg:viewBox="0 0 653 703">
          <text:p/>
        </draw:connector>
        <draw:custom-shape draw:style-name="gr66" draw:text-style-name="P50" xml:id="id10" draw:id="id10" draw:layer="layout" svg:width="1.71cm" svg:height="0.704cm" svg:x="7.026cm" svg:y="12.99cm">
          <text:p text:style-name="P28"><text:span text:style-name="T13">NULL</text:span></text:p>
          <draw:enhanced-geometry svg:viewBox="0 0 21600 21600" draw:type="rectangle" draw:enhanced-path="M 0 0 L 21600 0 21600 21600 0 21600 0 0 Z N"/>
        </draw:custom-shape>
        <draw:connector draw:style-name="gr14" draw:text-style-name="P27" draw:layer="layout" draw:type="line" svg:x1="13.365cm" svg:y1="12.237cm" svg:x2="13.983cm" svg:y2="13.018cm" draw:start-shape="id5" draw:start-glue-point="9" draw:end-shape="id11" draw:end-glue-point="0" svg:d="M13365 12237l618 781" svg:viewBox="0 0 619 782">
          <text:p/>
        </draw:connector>
        <draw:custom-shape draw:style-name="gr66" draw:text-style-name="P50" xml:id="id11" draw:id="id11" draw:layer="layout" svg:width="1.71cm" svg:height="0.704cm" svg:x="13.128cm" svg:y="13.018cm">
          <text:p text:style-name="P28"><text:span text:style-name="T13">NULL</text:span></text:p>
          <draw:enhanced-geometry svg:viewBox="0 0 21600 21600" draw:type="rectangle" draw:enhanced-path="M 0 0 L 21600 0 21600 21600 0 21600 0 0 Z N"/>
        </draw:custom-shape>
        <draw:connector draw:style-name="gr14" draw:text-style-name="P27" draw:layer="layout" draw:type="line" svg:x1="12.225cm" svg:y1="12.237cm" svg:x2="11.504cm" svg:y2="13.068cm" draw:start-shape="id5" draw:start-glue-point="7" draw:end-shape="id12" draw:end-glue-point="0" svg:d="M12225 12237l-721 831" svg:viewBox="0 0 722 832">
          <text:p/>
        </draw:connector>
        <draw:custom-shape draw:style-name="gr66" draw:text-style-name="P50" xml:id="id12" draw:id="id12" draw:layer="layout" svg:width="1.71cm" svg:height="0.704cm" svg:x="10.649cm" svg:y="13.068cm">
          <text:p text:style-name="P28"><text:span text:style-name="T13">NULL</text:span></text:p>
          <draw:enhanced-geometry svg:viewBox="0 0 21600 21600" draw:type="rectangle" draw:enhanced-path="M 0 0 L 21600 0 21600 21600 0 21600 0 0 Z N"/>
        </draw:custom-shape>
        <draw:connector draw:style-name="gr14" draw:text-style-name="P27" draw:layer="layout" draw:type="line" svg:x1="16.516cm" svg:y1="12.313cm" svg:x2="16.064cm" svg:y2="13.093cm" draw:start-shape="id6" draw:start-glue-point="7" draw:end-shape="id13" draw:end-glue-point="0" svg:d="M16516 12313l-452 780" svg:viewBox="0 0 453 781">
          <text:p/>
        </draw:connector>
        <draw:custom-shape draw:style-name="gr66" draw:text-style-name="P50" xml:id="id13" draw:id="id13" draw:layer="layout" svg:width="1.71cm" svg:height="0.704cm" svg:x="15.209cm" svg:y="13.093cm">
          <text:p text:style-name="P28"><text:span text:style-name="T13">NULL</text:span></text:p>
          <draw:enhanced-geometry svg:viewBox="0 0 21600 21600" draw:type="rectangle" draw:enhanced-path="M 0 0 L 21600 0 21600 21600 0 21600 0 0 Z N"/>
        </draw:custom-shape>
        <draw:connector draw:style-name="gr14" draw:text-style-name="P27" draw:layer="layout" draw:type="line" svg:x1="23.691cm" svg:y1="12.312cm" svg:x2="24.543cm" svg:y2="13.17cm" draw:start-shape="id7" draw:start-glue-point="9" draw:end-shape="id14" draw:end-glue-point="0" svg:d="M23691 12312l852 858" svg:viewBox="0 0 853 859">
          <text:p/>
        </draw:connector>
        <draw:custom-shape draw:style-name="gr66" draw:text-style-name="P50" xml:id="id14" draw:id="id14" draw:layer="layout" svg:width="1.71cm" svg:height="0.704cm" svg:x="23.688cm" svg:y="13.17cm">
          <text:p text:style-name="P28"><text:span text:style-name="T13">NULL</text:span></text:p>
          <draw:enhanced-geometry svg:viewBox="0 0 21600 21600" draw:type="rectangle" draw:enhanced-path="M 0 0 L 21600 0 21600 21600 0 21600 0 0 Z N"/>
        </draw:custom-shape>
        <draw:connector draw:style-name="gr14" draw:text-style-name="P27" draw:layer="layout" draw:type="line" svg:x1="22.551cm" svg:y1="12.312cm" svg:x2="22.064cm" svg:y2="13.22cm" draw:start-shape="id7" draw:start-glue-point="7" draw:end-shape="id15" draw:end-glue-point="0" svg:d="M22551 12312l-487 908" svg:viewBox="0 0 488 909">
          <text:p/>
        </draw:connector>
        <draw:custom-shape draw:style-name="gr66" draw:text-style-name="P50" xml:id="id15" draw:id="id15" draw:layer="layout" svg:width="1.71cm" svg:height="0.704cm" svg:x="21.209cm" svg:y="13.22cm">
          <text:p text:style-name="P28"><text:span text:style-name="T13">NULL</text:span></text:p>
          <draw:enhanced-geometry svg:viewBox="0 0 21600 21600" draw:type="rectangle" draw:enhanced-path="M 0 0 L 21600 0 21600 21600 0 21600 0 0 Z N"/>
        </draw:custom-shape>
        <draw:connector draw:style-name="gr14" draw:text-style-name="P27" draw:layer="layout" draw:type="line" svg:x1="5.387cm" svg:y1="13.847cm" svg:x2="6.238cm" svg:y2="14.703cm" draw:start-shape="id8" draw:start-glue-point="9" draw:end-shape="id16" draw:end-glue-point="0" svg:d="M5387 13847l851 856" svg:viewBox="0 0 852 857">
          <text:p/>
        </draw:connector>
        <draw:custom-shape draw:style-name="gr66" draw:text-style-name="P50" xml:id="id16" draw:id="id16" draw:layer="layout" svg:width="1.71cm" svg:height="0.704cm" svg:x="5.383cm" svg:y="14.703cm">
          <text:p text:style-name="P28"><text:span text:style-name="T13">NULL</text:span></text:p>
          <draw:enhanced-geometry svg:viewBox="0 0 21600 21600" draw:type="rectangle" draw:enhanced-path="M 0 0 L 21600 0 21600 21600 0 21600 0 0 Z N"/>
        </draw:custom-shape>
        <draw:connector draw:style-name="gr14" draw:text-style-name="P27" draw:layer="layout" draw:type="line" svg:x1="4.247cm" svg:y1="13.847cm" svg:x2="3.692cm" svg:y2="14.804cm" draw:start-shape="id8" draw:start-glue-point="7" draw:end-shape="id17" draw:end-glue-point="0" svg:d="M4247 13847l-555 957" svg:viewBox="0 0 556 958">
          <text:p/>
        </draw:connector>
        <draw:custom-shape draw:style-name="gr66" draw:text-style-name="P50" xml:id="id17" draw:id="id17" draw:layer="layout" svg:width="1.71cm" svg:height="0.704cm" svg:x="2.837cm" svg:y="14.804cm">
          <text:p text:style-name="P28"><text:span text:style-name="T13">NULL</text:span></text:p>
          <draw:enhanced-geometry svg:viewBox="0 0 21600 21600" draw:type="rectangle" draw:enhanced-path="M 0 0 L 21600 0 21600 21600 0 21600 0 0 Z N"/>
        </draw:custom-shape>
        <draw:connector draw:style-name="gr14" draw:text-style-name="P27" draw:layer="layout" draw:type="line" svg:x1="19.703cm" svg:y1="13.847cm" svg:x2="20.454cm" svg:y2="14.829cm" draw:start-shape="id9" draw:start-glue-point="9" draw:end-shape="id18" draw:end-glue-point="0" svg:d="M19703 13847l751 982" svg:viewBox="0 0 752 983">
          <text:p/>
        </draw:connector>
        <draw:custom-shape draw:style-name="gr66" draw:text-style-name="P50" xml:id="id18" draw:id="id18" draw:layer="layout" svg:width="1.71cm" svg:height="0.704cm" svg:x="19.599cm" svg:y="14.829cm">
          <text:p text:style-name="P28"><text:span text:style-name="T13">NULL</text:span></text:p>
          <draw:enhanced-geometry svg:viewBox="0 0 21600 21600" draw:type="rectangle" draw:enhanced-path="M 0 0 L 21600 0 21600 21600 0 21600 0 0 Z N"/>
        </draw:custom-shape>
        <draw:connector draw:style-name="gr14" draw:text-style-name="P27" draw:layer="layout" draw:type="line" svg:x1="18.563cm" svg:y1="13.847cm" svg:x2="17.808cm" svg:y2="14.879cm" draw:start-shape="id9" draw:start-glue-point="7" draw:end-shape="id19" draw:end-glue-point="0" svg:d="M18563 13847l-755 1032" svg:viewBox="0 0 756 1033">
          <text:p/>
        </draw:connector>
        <draw:custom-shape draw:style-name="gr66" draw:text-style-name="P50" xml:id="id19" draw:id="id19" draw:layer="layout" svg:width="1.71cm" svg:height="0.704cm" svg:x="16.953cm" svg:y="14.879cm">
          <text:p text:style-name="P28"><text:span text:style-name="T13">NULL</text:span></text:p>
          <draw:enhanced-geometry svg:viewBox="0 0 21600 21600" draw:type="rectangle" draw:enhanced-path="M 0 0 L 21600 0 21600 21600 0 21600 0 0 Z N"/>
        </draw:custom-shape>
        <draw:custom-shape draw:style-name="gr67" draw:text-style-name="P45" draw:layer="layout" svg:width="5.666cm" svg:height="2.515cm" svg:x="21.623cm" svg:y="6.8cm">
          <text:p text:style-name="P28"><text:span text:style-name="T16">二分探索木</text:span></text:p>
          <text:p text:style-name="P28"><text:span text:style-name="T16">（赤黒木）</text:span></text:p>
          <draw:enhanced-geometry svg:viewBox="0 0 21600 21600" draw:glue-points="10800 0 0 10800 10800 21600 21600 10800 ?f40 ?f41" draw:text-areas="0 0 21600 21600" draw:type="rectangular-callout" draw:modifiers="-9201.05876124934 19333.54531001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8" draw:text-style-name="P51" draw:layer="layout" svg:width="3.017cm" svg:height="1.267cm" svg:x="13.397cm" svg:y="9.473cm">
          <draw:text-box>
            <text:p><text:span text:style-name="T16">ルート</text:span></text:p>
          </draw:text-box>
        </draw:frame>
        <draw:custom-shape draw:style-name="gr69" draw:text-style-name="P45" draw:layer="layout" svg:width="3.922cm" svg:height="1.835cm" svg:x="1cm" svg:y="9.365cm">
          <text:p text:style-name="P28"><text:span text:style-name="T16">左端が</text:span></text:p>
          <text:p text:style-name="P28"><text:span text:style-name="T16">最優先</text:span></text:p>
          <draw:enhanced-geometry svg:viewBox="0 0 21600 21600" draw:text-areas="800 800 20800 20800" draw:type="round-rectangular-callout" draw:modifiers="18891.0527657405 42023.52941176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1" draw:layer="layout" svg:width="13.794cm" svg:height="10.346cm" svg:x="2.54cm" svg:y="2.067cm" draw:page-number="21" presentation:class="page"/>
          <draw:frame presentation:style-name="pr6" draw:text-style-name="P52" draw:layer="layout" svg:width="15.099cm" svg:height="12.414cm" svg:x="1.886cm" svg:y="13.105cm" presentation:class="notes">
            <draw:text-box>
              <text:p><text:span text:style-name="T19">赤黒木の基本ルール：</text:span></text:p>
              <text:p><text:span text:style-name="T19">・二分木である</text:span></text:p>
              <text:p><text:span text:style-name="T19">・ノードは赤もしくは黒のいずれかに塗られる</text:span></text:p>
              <text:p><text:span text:style-name="T19">・ルートノードは黒</text:span></text:p>
              <text:p><text:span text:style-name="T19">・赤ノードの子は黒ノード</text:span></text:p>
              <text:p><text:span text:style-name="T19">・ルートノードからリーフノードまでのパスに含まれる黒ノードの数は一定</text:span></text:p>
            </draw:text-box>
          </draw:frame>
        </presentation:notes>
      </draw:page>
      <draw:page draw:name="page22" draw:style-name="dp3" draw:master-page-name="OS2015" presentation:presentation-page-layout-name="AL2T1">
        <office:forms form:automatic-focus="false" form:apply-design-mode="false"/>
        <draw:frame presentation:style-name="pr20" draw:layer="layout" svg:width="25.202cm" svg:height="2.976cm" svg:x="1.398cm" svg:y="0.88cm" presentation:class="title">
          <draw:text-box>
            <text:p>複雑化するスケジューリング</text:p>
          </draw:text-box>
        </draw:frame>
        <draw:frame presentation:style-name="pr21" draw:layer="layout" svg:width="25.2cm" svg:height="11.216cm" svg:x="1.4cm" svg:y="4.4cm" presentation:class="outline" presentation:user-transformed="true">
          <draw:text-box>
            <text:list text:style-name="L3">
              <text:list-item>
                <text:p>複数CPUの管理（マルチコア、GPGPU）</text:p>
              </text:list-item>
              <text:list-item>
                <text:p>仮想化</text:p>
                <text:list>
                  <text:list-item>
                    <text:p>ホストOS/仮想マシンモニタとの連携</text:p>
                  </text:list-item>
                </text:list>
              </text:list-item>
              <text:list-item>
                <text:p>プロセス内部の並列化（スレッド）</text:p>
              </text:list-item>
              <text:list-item>
                <text:p>リアルタイム・プロセス</text:p>
                <text:list>
                  <text:list-item>
                    <text:p>映像／音楽</text:p>
                  </text:list-item>
                </text:list>
              </text:list-item>
              <text:list-item>
                <text:p>スケーラビリティ</text:p>
                <text:list>
                  <text:list-item>
                    <text:p>プロセス数爆発への対応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794cm" svg:height="10.346cm" svg:x="2.54cm" svg:y="2.067cm" draw:page-number="22" presentation:class="page"/>
          <draw:frame presentation:style-name="pr6" draw:text-style-name="P12" draw:layer="layout" svg:width="15.099cm" svg:height="12.414cm" svg:x="1.886cm" svg:y="13.10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PA Pゴシック1" svg:font-family="'IPA Pゴシック'" style:font-family-generic="modern" style:font-pitch="variable"/>
    <style:font-face style:name="IPA Pゴシック" svg:font-family="'IPA Pゴシック'" style:font-adornments="標準" style:font-family-generic="modern" style:font-pitch="variable"/>
    <style:font-face style:name="ＭＳ Ｐゴシック1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ＭＳ Ｐ明朝" svg:font-family="'ＭＳ Ｐ明朝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draw:marker draw:name="線の終点_20_1" draw:display-name="線の終点 1" svg:viewBox="0 0 237 237" svg:d="M119 0l118 237h-237z"/>
    <draw:marker draw:name="線の終点_20_2" draw:display-name="線の終点 2" svg:viewBox="0 0 237 237" svg:d="M119 0l118 237h-237z"/>
    <draw:marker draw:name="線の終点_20_3" draw:display-name="線の終点 3" svg:viewBox="0 0 237 237" svg:d="M119 0l118 237h-237z"/>
    <draw:marker draw:name="線の終点_20_4" draw:display-name="線の終点 4" svg:viewBox="0 0 237 237" svg:d="M119 0l118 237h-237z"/>
    <draw:stroke-dash draw:name="Dashed_20__28_var_29__20_1" draw:display-name="Dashed (var) 1" draw:style="rect" draw:dots1="1" draw:dots1-length="0.079cm" draw:distance="0.079cm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ＭＳ Ｐ明朝1" style:font-size-asian="24pt" style:language-asian="ja" style:country-asian="JP" style:font-name-complex="Tahoma1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IPA Pゴシック" fo:font-family="'IPA Pゴシック'" style:font-style-name="標準" style:font-family-generic="modern" style:font-pitch="variable" fo:font-size="24pt" fo:font-style="normal" fo:text-shadow="none" style:text-underline-style="none" fo:font-weight="normal" style:font-name-asian="IPA Pゴシック" style:font-family-asian="'IPA Pゴシック'" style:font-style-name-asian="標準" style:font-family-generic-asian="modern" style:font-pitch-asian="variable" style:font-size-asian="24pt" style:font-style-asian="normal" style:font-weight-asian="normal" style:font-name-complex="ＭＳ Ｐゴシック1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" style:display-name="標準_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IPA Pゴシック" fo:font-family="'IPA Pゴシック'" style:font-style-name="標準" style:font-family-generic="modern" style:font-pitch="variable" fo:font-size="24pt" fo:font-style="normal" fo:text-shadow="none" style:text-underline-style="none" fo:font-weight="normal" style:font-name-asian="IPA Pゴシック" style:font-family-asian="'IPA Pゴシック'" style:font-style-name-asian="標準" style:font-family-generic-asian="modern" style:font-pitch-asian="variable" style:font-size-asian="24pt" style:font-style-asian="normal" style:font-weight-asian="normal" style:font-name-complex="ＭＳ Ｐゴシック1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標準_5f_2" style:display-name="標準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2" style:display-name="標準_2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IPA Pゴシック" fo:font-family="'IPA Pゴシック'" style:font-style-name="標準" style:font-family-generic="modern" style:font-pitch="variable" fo:font-size="24pt" fo:font-style="normal" fo:text-shadow="none" style:text-underline-style="none" fo:font-weight="normal" style:font-name-asian="IPA Pゴシック" style:font-family-asian="'IPA Pゴシック'" style:font-style-name-asian="標準" style:font-family-generic-asian="modern" style:font-pitch-asian="variable" style:font-size-asian="24pt" style:font-style-asian="normal" style:font-weight-asian="normal" style:font-name-complex="ＭＳ Ｐゴシック1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標準_5f_1_5f_1" style:display-name="標準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1" style:display-name="標準_1_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IPA Pゴシック" fo:font-family="'IPA Pゴシック'" style:font-style-name="標準" style:font-family-generic="modern" style:font-pitch="variable" fo:font-size="24pt" fo:font-style="normal" fo:text-shadow="none" style:text-underline-style="none" fo:font-weight="normal" style:font-name-asian="IPA Pゴシック" style:font-family-asian="'IPA Pゴシック'" style:font-style-name-asian="標準" style:font-family-generic-asian="modern" style:font-pitch-asian="variable" style:font-size-asian="24pt" style:font-style-asian="normal" style:font-weight-asian="normal" style:font-name-complex="ＭＳ Ｐゴシック1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標準_5f_3" style:display-name="標準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3" style:display-name="標準_3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IPA Pゴシック" fo:font-family="'IPA Pゴシック'" style:font-style-name="標準" style:font-family-generic="modern" style:font-pitch="variable" fo:font-size="24pt" fo:font-style="normal" fo:text-shadow="none" style:text-underline-style="none" fo:font-weight="normal" style:font-name-asian="IPA Pゴシック" style:font-family-asian="'IPA Pゴシック'" style:font-style-name-asian="標準" style:font-family-generic-asian="modern" style:font-pitch-asian="variable" style:font-size-asian="24pt" style:font-style-asian="normal" style:font-weight-asian="normal" style:font-name-complex="ＭＳ Ｐゴシック1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標準_5f_1_5f_2" style:display-name="標準_1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" style:display-name="標準_1_2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IPA Pゴシック" fo:font-family="'IPA Pゴシック'" style:font-style-name="標準" style:font-family-generic="modern" style:font-pitch="variable" fo:font-size="24pt" fo:font-style="normal" fo:text-shadow="none" style:text-underline-style="none" fo:font-weight="normal" style:font-name-asian="IPA Pゴシック" style:font-family-asian="'IPA Pゴシック'" style:font-style-name-asian="標準" style:font-family-generic-asian="modern" style:font-pitch-asian="variable" style:font-size-asian="24pt" style:font-style-asian="normal" style:font-weight-asian="normal" style:font-name-complex="ＭＳ Ｐゴシック1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標準_5f_4" style:display-name="標準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4" style:display-name="標準_4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IPA Pゴシック" fo:font-family="'IPA Pゴシック'" style:font-style-name="標準" style:font-family-generic="modern" style:font-pitch="variable" fo:font-size="24pt" fo:font-style="normal" fo:text-shadow="none" style:text-underline-style="none" fo:font-weight="normal" style:font-name-asian="IPA Pゴシック" style:font-family-asian="'IPA Pゴシック'" style:font-style-name-asian="標準" style:font-family-generic-asian="modern" style:font-pitch-asian="variable" style:font-size-asian="24pt" style:font-style-asian="normal" style:font-weight-asian="normal" style:font-name-complex="ＭＳ Ｐゴシック1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標準_5f_1_5f_3" style:display-name="標準_1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3" style:display-name="標準_1_3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IPA Pゴシック" fo:font-family="'IPA Pゴシック'" style:font-style-name="標準" style:font-family-generic="modern" style:font-pitch="variable" fo:font-size="24pt" fo:font-style="normal" fo:text-shadow="none" style:text-underline-style="none" fo:font-weight="normal" style:font-name-asian="IPA Pゴシック" style:font-family-asian="'IPA Pゴシック'" style:font-style-name-asian="標準" style:font-family-generic-asian="modern" style:font-pitch-asian="variable" style:font-size-asian="24pt" style:font-style-asian="normal" style:font-weight-asian="normal" style:font-name-complex="ＭＳ Ｐゴシック1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標準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標準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標準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modern" style:font-pitch-asian="variable" style:font-size-asian="24pt" style:font-style-asian="normal" style:font-weight-asian="normal" style:font-name-complex="ＭＳ Ｐゴシック1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標準-notes" style:family="presentation">
      <style:graphic-properties draw:stroke="none" draw:fill="none" fo:padding-top="0.13cm" fo:padding-bottom="0.13cm" fo:padding-left="0.25cm" fo:padding-right="0.25cm">
        <text:list-style style:name="標準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ＭＳ Ｐ明朝" style:font-family-asian="'ＭＳ Ｐ明朝'" style:font-family-generic-asian="roman" style:font-pitch-asian="variable" style:font-size-asian="12pt" style:font-style-asian="normal" style:font-weight-asian="normal" style:font-name-complex="ＭＳ Ｐ明朝" style:font-family-complex="'ＭＳ Ｐ明朝'" style:font-family-generic-complex="roman" style:font-pitch-complex="variable" style:font-size-complex="12pt" style:font-style-complex="normal" style:font-weight-complex="normal" style:text-emphasize="none" style:font-relief="none"/>
    </style:style>
    <style:style style:name="標準-outline1" style:family="presentation">
      <style:graphic-properties draw:stroke="none" draw:fill="none" fo:padding-top="0.13cm" fo:padding-bottom="0.13cm" fo:padding-left="0.25cm" fo:padding-right="0.25cm">
        <text:list-style style:name="標準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18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IPA Pゴシック1" fo:font-family="'IPA Pゴシック'" style:font-family-generic="modern" style:font-pitch="variable" fo:font-size="24.7999992370605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30pt" style:font-style-asian="normal" style:font-weight-asian="normal" style:font-name-complex="ＭＳ Ｐゴシック1" style:font-family-complex="'ＭＳ Ｐゴシック'" style:font-family-generic-complex="modern" style:font-pitch-complex="variable" style:font-size-complex="30pt" style:font-style-complex="normal" style:font-weight-complex="normal" style:text-emphasize="none" style:font-relief="none"/>
    </style:style>
    <style:style style:name="標準-outline2" style:family="presentation" style:parent-style-name="標準-outline1">
      <style:paragraph-properties fo:margin-left="0cm" fo:margin-right="0cm" fo:margin-top="0.189cm" fo:margin-bottom="0cm" fo:line-height="100%" fo:text-align="start" fo:text-indent="0cm" style:punctuation-wrap="hanging" style:line-break="strict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21.5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6pt" style:font-style-asian="normal" style:font-weight-asian="normal" style:font-name-complex="ＭＳ Ｐゴシック1" style:font-family-complex="'ＭＳ Ｐゴシック'" style:font-family-generic-complex="modern" style:font-pitch-complex="variable" style:font-size-complex="26pt" style:font-style-complex="normal" style:font-weight-complex="normal" style:font-relief="none"/>
    </style:style>
    <style:style style:name="標準-outline3" style:family="presentation" style:parent-style-name="標準-outline2">
      <style:paragraph-properties fo:margin-left="0cm" fo:margin-right="0cm" fo:margin-top="0.166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9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3pt" style:font-style-asian="normal" style:font-weight-asian="normal" style:font-name-complex="ＭＳ Ｐゴシック1" style:font-family-complex="'ＭＳ Ｐゴシック'" style:font-family-generic-complex="modern" style:font-pitch-complex="variable" style:font-size-complex="23pt" style:font-style-complex="normal" style:font-weight-complex="normal" style:font-relief="none"/>
    </style:style>
    <style:style style:name="標準-outline4" style:family="presentation" style:parent-style-name="標準-outline3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1.521cm"/>
          <style:tab-stop style:position="4.061cm"/>
          <style:tab-stop style:position="6.601cm"/>
          <style:tab-stop style:position="9.141cm"/>
          <style:tab-stop style:position="11.681cm"/>
          <style:tab-stop style:position="14.221cm"/>
          <style:tab-stop style:position="16.761cm"/>
          <style:tab-stop style:position="19.301cm"/>
          <style:tab-stop style:position="21.841cm"/>
          <style:tab-stop style:position="24.381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6.6000003814697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5" style:family="presentation" style:parent-style-name="標準-outline4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6.6000003814697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6" style:family="presentation" style:parent-style-name="標準-outline5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6.6000003814697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7" style:family="presentation" style:parent-style-name="標準-outline6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6.6000003814697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8" style:family="presentation" style:parent-style-name="標準-outline7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6.6000003814697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9" style:family="presentation" style:parent-style-name="標準-outline8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6.6000003814697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">
            <style:list-level-properties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family-generic-asian="modern" style:font-pitch-asian="variable" style:font-size-asian="32pt" style:font-style-asian="normal" style:font-weight-asian="normal" style:font-name-complex="ＭＳ Ｐゴシック1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標準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標準-title">
          <text:list-level-style-bullet text:level="1" text:bullet-char="•">
            <style:list-level-properties/>
            <style:text-properties style:font-name="Arial" fo:color="#33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style:text-outline="false" style:text-line-through-style="none" style:text-line-through-type="none" style:text-position="0% 100%" style:font-name="IPA Pゴシック1" fo:font-family="'IPA Pゴシック'" style:font-family-generic="modern" style:font-pitch="variable" fo:font-size="32.2999992370605pt" fo:font-style="normal" fo:text-shadow="none" style:text-underline-style="none" fo:font-weight="bold" style:font-name-asian="IPA Pゴシック1" style:font-family-asian="'IPA Pゴシック'" style:font-family-generic-asian="modern" style:font-pitch-asian="variable" style:font-size-asian="39pt" style:font-style-asian="normal" style:font-weight-asian="bold" style:font-name-complex="ＭＳ Ｐゴシック1" style:font-family-complex="'ＭＳ Ｐゴシック'" style:font-family-generic-complex="modern" style:font-pitch-complex="variable" style:font-size-complex="39pt" style:font-style-complex="normal" style:font-weight-complex="bold" style:text-emphasize="none" style:font-relief="none"/>
    </style:style>
    <style:style style:name="タイトル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タイトル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タイトル1-notes" style:family="presentation">
      <style:graphic-properties draw:stroke="none" draw:fill="none">
        <text:list-style style:name="タイトル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ＭＳ Ｐ明朝" style:font-family-asian="'ＭＳ Ｐ明朝'" style:font-family-generic-asian="roman" style:font-pitch-asian="variable" style:font-size-asian="12pt" style:font-style-asian="normal" style:font-weight-asian="normal" style:font-name-complex="ＭＳ Ｐ明朝" style:font-family-complex="'ＭＳ Ｐ明朝'" style:font-family-generic-complex="roman" style:font-pitch-complex="variable" style:font-size-complex="12pt" style:font-style-complex="normal" style:font-weight-complex="normal" style:text-emphasize="none" style:font-relief="none"/>
    </style:style>
    <style:style style:name="タイトル1-outline1" style:family="presentation">
      <style:graphic-properties draw:stroke="none" draw:fill="none">
        <text:list-style style:name="タイトル1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18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IPA Pゴシック1" fo:font-family="'IPA Pゴシック'" style:font-family-generic="modern" style:font-pitch="variable" fo:font-size="24.7999992370605pt" fo:font-style="normal" fo:text-shadow="none" style:text-underline-style="none" fo:font-weight="normal" style:letter-kerning="true" style:font-name-asian="IPA Pゴシック1" style:font-family-asian="'IPA Pゴシック'" style:font-family-generic-asian="modern" style:font-pitch-asian="variable" style:font-size-asian="30pt" style:font-style-asian="normal" style:font-weight-asian="normal" style:font-name-complex="ＭＳ Ｐゴシック1" style:font-family-complex="'ＭＳ Ｐゴシック'" style:font-family-generic-complex="modern" style:font-pitch-complex="variable" style:font-size-complex="30pt" style:font-style-complex="normal" style:font-weight-complex="normal" style:text-emphasize="none" style:font-relief="none"/>
    </style:style>
    <style:style style:name="タイトル1-outline2" style:family="presentation" style:parent-style-name="タイトル1-outline1">
      <style:paragraph-properties fo:margin-left="0cm" fo:margin-right="0cm" fo:margin-top="0.189cm" fo:margin-bottom="0cm" fo:line-height="100%" fo:text-align="start" fo:text-indent="0cm" style:punctuation-wrap="hanging" style:line-break="strict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21.5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6pt" style:font-style-asian="normal" style:font-weight-asian="normal" style:font-name-complex="ＭＳ Ｐゴシック1" style:font-family-complex="'ＭＳ Ｐゴシック'" style:font-family-generic-complex="modern" style:font-pitch-complex="variable" style:font-size-complex="26pt" style:font-style-complex="normal" style:font-weight-complex="normal" style:font-relief="none"/>
    </style:style>
    <style:style style:name="タイトル1-outline3" style:family="presentation" style:parent-style-name="タイトル1-outline2">
      <style:paragraph-properties fo:margin-left="0cm" fo:margin-right="0cm" fo:margin-top="0.166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9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3pt" style:font-style-asian="normal" style:font-weight-asian="normal" style:font-name-complex="ＭＳ Ｐゴシック1" style:font-family-complex="'ＭＳ Ｐゴシック'" style:font-family-generic-complex="modern" style:font-pitch-complex="variable" style:font-size-complex="23pt" style:font-style-complex="normal" style:font-weight-complex="normal" style:font-relief="none"/>
    </style:style>
    <style:style style:name="タイトル1-outline4" style:family="presentation" style:parent-style-name="タイトル1-outline3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1.521cm"/>
          <style:tab-stop style:position="4.061cm"/>
          <style:tab-stop style:position="6.601cm"/>
          <style:tab-stop style:position="9.141cm"/>
          <style:tab-stop style:position="11.681cm"/>
          <style:tab-stop style:position="14.221cm"/>
          <style:tab-stop style:position="16.761cm"/>
          <style:tab-stop style:position="19.301cm"/>
          <style:tab-stop style:position="21.841cm"/>
          <style:tab-stop style:position="24.381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6.6000003814697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タイトル1-outline5" style:family="presentation" style:parent-style-name="タイトル1-outline4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6.6000003814697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タイトル1-outline6" style:family="presentation" style:parent-style-name="タイトル1-outline5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6.6000003814697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タイトル1-outline7" style:family="presentation" style:parent-style-name="タイトル1-outline6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6.6000003814697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タイトル1-outline8" style:family="presentation" style:parent-style-name="タイトル1-outline7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6.6000003814697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タイトル1-outline9" style:family="presentation" style:parent-style-name="タイトル1-outline8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6.6000003814697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タイトル1-subtitle" style:family="presentation">
      <style:graphic-properties draw:stroke="none" draw:fill="none" draw:textarea-vertical-align="middle">
        <text:list-style style:name="タイトル1-subtitle">
          <text:list-level-style-bullet text:level="1" text:bullet-char="">
            <style:list-level-properties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style:font-name-asian="ＭＳ Ｐゴシック1" style:font-family-asian="'ＭＳ Ｐゴシック'" style:font-family-generic-asian="modern" style:font-pitch-asian="variable" style:font-size-asian="32pt" style:font-style-asian="normal" style:font-weight-asian="normal" style:font-name-complex="ＭＳ Ｐゴシック1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タイトル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タイトル1-title">
          <text:list-level-style-bullet text:level="1" text:bullet-char="•">
            <style:list-level-properties/>
            <style:text-properties style:font-name="Arial" fo:color="#33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style:text-outline="false" style:text-line-through-style="none" style:text-line-through-type="none" style:text-position="0% 100%" style:font-name="IPA Pゴシック1" fo:font-family="'IPA Pゴシック'" style:font-family-generic="modern" style:font-pitch="variable" fo:font-size="32.2999992370605pt" fo:font-style="normal" fo:text-shadow="none" style:text-underline-style="none" fo:font-weight="bold" style:letter-kerning="true" style:font-name-asian="IPA Pゴシック1" style:font-family-asian="'IPA Pゴシック'" style:font-family-generic-asian="modern" style:font-pitch-asian="variable" style:font-size-asian="39pt" style:font-style-asian="normal" style:font-weight-asian="bold" style:font-name-complex="ＭＳ Ｐゴシック1" style:font-family-complex="'ＭＳ Ｐゴシック'" style:font-family-generic-complex="modern" style:font-pitch-complex="variable" style:font-size-complex="39pt" style:font-style-complex="normal" style:font-weight-complex="bold" style:text-emphasize="none" style:font-relief="none"/>
    </style:style>
    <style:style style:name="OS201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OS2015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OS2015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modern" style:font-pitch-asian="variable" style:font-size-asian="24pt" style:font-style-asian="normal" style:font-weight-asian="normal" style:font-name-complex="ＭＳ Ｐゴシック1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OS2015-notes" style:family="presentation">
      <style:graphic-properties draw:stroke="none" draw:fill="none" fo:padding-top="0.13cm" fo:padding-bottom="0.13cm" fo:padding-left="0.25cm" fo:padding-right="0.25cm">
        <text:list-style style:name="OS2015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6.1000003814697pt" fo:font-style="normal" fo:text-shadow="none" style:text-underline-style="none" fo:font-weight="normal" style:font-name-asian="ＭＳ Ｐ明朝" style:font-family-asian="'ＭＳ Ｐ明朝'" style:font-family-generic-asian="roman" style:font-pitch-asian="variable" style:font-size-asian="26.1000003814697pt" style:font-style-asian="normal" style:font-weight-asian="normal" style:font-name-complex="ＭＳ Ｐ明朝" style:font-family-complex="'ＭＳ Ｐ明朝'" style:font-family-generic-complex="roman" style:font-pitch-complex="variable" style:font-size-complex="26.1000003814697pt" style:font-style-complex="normal" style:font-weight-complex="normal" style:text-emphasize="none" style:font-relief="none"/>
    </style:style>
    <style:style style:name="OS2015-outline1" style:family="presentation">
      <style:graphic-properties draw:stroke="none" draw:fill="none" draw:textarea-horizontal-align="left" draw:auto-grow-height="false" fo:padding-top="0.13cm" fo:padding-bottom="0.13cm" fo:padding-left="0.25cm" fo:padding-right="0.25cm">
        <text:list-style style:name="OS2015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IPA Pゴシック1" fo:font-family="'IPA Pゴシック'" style:font-family-generic="modern" style:font-pitch="variable" fo:font-size="32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32pt" style:font-style-asian="normal" style:font-weight-asian="normal" style:font-name-complex="ＭＳ Ｐゴシック1" style:font-family-complex="'ＭＳ Ｐゴシック'" style:font-family-generic-complex="modern" style:font-pitch-complex="variable" style:font-size-complex="30pt" style:font-style-complex="normal" style:font-weight-complex="normal" style:text-emphasize="none" style:font-relief="none"/>
    </style:style>
    <style:style style:name="OS2015-outline2" style:family="presentation" style:parent-style-name="OS2015-outline1">
      <style:paragraph-properties fo:margin-left="0cm" fo:margin-right="0cm" fo:margin-top="0.189cm" fo:margin-bottom="0cm" fo:line-height="100%" fo:text-align="start" fo:text-indent="0cm" style:punctuation-wrap="hanging" style:line-break="strict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28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8pt" style:font-style-asian="normal" style:font-weight-asian="normal" style:font-name-complex="ＭＳ Ｐゴシック1" style:font-family-complex="'ＭＳ Ｐゴシック'" style:font-family-generic-complex="modern" style:font-pitch-complex="variable" style:font-size-complex="26pt" style:font-style-complex="normal" style:font-weight-complex="normal" style:font-relief="none"/>
    </style:style>
    <style:style style:name="OS2015-outline3" style:family="presentation" style:parent-style-name="OS2015-outline2">
      <style:paragraph-properties fo:margin-left="0cm" fo:margin-right="0cm" fo:margin-top="0.166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26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6pt" style:font-style-asian="normal" style:font-weight-asian="normal" style:font-name-complex="ＭＳ Ｐゴシック1" style:font-family-complex="'ＭＳ Ｐゴシック'" style:font-family-generic-complex="modern" style:font-pitch-complex="variable" style:font-size-complex="23pt" style:font-style-complex="normal" style:font-weight-complex="normal" style:font-relief="none"/>
    </style:style>
    <style:style style:name="OS2015-outline4" style:family="presentation" style:parent-style-name="OS2015-outline3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1.521cm"/>
          <style:tab-stop style:position="4.061cm"/>
          <style:tab-stop style:position="6.601cm"/>
          <style:tab-stop style:position="9.141cm"/>
          <style:tab-stop style:position="11.681cm"/>
          <style:tab-stop style:position="14.221cm"/>
          <style:tab-stop style:position="16.761cm"/>
          <style:tab-stop style:position="19.301cm"/>
          <style:tab-stop style:position="21.841cm"/>
          <style:tab-stop style:position="24.381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24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4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OS2015-outline5" style:family="presentation" style:parent-style-name="OS2015-outline4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22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2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OS2015-outline6" style:family="presentation" style:parent-style-name="OS2015-outline5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20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OS2015-outline7" style:family="presentation" style:parent-style-name="OS2015-outline6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8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18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OS2015-outline8" style:family="presentation" style:parent-style-name="OS2015-outline7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6.6000003814697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OS2015-outline9" style:family="presentation" style:parent-style-name="OS2015-outline8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6.6000003814697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OS2015-subtitle" style:family="presentation">
      <style:graphic-properties draw:stroke="none" draw:fill="none" draw:textarea-vertical-align="middle">
        <text:list-style style:name="OS2015-subtitle">
          <text:list-level-style-bullet text:level="1" text:bullet-char="">
            <style:list-level-properties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IPA Pゴシック" fo:font-family="'IPA Pゴシック'" style:font-style-name="標準" style:font-family-generic="modern" style:font-pitch="variable" fo:font-size="32pt" fo:font-style="normal" fo:text-shadow="none" style:text-underline-style="none" fo:font-weight="normal" style:font-name-asian="IPA Pゴシック" style:font-family-asian="'IPA Pゴシック'" style:font-style-name-asian="標準" style:font-family-generic-asian="modern" style:font-pitch-asian="variable" style:font-size-asian="32pt" style:font-style-asian="normal" style:font-weight-asian="normal" style:font-name-complex="ＭＳ Ｐゴシック1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OS2015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OS2015-title">
          <text:list-level-style-bullet text:level="1" text:bullet-char="•">
            <style:list-level-properties/>
            <style:text-properties style:font-name="Arial" fo:color="#33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style:text-outline="false" style:text-line-through-style="none" style:text-line-through-type="none" style:text-position="0% 100%" style:font-name="IPA Pゴシック1" fo:font-family="'IPA Pゴシック'" style:font-family-generic="modern" style:font-pitch="variable" fo:font-size="40pt" fo:font-style="normal" fo:text-shadow="none" style:text-underline-style="none" fo:font-weight="bold" style:font-name-asian="IPA Pゴシック1" style:font-family-asian="'IPA Pゴシック'" style:font-family-generic-asian="modern" style:font-pitch-asian="variable" style:font-size-asian="40pt" style:font-style-asian="normal" style:font-weight-asian="bold" style:font-name-complex="ＭＳ Ｐゴシック1" style:font-family-complex="'ＭＳ Ｐゴシック'" style:font-family-generic-complex="modern" style:font-pitch-complex="variable" style:font-size-complex="39pt" style:font-style-complex="normal" style:font-weight-complex="bold" style:text-emphasize="none" style:font-relief="none"/>
    </style:style>
    <style:style style:name="OS2015standard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OS2015standard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OS2015standard1-notes" style:family="presentation">
      <style:graphic-properties draw:stroke="none" draw:fill="none">
        <text:list-style style:name="OS2015standard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6.1000003814697pt" fo:font-style="normal" fo:text-shadow="none" style:text-underline-style="none" fo:font-weight="normal" style:letter-kerning="true" style:font-name-asian="ＭＳ Ｐ明朝" style:font-family-asian="'ＭＳ Ｐ明朝'" style:font-family-generic-asian="roman" style:font-pitch-asian="variable" style:font-size-asian="26.1000003814697pt" style:font-style-asian="normal" style:font-weight-asian="normal" style:font-name-complex="ＭＳ Ｐ明朝" style:font-family-complex="'ＭＳ Ｐ明朝'" style:font-family-generic-complex="roman" style:font-pitch-complex="variable" style:font-size-complex="26.1000003814697pt" style:font-style-complex="normal" style:font-weight-complex="normal" style:text-emphasize="none" style:font-relief="none"/>
    </style:style>
    <style:style style:name="OS2015standard1-outline1" style:family="presentation">
      <style:graphic-properties draw:stroke="none" draw:fill="none">
        <text:list-style style:name="OS2015standard1-outline1">
          <text:list-level-style-bullet text:level="1" text:bullet-char="●">
            <style:list-level-properties text:space-before="0.3cm" text:min-label-width="0.9cm"/>
            <style:text-properties fo:font-family="Wingdings" style:font-pitch="variable" style:font-charset="x-symbol" fo:color="#330066" fo:font-size="45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IPA Pゴシック1" fo:font-family="'IPA Pゴシック'" style:font-family-generic="modern" style:font-pitch="variable" fo:font-size="32pt" fo:font-style="normal" fo:text-shadow="none" style:text-underline-style="none" fo:font-weight="normal" style:letter-kerning="true" style:font-name-asian="IPA Pゴシック1" style:font-family-asian="'IPA Pゴシック'" style:font-family-generic-asian="modern" style:font-pitch-asian="variable" style:font-size-asian="32pt" style:font-style-asian="normal" style:font-weight-asian="normal" style:font-name-complex="ＭＳ Ｐゴシック1" style:font-family-complex="'ＭＳ Ｐゴシック'" style:font-family-generic-complex="modern" style:font-pitch-complex="variable" style:font-size-complex="30pt" style:font-style-complex="normal" style:font-weight-complex="normal" style:text-emphasize="none" style:font-relief="none"/>
    </style:style>
    <style:style style:name="OS2015standard1-outline2" style:family="presentation" style:parent-style-name="OS2015standard1-outline1">
      <style:paragraph-properties fo:margin-left="0cm" fo:margin-right="0cm" fo:margin-top="0.189cm" fo:margin-bottom="0cm" fo:line-height="100%" fo:text-align="start" fo:text-indent="0cm" style:punctuation-wrap="hanging" style:line-break="strict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28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8pt" style:font-style-asian="normal" style:font-weight-asian="normal" style:font-name-complex="ＭＳ Ｐゴシック1" style:font-family-complex="'ＭＳ Ｐゴシック'" style:font-family-generic-complex="modern" style:font-pitch-complex="variable" style:font-size-complex="26pt" style:font-style-complex="normal" style:font-weight-complex="normal" style:font-relief="none"/>
    </style:style>
    <style:style style:name="OS2015standard1-outline3" style:family="presentation" style:parent-style-name="OS2015standard1-outline2">
      <style:paragraph-properties fo:margin-left="0cm" fo:margin-right="0cm" fo:margin-top="0.166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26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6pt" style:font-style-asian="normal" style:font-weight-asian="normal" style:font-name-complex="ＭＳ Ｐゴシック1" style:font-family-complex="'ＭＳ Ｐゴシック'" style:font-family-generic-complex="modern" style:font-pitch-complex="variable" style:font-size-complex="23pt" style:font-style-complex="normal" style:font-weight-complex="normal" style:font-relief="none"/>
    </style:style>
    <style:style style:name="OS2015standard1-outline4" style:family="presentation" style:parent-style-name="OS2015standard1-outline3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1.521cm"/>
          <style:tab-stop style:position="4.061cm"/>
          <style:tab-stop style:position="6.601cm"/>
          <style:tab-stop style:position="9.141cm"/>
          <style:tab-stop style:position="11.681cm"/>
          <style:tab-stop style:position="14.221cm"/>
          <style:tab-stop style:position="16.761cm"/>
          <style:tab-stop style:position="19.301cm"/>
          <style:tab-stop style:position="21.841cm"/>
          <style:tab-stop style:position="24.381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24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4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OS2015standard1-outline5" style:family="presentation" style:parent-style-name="OS2015standard1-outline4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22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2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OS2015standard1-outline6" style:family="presentation" style:parent-style-name="OS2015standard1-outline5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20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OS2015standard1-outline7" style:family="presentation" style:parent-style-name="OS2015standard1-outline6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8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18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OS2015standard1-outline8" style:family="presentation" style:parent-style-name="OS2015standard1-outline7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6.6000003814697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OS2015standard1-outline9" style:family="presentation" style:parent-style-name="OS2015standard1-outline8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6.6000003814697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OS2015standard1-subtitle" style:family="presentation">
      <style:graphic-properties draw:stroke="none" draw:fill="none" draw:textarea-vertical-align="middle">
        <text:list-style style:name="OS2015standard1-subtitle">
          <text:list-level-style-bullet text:level="1" text:bullet-char="">
            <style:list-level-properties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style:font-name-asian="ＭＳ Ｐゴシック1" style:font-family-asian="'ＭＳ Ｐゴシック'" style:font-family-generic-asian="modern" style:font-pitch-asian="variable" style:font-size-asian="32pt" style:font-style-asian="normal" style:font-weight-asian="normal" style:font-name-complex="ＭＳ Ｐゴシック1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OS2015standard1-title" style:family="presentation">
      <style:graphic-properties draw:stroke="none" draw:fill="none" draw:fill-image-width="0cm" draw:fill-image-height="0cm" draw:textarea-horizontal-align="right" draw:textarea-vertical-align="middle" fo:padding-top="0.13cm" fo:padding-bottom="0.13cm" fo:padding-left="0.25cm" fo:padding-right="0.25cm">
        <text:list-style style:name="OS2015standard1-title">
          <text:list-level-style-bullet text:level="1" text:bullet-char="•">
            <style:list-level-properties/>
            <style:text-properties style:font-name="Arial" fo:color="#33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style:text-outline="false" style:text-line-through-style="none" style:text-line-through-type="none" style:text-position="0% 100%" style:font-name="IPA Pゴシック1" fo:font-family="'IPA Pゴシック'" style:font-family-generic="modern" style:font-pitch="variable" fo:font-size="40pt" fo:font-style="normal" fo:text-shadow="none" style:text-underline-style="none" fo:font-weight="bold" style:letter-kerning="true" style:font-name-asian="IPA Pゴシック1" style:font-family-asian="'IPA Pゴシック'" style:font-family-generic-asian="modern" style:font-pitch-asian="variable" style:font-size-asian="40pt" style:font-style-asian="normal" style:font-weight-asian="bold" style:font-name-complex="ＭＳ Ｐゴシック1" style:font-family-complex="'ＭＳ Ｐゴシック'" style:font-family-generic-complex="modern" style:font-pitch-complex="variable" style:font-size-complex="39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9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solid" draw:fill-color="#330066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="hidden" draw:shadow-color="#808080"/>
    </style:style>
    <style:style style:name="Mgr5" style:family="graphic" style:parent-style-name="standard">
      <style:graphic-properties draw:stroke="none" draw:fill="solid" draw:fill-color="#669999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="hidden" draw:shadow-color="#808080"/>
    </style:style>
    <style:style style:name="Mgr6" style:family="graphic" style:parent-style-name="standard">
      <style:graphic-properties draw:stroke="none" draw:fill="solid" draw:fill-color="#cccc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="hidden" draw:shadow-color="#808080"/>
    </style:style>
    <style:style style:name="Mgr7" style:family="graphic" style:parent-style-name="standard">
      <style:graphic-properties draw:stroke="none" draw:fill="solid" draw:fill-color="#d8d8ec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="hidden" draw:shadow-color="#808080"/>
    </style:style>
    <style:style style:name="Mgr8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330066" draw:textarea-horizontal-align="left" draw:textarea-vertical-align="middle" draw:auto-grow-height="false" fo:min-height="0.069cm" fo:min-width="0cm" fo:padding-top="0.13cm" fo:padding-bottom="0.13cm" fo:padding-left="0.25cm" fo:padding-right="0.25cm" fo:wrap-option="no-wrap" draw:shadow="hidden" draw:shadow-color="#808080"/>
    </style:style>
    <style:style style:name="Mgr10" style:family="graphic" style:parent-style-name="standard">
      <style:graphic-properties draw:stroke="none" draw:fill="solid" draw:fill-color="#669999" draw:textarea-horizontal-align="left" draw:textarea-vertical-align="middle" draw:auto-grow-height="false" fo:min-height="0.069cm" fo:min-width="0cm" fo:padding-top="0.13cm" fo:padding-bottom="0.13cm" fo:padding-left="0.25cm" fo:padding-right="0.25cm" fo:wrap-option="no-wrap" draw:shadow="hidden" draw:shadow-color="#808080"/>
    </style:style>
    <style:style style:name="Mgr11" style:family="graphic" style:parent-style-name="standard">
      <style:graphic-properties draw:stroke="none" draw:fill="solid" draw:fill-color="#cccc00" draw:textarea-horizontal-align="left" draw:textarea-vertical-align="middle" draw:auto-grow-height="false" fo:min-height="0.069cm" fo:min-width="0cm" fo:padding-top="0.13cm" fo:padding-bottom="0.13cm" fo:padding-left="0.25cm" fo:padding-right="0.25cm" fo:wrap-option="no-wrap" draw:shadow="hidden" draw:shadow-color="#808080"/>
    </style:style>
    <style:style style:name="Mgr12" style:family="graphic" style:parent-style-name="standard">
      <style:graphic-properties draw:stroke="none" draw:fill="solid" draw:fill-color="#330066" draw:textarea-horizontal-align="left" draw:textarea-vertical-align="middle" draw:auto-grow-height="false" fo:min-height="0.071cm" fo:min-width="0cm" fo:padding-top="0.13cm" fo:padding-bottom="0.13cm" fo:padding-left="0.25cm" fo:padding-right="0.25cm" fo:wrap-option="no-wrap" draw:shadow="hidden" draw:shadow-color="#808080"/>
    </style:style>
    <style:style style:name="Mgr13" style:family="graphic" style:parent-style-name="standard">
      <style:graphic-properties draw:stroke="none" draw:fill="solid" draw:fill-color="#669999" draw:textarea-horizontal-align="left" draw:textarea-vertical-align="middle" draw:auto-grow-height="false" fo:min-height="0.071cm" fo:min-width="0cm" fo:padding-top="0.13cm" fo:padding-bottom="0.13cm" fo:padding-left="0.25cm" fo:padding-right="0.25cm" fo:wrap-option="no-wrap" draw:shadow="hidden" draw:shadow-color="#808080"/>
    </style:style>
    <style:style style:name="Mgr14" style:family="graphic" style:parent-style-name="standard">
      <style:graphic-properties draw:stroke="none" draw:fill="solid" draw:fill-color="#cccc00" draw:textarea-horizontal-align="left" draw:textarea-vertical-align="middle" draw:auto-grow-height="false" fo:min-height="0.071cm" fo:min-width="0cm" fo:padding-top="0.13cm" fo:padding-bottom="0.13cm" fo:padding-left="0.25cm" fo:padding-right="0.25cm" fo:wrap-option="no-wrap" draw:shadow="hidden" draw:shadow-color="#808080"/>
    </style:style>
    <style:style style:name="Mgr15" style:family="graphic" style:parent-style-name="standard">
      <style:graphic-properties draw:stroke="none" draw:fill="solid" draw:fill-color="#d8d8ec" draw:textarea-horizontal-align="left" draw:textarea-vertical-align="middle" draw:auto-grow-height="false" fo:min-height="0.071cm" fo:min-width="0cm" fo:padding-top="0.13cm" fo:padding-bottom="0.13cm" fo:padding-left="0.25cm" fo:padding-right="0.25cm" fo:wrap-option="no-wrap" draw:shadow="hidden" draw:shadow-color="#808080"/>
    </style:style>
    <style:style style:name="Mgr16" style:family="graphic" style:parent-style-name="standard">
      <style:graphic-properties draw:stroke="none" draw:fill="solid" draw:fill-color="#d8d8ec" draw:textarea-horizontal-align="left" draw:textarea-vertical-align="middle" draw:auto-grow-height="false" fo:min-height="0.069cm" fo:min-width="0cm" fo:padding-top="0.13cm" fo:padding-bottom="0.13cm" fo:padding-left="0.25cm" fo:padding-right="0.25cm" fo:wrap-option="no-wrap" draw:shadow="hidden" draw:shadow-color="#808080"/>
    </style:style>
    <style:style style:name="Mgr17" style:family="graphic" style:parent-style-name="standard">
      <style:graphic-properties draw:stroke="solid" svg:stroke-width="0.018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18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標準-backgroundobjects" style:list-style-name="ML2">
      <style:graphic-properties draw:stroke="none" draw:fill="none" draw:fill-color="#cccc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標準-backgroundobjects" style:list-style-name="ML2">
      <style:graphic-properties draw:stroke="none" draw:fill="none" draw:fill-color="#cccc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標準-backgroundobjects" style:list-style-name="ML2">
      <style:graphic-properties draw:stroke="none" draw:fill="none" draw:fill-color="#cccc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標準-backgroundobjects">
      <style:graphic-properties draw:stroke="none" draw:fill="none" draw:fill-color="#bbe0e3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標準-backgroundobjects">
      <style:graphic-properties draw:stroke="none" draw:fill="none" draw:fill-color="#bbe0e3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タイトル1-backgroundobjects" style:list-style-name="ML2">
      <style:graphic-properties draw:stroke="none" draw:fill="none" draw:fill-color="#cccc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タイトル1-backgroundobjects" style:list-style-name="ML2">
      <style:graphic-properties draw:stroke="none" draw:fill="none" draw:fill-color="#cccc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タイトル1-backgroundobjects" style:list-style-name="ML2">
      <style:graphic-properties draw:stroke="none" draw:fill="none" draw:fill-color="#cccc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タイトル1-backgroundobjects">
      <style:graphic-properties draw:stroke="none" draw:fill="none" draw:fill-color="#bbe0e3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タイトル1-backgroundobjects">
      <style:graphic-properties draw:stroke="none" draw:fill="none" draw:fill-color="#bbe0e3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="hidden" draw:shadow-color="#808080"/>
    </style:style>
    <style:style style:name="Mpr11" style:family="presentation" style:parent-style-name="OS2015-backgroundobjects" style:list-style-name="ML2">
      <style:graphic-properties draw:stroke="none" draw:fill="none" draw:fill-color="#cccc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2" style:family="presentation" style:parent-style-name="OS2015-backgroundobjects" style:list-style-name="ML2">
      <style:graphic-properties draw:stroke="none" draw:fill="none" draw:fill-color="#cccc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3" style:family="presentation" style:parent-style-name="OS2015-backgroundobjects" style:list-style-name="ML2">
      <style:graphic-properties draw:stroke="none" draw:fill="none" draw:fill-color="#cccc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OS2015-backgroundobjects">
      <style:graphic-properties svg:stroke-width="0.2cm" svg:stroke-color="#2d56a0" draw:marker-start-width="0.5cm" draw:marker-end-width="0.5cm" draw:fill="none" draw:textarea-horizontal-align="center" draw:textarea-vertical-align="middle" fo:padding-top="0.23cm" fo:padding-bottom="0.23cm" fo:padding-left="0.35cm" fo:padding-right="0.35cm"/>
    </style:style>
    <style:style style:name="Mpr15" style:family="presentation" style:parent-style-name="OS2015-backgroundobjects">
      <style:graphic-properties draw:stroke="none" draw:fill="none" draw:fill-color="#bbe0e3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OS2015-backgroundobjects">
      <style:graphic-properties draw:stroke="none" draw:fill="none" draw:fill-color="#bbe0e3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OS2015standard1-backgroundobjects" style:list-style-name="ML2">
      <style:graphic-properties draw:stroke="none" draw:fill="none" draw:fill-color="#cccc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OS2015standard1-backgroundobjects" style:list-style-name="ML2">
      <style:graphic-properties draw:stroke="none" draw:fill="none" draw:fill-color="#cccc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9" style:family="presentation" style:parent-style-name="OS2015standard1-backgroundobjects">
      <style:graphic-properties svg:stroke-width="0.2cm" svg:stroke-color="#2d56a0" draw:marker-start-width="0.5cm" draw:marker-end-width="0.5cm" draw:fill="none" draw:textarea-horizontal-align="center" draw:textarea-vertical-align="middle" fo:padding-top="0.23cm" fo:padding-bottom="0.23cm" fo:padding-left="0.35cm" fo:padding-right="0.35cm"/>
    </style:style>
    <style:style style:name="Mpr20" style:family="presentation" style:parent-style-name="OS2015standard1-backgroundobjects">
      <style:graphic-properties draw:stroke="none" draw:fill="none" draw:fill-color="#bbe0e3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OS2015standard1-backgroundobjects">
      <style:graphic-properties draw:stroke="none" draw:fill="none" draw:fill-color="#bbe0e3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style:paragraph-properties fo:margin-left="0cm" fo:margin-right="0cm" fo:line-height="100%" fo:text-indent="0cm" style:writing-mode="lr-tb"/>
    </style:style>
    <style:style style:name="MP7" style:family="paragraph">
      <loext:graphic-properties draw:fill="none" draw:fill-color="#cccc00"/>
      <style:paragraph-properties fo:margin-left="0cm" fo:margin-right="0cm" fo:line-height="100%" fo:text-indent="0cm" style:writing-mode="lr-tb"/>
    </style:style>
    <style:style style:name="MP8" style:family="paragraph">
      <style:paragraph-properties fo:margin-left="0cm" fo:margin-right="0cm" fo:line-height="100%" fo:text-align="center" fo:text-indent="0cm" style:writing-mode="lr-tb"/>
    </style:style>
    <style:style style:name="MP9" style:family="paragraph">
      <loext:graphic-properties draw:fill="none" draw:fill-color="#cccc00"/>
      <style:paragraph-properties fo:margin-left="0cm" fo:margin-right="0cm" fo:line-height="100%" fo:text-align="center" fo:text-indent="0cm" style:writing-mode="lr-tb"/>
    </style:style>
    <style:style style:name="MP10" style:family="paragraph">
      <style:paragraph-properties fo:margin-left="0cm" fo:margin-right="0cm" fo:line-height="100%" fo:text-align="end" fo:text-indent="0cm" style:writing-mode="lr-tb"/>
    </style:style>
    <style:style style:name="MP11" style:family="paragraph">
      <loext:graphic-properties draw:fill="none" draw:fill-color="#cccc00"/>
      <style:paragraph-properties fo:margin-left="0cm" fo:margin-right="0cm" fo:line-height="100%" fo:text-align="end" fo:text-indent="0cm" style:writing-mode="lr-tb"/>
    </style:style>
    <style:style style:name="MP12" style:family="paragraph">
      <loext:graphic-properties draw:fill="solid" draw:fill-color="#330066"/>
      <style:paragraph-properties style:writing-mode="lr-tb"/>
    </style:style>
    <style:style style:name="MP13" style:family="paragraph">
      <loext:graphic-properties draw:fill="solid" draw:fill-color="#669999"/>
      <style:paragraph-properties style:writing-mode="lr-tb"/>
    </style:style>
    <style:style style:name="MP14" style:family="paragraph">
      <loext:graphic-properties draw:fill="solid" draw:fill-color="#cccc00"/>
      <style:paragraph-properties style:writing-mode="lr-tb"/>
    </style:style>
    <style:style style:name="MP15" style:family="paragraph">
      <loext:graphic-properties draw:fill="solid" draw:fill-color="#d8d8ec"/>
      <style:paragraph-properties style:writing-mode="lr-tb"/>
    </style:style>
    <style:style style:name="MP16" style:family="paragraph">
      <loext:graphic-properties draw:fill="solid" draw:fill-color="#ffffff"/>
      <style:paragraph-properties fo:text-align="center"/>
    </style:style>
    <style:style style:name="MP17" style:family="paragraph">
      <style:paragraph-properties fo:margin-left="0cm" fo:margin-right="0cm" fo:text-indent="0cm" style:writing-mode="lr-tb"/>
    </style:style>
    <style:style style:name="MP18" style:family="paragraph">
      <loext:graphic-properties draw:fill="none" draw:fill-color="#bbe0e3"/>
      <style:paragraph-properties fo:margin-left="0cm" fo:margin-right="0cm" fo:text-indent="0cm" style:writing-mode="lr-tb"/>
    </style:style>
    <style:style style:name="MP19" style:family="paragraph">
      <style:paragraph-properties fo:margin-left="0cm" fo:margin-right="0cm" fo:text-align="end" fo:text-indent="0cm" style:writing-mode="lr-tb"/>
    </style:style>
    <style:style style:name="MP20" style:family="paragraph">
      <loext:graphic-properties draw:fill="none" draw:fill-color="#bbe0e3"/>
      <style:paragraph-properties fo:margin-left="0cm" fo:margin-right="0cm" fo:text-align="end" fo:text-indent="0cm" style:writing-mode="lr-tb"/>
    </style:style>
    <style:style style:name="MP21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0pt" fo:language="en" fo:country="US" style:font-size-asian="10pt" style:language-asian="ja" style:country-asian="JP" style:font-size-complex="10pt"/>
    </style:style>
    <style:style style:name="MT3" style:family="text">
      <style:text-properties fo:font-size="12pt" fo:language="en" fo:country="US" style:font-size-asian="12pt" style:language-asian="ja" style:country-asian="JP" style:font-size-complex="12pt"/>
    </style:style>
    <style:style style:name="MT4" style:family="text">
      <style:text-properties style:font-name="Arial" fo:font-size="10pt" style:font-size-asian="10pt" style:font-size-complex="10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188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88cm" svg:height="1.378cm" svg:x="10.6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88cm" svg:height="1.378cm" svg:x="0cm" svg:y="26.2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88cm" svg:height="1.378cm" svg:x="10.681cm" svg:y="26.211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7.934cm" svg:height="4.462cm" svg:x="1cm" svg:y="3.619cm"/>
      <draw:page-thumbnail draw:layer="backgroundobjects" svg:width="7.934cm" svg:height="4.462cm" svg:x="1cm" svg:y="11.563cm"/>
      <draw:page-thumbnail draw:layer="backgroundobjects" svg:width="7.934cm" svg:height="4.462cm" svg:x="1cm" svg:y="19.507cm"/>
      <draw:page-thumbnail draw:layer="backgroundobjects" svg:width="7.934cm" svg:height="4.462cm" svg:x="9.935cm" svg:y="3.619cm"/>
      <draw:page-thumbnail draw:layer="backgroundobjects" svg:width="7.934cm" svg:height="4.462cm" svg:x="9.935cm" svg:y="11.563cm"/>
      <draw:page-thumbnail draw:layer="backgroundobjects" svg:width="7.934cm" svg:height="4.462cm" svg:x="9.935cm" svg:y="19.507cm"/>
    </style:handout-master>
    <style:master-page style:name="標準" style:page-layout-name="PM1" draw:style-name="Mdp1">
      <draw:line draw:style-name="Mgr3" draw:text-style-name="MP5" draw:layer="backgroundobjects" svg:x1="24.382cm" svg:y1="0.349cm" svg:x2="24.382cm" svg:y2="3.85cm">
        <text:p/>
      </draw:line>
      <draw:frame presentation:style-name="標準-title" draw:layer="backgroundobjects" svg:width="23.1cm" svg:height="2.976cm" svg:x="1.398cm" svg:y="0.28cm" presentation:class="title" presentation:placeholder="true">
        <draw:text-box/>
      </draw:frame>
      <draw:frame presentation:style-name="標準-outline1" draw:layer="backgroundobjects" svg:width="25.2cm" svg:height="9.395cm" svg:x="1.4cm" svg:y="3.948cm" presentation:class="outline" presentation:placeholder="true">
        <draw:text-box/>
      </draw:frame>
      <draw:frame presentation:style-name="Mpr1" draw:text-style-name="MP7" draw:layer="backgroundobjects" svg:width="6.534cm" svg:height="1.051cm" svg:x="1.398cm" svg:y="14.35cm" presentation:class="date-time">
        <draw:text-box>
          <text:p text:style-name="MP6"><text:span text:style-name="MT2"><presentation:date-time/></text:span></text:p>
        </draw:text-box>
      </draw:frame>
      <draw:frame presentation:style-name="Mpr2" draw:text-style-name="MP9" draw:layer="backgroundobjects" svg:width="8.867cm" svg:height="1.051cm" svg:x="9.566cm" svg:y="14.35cm" presentation:class="footer">
        <draw:text-box>
          <text:p text:style-name="MP8"><text:span text:style-name="MT2"><presentation:footer/></text:span></text:p>
        </draw:text-box>
      </draw:frame>
      <draw:frame presentation:style-name="Mpr3" draw:text-style-name="MP11" draw:layer="backgroundobjects" svg:width="6.534cm" svg:height="1.051cm" svg:x="20.065cm" svg:y="14.35cm" presentation:class="page-number">
        <draw:text-box>
          <text:p text:style-name="MP10"><text:span text:style-name="MT2"><text:page-number>&lt;番号&gt;</text:page-number></text:span></text:p>
        </draw:text-box>
      </draw:frame>
      <draw:g>
        <draw:custom-shape draw:style-name="Mgr4" draw:text-style-name="MP12" draw:layer="backgroundobjects" svg:width="0.367cm" svg:height="0.275cm" svg:x="24.966cm" svg:y="0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12" draw:layer="backgroundobjects" svg:width="0.367cm" svg:height="0.275cm" svg:x="25.48cm" svg:y="0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12" draw:layer="backgroundobjects" svg:width="0.367cm" svg:height="0.275cm" svg:x="25.995cm" svg:y="0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12" draw:layer="backgroundobjects" svg:width="0.367cm" svg:height="0.275cm" svg:x="24.966cm" svg:y="0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12" draw:layer="backgroundobjects" svg:width="0.367cm" svg:height="0.275cm" svg:x="25.48cm" svg:y="0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12" draw:layer="backgroundobjects" svg:width="0.367cm" svg:height="0.275cm" svg:x="25.995cm" svg:y="0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13" draw:layer="backgroundobjects" svg:width="0.367cm" svg:height="0.275cm" svg:x="26.509cm" svg:y="0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12" draw:layer="backgroundobjects" svg:width="0.367cm" svg:height="0.276cm" svg:x="24.966cm" svg:y="1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12" draw:layer="backgroundobjects" svg:width="0.367cm" svg:height="0.276cm" svg:x="25.48cm" svg:y="1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13" draw:layer="backgroundobjects" svg:width="0.367cm" svg:height="0.276cm" svg:x="25.995cm" svg:y="1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13" draw:layer="backgroundobjects" svg:width="0.367cm" svg:height="0.276cm" svg:x="26.509cm" svg:y="1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14" draw:layer="backgroundobjects" svg:width="0.367cm" svg:height="0.276cm" svg:x="27.024cm" svg:y="1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12" draw:layer="backgroundobjects" svg:width="0.367cm" svg:height="0.276cm" svg:x="24.966cm" svg:y="1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13" draw:layer="backgroundobjects" svg:width="0.367cm" svg:height="0.276cm" svg:x="25.48cm" svg:y="1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13" draw:layer="backgroundobjects" svg:width="0.367cm" svg:height="0.276cm" svg:x="25.995cm" svg:y="1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14" draw:layer="backgroundobjects" svg:width="0.367cm" svg:height="0.276cm" svg:x="26.509cm" svg:y="1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13" draw:layer="backgroundobjects" svg:width="0.367cm" svg:height="0.275cm" svg:x="24.966cm" svg:y="1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13" draw:layer="backgroundobjects" svg:width="0.367cm" svg:height="0.275cm" svg:x="25.48cm" svg:y="1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14" draw:layer="backgroundobjects" svg:width="0.367cm" svg:height="0.275cm" svg:x="25.995cm" svg:y="1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14" draw:layer="backgroundobjects" svg:width="0.367cm" svg:height="0.275cm" svg:x="26.509cm" svg:y="1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5" draw:layer="backgroundobjects" svg:width="0.367cm" svg:height="0.275cm" svg:x="27.024cm" svg:y="1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13" draw:layer="backgroundobjects" svg:width="0.367cm" svg:height="0.275cm" svg:x="24.966cm" svg:y="2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14" draw:layer="backgroundobjects" svg:width="0.367cm" svg:height="0.275cm" svg:x="25.48cm" svg:y="2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14" draw:layer="backgroundobjects" svg:width="0.367cm" svg:height="0.275cm" svg:x="25.995cm" svg:y="2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5" draw:layer="backgroundobjects" svg:width="0.367cm" svg:height="0.275cm" svg:x="26.509cm" svg:y="2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14" draw:layer="backgroundobjects" svg:width="0.367cm" svg:height="0.274cm" svg:x="24.966cm" svg:y="2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14" draw:layer="backgroundobjects" svg:width="0.367cm" svg:height="0.274cm" svg:x="25.48cm" svg:y="2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5" draw:layer="backgroundobjects" svg:width="0.367cm" svg:height="0.274cm" svg:x="25.995cm" svg:y="2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5" draw:layer="backgroundobjects" svg:width="0.367cm" svg:height="0.274cm" svg:x="26.509cm" svg:y="2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5" draw:layer="backgroundobjects" svg:width="0.367cm" svg:height="0.275cm" svg:x="25.48cm" svg:y="3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5" draw:layer="backgroundobjects" svg:width="0.367cm" svg:height="0.275cm" svg:x="26.509cm" svg:y="3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rect draw:style-name="Mgr8" draw:text-style-name="MP16" draw:layer="backgroundobjects" svg:width="18.87cm" svg:height="27.59cm" svg:x="0cm" svg:y="0cm">
          <text:p/>
        </draw:rect>
        <draw:frame presentation:style-name="Mpr4" draw:text-style-name="MP18" draw:layer="backgroundobjects" svg:width="8.18cm" svg:height="1.381cm" svg:x="0cm" svg:y="0cm" presentation:class="header">
          <draw:text-box>
            <text:p text:style-name="MP17"><text:span text:style-name="MT3"><presentation:header/></text:span></text:p>
          </draw:text-box>
        </draw:frame>
        <draw:frame presentation:style-name="Mpr4" draw:text-style-name="MP20" draw:layer="backgroundobjects" svg:width="8.18cm" svg:height="1.381cm" svg:x="10.689cm" svg:y="0cm" presentation:class="date-time">
          <draw:text-box>
            <text:p text:style-name="MP19"><text:span text:style-name="MT3"><presentation:date-time/></text:span></text:p>
          </draw:text-box>
        </draw:frame>
        <draw:page-thumbnail presentation:style-name="標準-title" draw:layer="backgroundobjects" svg:width="13.794cm" svg:height="10.346cm" svg:x="2.54cm" svg:y="2.067cm" presentation:class="page"/>
        <draw:frame presentation:style-name="標準-notes" draw:layer="backgroundobjects" svg:width="15.099cm" svg:height="12.414cm" svg:x="1.886cm" svg:y="13.105cm" presentation:class="notes" presentation:placeholder="true">
          <draw:text-box/>
        </draw:frame>
        <draw:frame presentation:style-name="Mpr5" draw:text-style-name="MP18" draw:layer="backgroundobjects" svg:width="8.18cm" svg:height="1.381cm" svg:x="0cm" svg:y="26.202cm" presentation:class="footer">
          <draw:text-box>
            <text:p text:style-name="MP17"><text:span text:style-name="MT3"><presentation:footer/></text:span></text:p>
          </draw:text-box>
        </draw:frame>
        <draw:frame presentation:style-name="Mpr5" draw:text-style-name="MP20" draw:layer="backgroundobjects" svg:width="8.18cm" svg:height="1.381cm" svg:x="10.689cm" svg:y="26.202cm" presentation:class="page-number">
          <draw:text-box>
            <text:p text:style-name="MP19"><text:span text:style-name="MT3"><text:page-number>&lt;番号&gt;</text:page-number></text:span></text:p>
          </draw:text-box>
        </draw:frame>
      </presentation:notes>
    </style:master-page>
    <style:master-page style:name="タイトル1" style:page-layout-name="PM1" draw:style-name="Mdp1">
      <draw:line draw:style-name="Mgr3" draw:text-style-name="MP5" draw:layer="backgroundobjects" svg:x1="22.399cm" svg:y1="2.449cm" svg:x2="22.399cm" svg:y2="12.775cm">
        <text:p/>
      </draw:line>
      <draw:frame presentation:style-name="タイトル1-title" draw:layer="backgroundobjects" svg:width="20.766cm" svg:height="4.901cm" svg:x="0.967cm" svg:y="1.069cm" presentation:class="title" presentation:placeholder="true">
        <draw:text-box/>
      </draw:frame>
      <draw:frame presentation:style-name="Mpr6" draw:text-style-name="MP7" draw:layer="backgroundobjects" svg:width="6.534cm" svg:height="1.051cm" svg:x="1.398cm" svg:y="14.35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67cm" svg:height="1.051cm" svg:x="9.566cm" svg:y="14.35cm" presentation:class="footer">
        <draw:text-box>
          <text:p text:style-name="MP8"><text:span text:style-name="MT2"><presentation:footer/></text:span></text:p>
        </draw:text-box>
      </draw:frame>
      <draw:frame presentation:style-name="Mpr8" draw:text-style-name="MP11" draw:layer="backgroundobjects" svg:width="6.534cm" svg:height="1.051cm" svg:x="20.065cm" svg:y="14.35cm" presentation:class="page-number">
        <draw:text-box>
          <text:p text:style-name="MP10"><text:span text:style-name="MT2"><text:page-number>&lt;番号&gt;</text:page-number></text:span></text:p>
        </draw:text-box>
      </draw:frame>
      <draw:g>
        <draw:custom-shape draw:style-name="Mgr9" draw:text-style-name="MP12" draw:layer="backgroundobjects" svg:width="0.616cm" svg:height="0.463cm" svg:x="22.944cm" svg:y="6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2" draw:layer="backgroundobjects" svg:width="0.616cm" svg:height="0.463cm" svg:x="23.814cm" svg:y="6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2" draw:layer="backgroundobjects" svg:width="0.616cm" svg:height="0.463cm" svg:x="24.684cm" svg:y="6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2" draw:layer="backgroundobjects" svg:width="0.616cm" svg:height="0.463cm" svg:x="22.944cm" svg:y="7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2" draw:layer="backgroundobjects" svg:width="0.616cm" svg:height="0.463cm" svg:x="23.814cm" svg:y="7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2" draw:layer="backgroundobjects" svg:width="0.616cm" svg:height="0.463cm" svg:x="24.684cm" svg:y="7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3" draw:layer="backgroundobjects" svg:width="0.617cm" svg:height="0.463cm" svg:x="25.553cm" svg:y="7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2" draw:layer="backgroundobjects" svg:width="0.616cm" svg:height="0.463cm" svg:x="22.944cm" svg:y="8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2" draw:layer="backgroundobjects" svg:width="0.616cm" svg:height="0.463cm" svg:x="23.814cm" svg:y="8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3" draw:layer="backgroundobjects" svg:width="0.616cm" svg:height="0.463cm" svg:x="24.684cm" svg:y="8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3" draw:layer="backgroundobjects" svg:width="0.617cm" svg:height="0.463cm" svg:x="25.553cm" svg:y="8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4" draw:layer="backgroundobjects" svg:width="0.616cm" svg:height="0.463cm" svg:x="26.424cm" svg:y="8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2" draw:layer="backgroundobjects" svg:width="0.616cm" svg:height="0.467cm" svg:x="22.944cm" svg:y="8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3" draw:layer="backgroundobjects" svg:width="0.616cm" svg:height="0.467cm" svg:x="23.814cm" svg:y="8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3" draw:layer="backgroundobjects" svg:width="0.616cm" svg:height="0.467cm" svg:x="24.684cm" svg:y="8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4" draw:layer="backgroundobjects" svg:width="0.617cm" svg:height="0.467cm" svg:x="25.553cm" svg:y="8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3" draw:layer="backgroundobjects" svg:width="0.616cm" svg:height="0.467cm" svg:x="22.944cm" svg:y="9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3" draw:layer="backgroundobjects" svg:width="0.616cm" svg:height="0.467cm" svg:x="23.814cm" svg:y="9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4" draw:layer="backgroundobjects" svg:width="0.616cm" svg:height="0.467cm" svg:x="24.684cm" svg:y="9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4" draw:layer="backgroundobjects" svg:width="0.617cm" svg:height="0.467cm" svg:x="25.553cm" svg:y="9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15" draw:layer="backgroundobjects" svg:width="0.616cm" svg:height="0.467cm" svg:x="26.424cm" svg:y="9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3" draw:layer="backgroundobjects" svg:width="0.616cm" svg:height="0.463cm" svg:x="22.944cm" svg:y="10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4" draw:layer="backgroundobjects" svg:width="0.616cm" svg:height="0.463cm" svg:x="23.814cm" svg:y="10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4" draw:layer="backgroundobjects" svg:width="0.616cm" svg:height="0.463cm" svg:x="24.684cm" svg:y="10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15" draw:layer="backgroundobjects" svg:width="0.617cm" svg:height="0.463cm" svg:x="25.553cm" svg:y="10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4" draw:layer="backgroundobjects" svg:width="0.616cm" svg:height="0.463cm" svg:x="22.944cm" svg:y="10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4" draw:layer="backgroundobjects" svg:width="0.616cm" svg:height="0.463cm" svg:x="23.814cm" svg:y="10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15" draw:layer="backgroundobjects" svg:width="0.616cm" svg:height="0.463cm" svg:x="24.684cm" svg:y="10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15" draw:layer="backgroundobjects" svg:width="0.617cm" svg:height="0.463cm" svg:x="25.553cm" svg:y="10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15" draw:layer="backgroundobjects" svg:width="0.616cm" svg:height="0.463cm" svg:x="23.814cm" svg:y="11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15" draw:layer="backgroundobjects" svg:width="0.617cm" svg:height="0.463cm" svg:x="25.553cm" svg:y="11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line draw:style-name="Mgr17" draw:text-style-name="MP5" draw:layer="backgroundobjects" svg:x1="0.933cm" svg:y1="6.474cm" svg:x2="26.133cm" svg:y2="6.474cm">
        <text:p/>
      </draw:line>
      <draw:frame presentation:style-name="タイトル1-outline1" draw:layer="backgroundobjects" svg:width="25.199cm" svg:height="9.135cm" svg:x="1.4cm" svg:y="3.684cm" presentation:class="outline" presentation:placeholder="true">
        <draw:text-box/>
      </draw:frame>
      <presentation:notes style:page-layout-name="PM0">
        <draw:rect draw:style-name="Mgr8" draw:text-style-name="MP16" draw:layer="backgroundobjects" svg:width="18.87cm" svg:height="27.59cm" svg:x="0cm" svg:y="0cm">
          <text:p/>
        </draw:rect>
        <draw:frame presentation:style-name="Mpr9" draw:text-style-name="MP18" draw:layer="backgroundobjects" svg:width="8.18cm" svg:height="1.381cm" svg:x="0cm" svg:y="0cm" presentation:class="header">
          <draw:text-box>
            <text:p text:style-name="MP17"><text:span text:style-name="MT3"><presentation:header/></text:span></text:p>
          </draw:text-box>
        </draw:frame>
        <draw:frame presentation:style-name="Mpr9" draw:text-style-name="MP20" draw:layer="backgroundobjects" svg:width="8.18cm" svg:height="1.381cm" svg:x="10.689cm" svg:y="0cm" presentation:class="date-time">
          <draw:text-box>
            <text:p text:style-name="MP19"><text:span text:style-name="MT3"><presentation:date-time/></text:span></text:p>
          </draw:text-box>
        </draw:frame>
        <draw:page-thumbnail presentation:style-name="タイトル1-title" draw:layer="backgroundobjects" svg:width="13.794cm" svg:height="10.346cm" svg:x="2.54cm" svg:y="2.067cm" presentation:class="page"/>
        <draw:frame presentation:style-name="タイトル1-notes" draw:layer="backgroundobjects" svg:width="15.099cm" svg:height="12.414cm" svg:x="1.886cm" svg:y="13.105cm" presentation:class="notes" presentation:placeholder="true">
          <draw:text-box/>
        </draw:frame>
        <draw:frame presentation:style-name="Mpr10" draw:text-style-name="MP18" draw:layer="backgroundobjects" svg:width="8.18cm" svg:height="1.381cm" svg:x="0cm" svg:y="26.202cm" presentation:class="footer">
          <draw:text-box>
            <text:p text:style-name="MP17"><text:span text:style-name="MT3"><presentation:footer/></text:span></text:p>
          </draw:text-box>
        </draw:frame>
        <draw:frame presentation:style-name="Mpr10" draw:text-style-name="MP20" draw:layer="backgroundobjects" svg:width="8.18cm" svg:height="1.381cm" svg:x="10.689cm" svg:y="26.202cm" presentation:class="page-number">
          <draw:text-box>
            <text:p text:style-name="MP19"><text:span text:style-name="MT3"><text:page-number>&lt;番号&gt;</text:page-number></text:span></text:p>
          </draw:text-box>
        </draw:frame>
      </presentation:notes>
    </style:master-page>
    <style:master-page style:name="OS2015" style:page-layout-name="PM1" draw:style-name="Mdp1">
      <draw:frame draw:style-name="Mgr18" draw:text-style-name="MP21" draw:layer="backgroundobjects" svg:width="4.369cm" svg:height="1.337cm" svg:x="23.232cm" svg:y="0.201cm">
        <draw:image xlink:href="Pictures/10000000000004FA00000186EB9FBF2A0DC00BAA.jpg" xlink:type="simple" xlink:show="embed" xlink:actuate="onLoad">
          <text:p/>
        </draw:image>
      </draw:frame>
      <draw:frame presentation:style-name="OS2015-title" draw:layer="backgroundobjects" svg:width="25.202cm" svg:height="2.976cm" svg:x="1.398cm" svg:y="0.88cm" presentation:class="title" presentation:placeholder="true">
        <draw:text-box/>
      </draw:frame>
      <draw:frame presentation:style-name="OS2015-outline1" draw:layer="backgroundobjects" svg:width="25.2cm" svg:height="9.256cm" svg:x="1.4cm" svg:y="4.4cm" presentation:class="outline" presentation:placeholder="true">
        <draw:text-box/>
      </draw:frame>
      <draw:frame presentation:style-name="Mpr11" draw:text-style-name="MP7" draw:layer="backgroundobjects" svg:width="6.534cm" svg:height="1.051cm" svg:x="1.398cm" svg:y="14.35cm" presentation:class="date-time">
        <draw:text-box>
          <text:p text:style-name="MP6"><text:span text:style-name="MT4"><presentation:date-time/></text:span></text:p>
        </draw:text-box>
      </draw:frame>
      <draw:frame presentation:style-name="Mpr12" draw:text-style-name="MP9" draw:layer="backgroundobjects" svg:width="8.867cm" svg:height="1.051cm" svg:x="9.566cm" svg:y="14.35cm" presentation:class="footer">
        <draw:text-box>
          <text:p text:style-name="MP8"><text:span text:style-name="MT4"><presentation:footer/></text:span></text:p>
        </draw:text-box>
      </draw:frame>
      <draw:frame presentation:style-name="Mpr13" draw:text-style-name="MP11" draw:layer="backgroundobjects" svg:width="6.534cm" svg:height="1.051cm" svg:x="20.065cm" svg:y="14.35cm" presentation:class="page-number">
        <draw:text-box>
          <text:p text:style-name="MP10"><text:span text:style-name="MT4"><text:page-number>&lt;番号&gt;</text:page-number></text:span></text:p>
        </draw:text-box>
      </draw:frame>
      <draw:line presentation:style-name="Mpr14" draw:text-style-name="MP21" draw:layer="backgroundobjects" svg:x1="1.4cm" svg:y1="4.1cm" svg:x2="28cm" svg:y2="4.1cm">
        <text:p/>
      </draw:line>
      <presentation:notes style:page-layout-name="PM0">
        <draw:rect draw:style-name="Mgr8" draw:text-style-name="MP16" draw:layer="backgroundobjects" svg:width="18.87cm" svg:height="27.59cm" svg:x="0cm" svg:y="0cm">
          <text:p/>
        </draw:rect>
        <draw:frame presentation:style-name="Mpr15" draw:text-style-name="MP18" draw:layer="backgroundobjects" svg:width="8.18cm" svg:height="1.381cm" svg:x="0cm" svg:y="0cm" presentation:class="header">
          <draw:text-box>
            <text:p text:style-name="MP17"><text:span text:style-name="MT3"><presentation:header/></text:span></text:p>
          </draw:text-box>
        </draw:frame>
        <draw:frame presentation:style-name="Mpr15" draw:text-style-name="MP20" draw:layer="backgroundobjects" svg:width="8.18cm" svg:height="1.381cm" svg:x="10.689cm" svg:y="0cm" presentation:class="date-time">
          <draw:text-box>
            <text:p text:style-name="MP19"><text:span text:style-name="MT3"><presentation:date-time/></text:span></text:p>
          </draw:text-box>
        </draw:frame>
        <draw:page-thumbnail presentation:style-name="OS2015-title" draw:layer="backgroundobjects" svg:width="13.794cm" svg:height="10.346cm" svg:x="2.54cm" svg:y="2.067cm" presentation:class="page"/>
        <draw:frame presentation:style-name="OS2015-notes" draw:layer="backgroundobjects" svg:width="15.099cm" svg:height="12.414cm" svg:x="1.886cm" svg:y="13.105cm" presentation:class="notes" presentation:placeholder="true">
          <draw:text-box/>
        </draw:frame>
        <draw:frame presentation:style-name="Mpr16" draw:text-style-name="MP18" draw:layer="backgroundobjects" svg:width="8.18cm" svg:height="1.381cm" svg:x="0cm" svg:y="26.202cm" presentation:class="footer">
          <draw:text-box>
            <text:p text:style-name="MP17"><text:span text:style-name="MT3"><presentation:footer/></text:span></text:p>
          </draw:text-box>
        </draw:frame>
        <draw:frame presentation:style-name="Mpr16" draw:text-style-name="MP20" draw:layer="backgroundobjects" svg:width="8.18cm" svg:height="1.381cm" svg:x="10.689cm" svg:y="26.202cm" presentation:class="page-number">
          <draw:text-box>
            <text:p text:style-name="MP19"><text:span text:style-name="MT3"><text:page-number>&lt;番号&gt;</text:page-number></text:span></text:p>
          </draw:text-box>
        </draw:frame>
      </presentation:notes>
    </style:master-page>
    <style:master-page style:name="OS2015standard1" style:page-layout-name="PM1" draw:style-name="Mdp1">
      <draw:frame draw:style-name="Mgr18" draw:text-style-name="MP21" draw:layer="backgroundobjects" svg:width="11.546cm" svg:height="1.532cm" svg:x="8.4cm" svg:y="13.869cm">
        <draw:image xlink:href="Pictures/100000000000095C0000013EA38D410B2EA3DCEC.jpg" xlink:type="simple" xlink:show="embed" xlink:actuate="onLoad">
          <text:p/>
        </draw:image>
      </draw:frame>
      <draw:frame presentation:style-name="OS2015standard1-title" draw:layer="backgroundobjects" svg:width="25.2cm" svg:height="2.615cm" svg:x="1.4cm" svg:y="1.069cm" presentation:class="title" presentation:placeholder="true">
        <draw:text-box/>
      </draw:frame>
      <draw:frame presentation:style-name="Mpr17" draw:text-style-name="MP7" draw:layer="backgroundobjects" svg:width="6.534cm" svg:height="1.051cm" svg:x="1.398cm" svg:y="14.35cm" presentation:class="date-time">
        <draw:text-box>
          <text:p text:style-name="MP6"><text:span text:style-name="MT4"><presentation:date-time/></text:span></text:p>
        </draw:text-box>
      </draw:frame>
      <draw:frame presentation:style-name="Mpr18" draw:text-style-name="MP11" draw:layer="backgroundobjects" svg:width="6.534cm" svg:height="1.051cm" svg:x="20.065cm" svg:y="14.35cm" presentation:class="page-number">
        <draw:text-box>
          <text:p text:style-name="MP10"><text:span text:style-name="MT4"><text:page-number>&lt;番号&gt;</text:page-number></text:span></text:p>
        </draw:text-box>
      </draw:frame>
      <draw:frame presentation:style-name="OS2015standard1-outline1" draw:layer="backgroundobjects" svg:width="25.199cm" svg:height="9.135cm" svg:x="1.4cm" svg:y="4.9cm" presentation:class="outline" presentation:placeholder="true">
        <draw:text-box/>
      </draw:frame>
      <draw:line presentation:style-name="Mpr19" draw:text-style-name="MP21" draw:layer="backgroundobjects" svg:x1="0cm" svg:y1="13.7cm" svg:x2="26.6cm" svg:y2="13.7cm">
        <text:p/>
      </draw:line>
      <presentation:notes style:page-layout-name="PM0">
        <draw:rect draw:style-name="Mgr8" draw:text-style-name="MP16" draw:layer="backgroundobjects" svg:width="18.87cm" svg:height="27.59cm" svg:x="0cm" svg:y="0cm">
          <text:p/>
        </draw:rect>
        <draw:frame presentation:style-name="Mpr20" draw:text-style-name="MP18" draw:layer="backgroundobjects" svg:width="8.18cm" svg:height="1.381cm" svg:x="0cm" svg:y="0cm" presentation:class="header">
          <draw:text-box>
            <text:p text:style-name="MP17"><text:span text:style-name="MT3"><presentation:header/></text:span></text:p>
          </draw:text-box>
        </draw:frame>
        <draw:frame presentation:style-name="Mpr20" draw:text-style-name="MP20" draw:layer="backgroundobjects" svg:width="8.18cm" svg:height="1.381cm" svg:x="10.689cm" svg:y="0cm" presentation:class="date-time">
          <draw:text-box>
            <text:p text:style-name="MP19"><text:span text:style-name="MT3"><presentation:date-time/></text:span></text:p>
          </draw:text-box>
        </draw:frame>
        <draw:page-thumbnail presentation:style-name="OS2015standard1-title" draw:layer="backgroundobjects" svg:width="13.794cm" svg:height="10.346cm" svg:x="2.54cm" svg:y="2.067cm" presentation:class="page"/>
        <draw:frame presentation:style-name="OS2015standard1-notes" draw:layer="backgroundobjects" svg:width="15.099cm" svg:height="12.414cm" svg:x="1.886cm" svg:y="13.105cm" presentation:class="notes" presentation:placeholder="true">
          <draw:text-box/>
        </draw:frame>
        <draw:frame presentation:style-name="Mpr21" draw:text-style-name="MP18" draw:layer="backgroundobjects" svg:width="8.18cm" svg:height="1.381cm" svg:x="0cm" svg:y="26.202cm" presentation:class="footer">
          <draw:text-box>
            <text:p text:style-name="MP17"><text:span text:style-name="MT3"><presentation:footer/></text:span></text:p>
          </draw:text-box>
        </draw:frame>
        <draw:frame presentation:style-name="Mpr21" draw:text-style-name="MP20" draw:layer="backgroundobjects" svg:width="8.18cm" svg:height="1.381cm" svg:x="10.689cm" svg:y="26.202cm" presentation:class="page-number">
          <draw:text-box>
            <text:p text:style-name="MP19"><text:span text:style-name="MT3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オペレーティングシステム・第4回</dc:title>
    <dc:date>2018-05-10T21:19:45.142000000</dc:date>
    <meta:editing-cycles>59</meta:editing-cycles>
    <meta:editing-duration>PT15H36M9S</meta:editing-duration>
    <meta:generator>LibreOffice/6.0.1.1$Windows_X86_64 LibreOffice_project/60bfb1526849283ce2491346ed2aa51c465abfe6</meta:generator>
    <meta:document-statistic meta:object-count="396"/>
    <meta:user-defined meta:name="情報 1"/>
    <meta:user-defined meta:name="情報 2"/>
    <meta:user-defined meta:name="情報 3"/>
    <meta:user-defined meta:name="情報 4"/>
  </office:meta>
</office:document-meta>
</file>